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style>
    <style:style style:name="P39" style:family="paragraph" style:parent-style-name="Text_20_body" style:list-style-name="L34">
    </style:style>
    <style:style style:name="P40" style:family="paragraph" style:parent-style-name="Text_20_body" style:list-style-name="L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7. Seeding and Nurturing Community Game Making Practices to Facilitate Learner Agency</text:p>
      <text:list text:style-name="L1">
        <text:list-item>
          <text:p text:style-name="P1"><text:a xlink:type="simple" xlink:href="#research-questions-jan-2025" office:name=""><text:span text:style-name="Definition">Research Questions Jan 2025</text:span></text:a></text:p>
        </text:list-item>
        <text:list-item>
          <text:p text:style-name="P1"><text:a xlink:type="simple" xlink:href="#notes" office:name=""><text:span text:style-name="Definition">Notes</text:span></text:a></text:p>
        </text:list-item>
        <text:list-item>
          <text:p text:style-name="P1"><text:a xlink:type="simple" xlink:href="#introduction" office:name=""><text:span text:style-name="Definition">Introduction</text:span></text:a></text:p>
        </text:list-item>
        <text:list-item>
          <text:p text:style-name="P1"><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2">
            <text:list-item>
              <text:p text:style-name="P2"><text:a xlink:type="simple" xlink:href="#exploration-of-findings-in-relation-to-chat-conceptions-of-abstraction" office:name=""><text:span text:style-name="Definition">Exploration of findings in relation to CHAT conceptions of abstraction</text:span></text:a></text:p>
            </text:list-item>
            <text:list-item>
              <text:p text:style-name="P2"><text:a xlink:type="simple" xlink:href="#exploration-of-gdps-as-mid-level-construct-in-relation-to-other-conceptions-of-abstraction-in-computing-education-research" office:name=""><text:span text:style-name="Definition">Exploration of GDPs as mid-level construct in relation to other conceptions of abstraction in computing education research</text:span></text:a></text:p>
              <text:list text:style-name="L3">
                <text:list-item>
                  <text:p text:style-name="P3"><text:a xlink:type="simple" xlink:href="#design-patterns-as-a-intermediate-level-pedagogical-framework---the-hypothesis" office:name=""><text:span text:style-name="Definition">Design patterns as a intermediate-level, pedagogical framework - THE HYPOTHESIS</text:span></text:a></text:p>
                </text:list-item>
                <text:list-item>
                  <text:p text:style-name="P3"><text:a xlink:type="simple" xlink:href="#purpose-of-the-frameworks-being-addressed-is-also-relevant." office:name=""><text:span text:style-name="Definition">Purpose of the frameworks being addressed is also relevant.</text:span></text:a></text:p>
                </text:list-item>
                <text:list-item>
                  <text:p text:style-name="P3"><text:a xlink:type="simple" xlink:href="#types-of-abstraction-in-frameworks---recalling-definitions-or-lack-of-clear-definitions" office:name=""><text:span text:style-name="Definition">Types of abstraction in frameworks - recalling definitions or lack of clear definitions</text:span></text:a></text:p>
                </text:list-item>
              </text:list>
            </text:list-item>
            <text:list-item>
              <text:p text:style-name="P2"><text:a xlink:type="simple" xlink:href="#observations-on-abstract-concrete-dimensions-in-my-data-related-to-gameplay-design-patterns." office:name=""><text:span text:style-name="Definition">Observations on abstract / concrete dimensions in my data related to gameplay design patterns.</text:span></text:a></text:p>
              <text:list text:style-name="L4">
                <text:list-item>
                  <text:p text:style-name="P4"><text:a xlink:type="simple" xlink:href="#addressing-utility-for-participants" office:name=""><text:span text:style-name="Definition">Addressing utility for participants</text:span></text:a></text:p>
                </text:list-item>
                <text:list-item>
                  <text:p text:style-name="P4"><text:a xlink:type="simple" xlink:href="#addressing-utility-for-designers-teachers" office:name=""><text:span text:style-name="Definition">Addressing utility for designers / teachers</text:span></text:a></text:p>
                </text:list-item>
              </text:list>
            </text:list-item>
            <text:list-item>
              <text:p text:style-name="P2"><text:a xlink:type="simple" xlink:href="#how-my-research-contributes-in-this-area---particularly-in-the-conception-of-different-pedagogies." office:name=""><text:span text:style-name="Definition">How my research contributes in this area - particularly in the conception of different pedagogies.</text:span></text:a></text:p>
              <text:list text:style-name="L5">
                <text:list-item>
                  <text:p text:style-name="P5"><text:a xlink:type="simple" xlink:href="#comparing-my-pedagogical-framing-regarding-dimensions-of-abstract-concrete-with-existing-research" office:name=""><text:span text:style-name="Definition">Comparing my pedagogical framing regarding dimensions of abstract/ concrete with existing research</text:span></text:a></text:p>
                </text:list-item>
              </text:list>
            </text:list-item>
            <text:list-item>
              <text:p text:style-name="P2"><text:a xlink:type="simple" xlink:href="#link-to-next-section-and-signposting-final-discussion-section" office:name=""><text:span text:style-name="Definition">Link to next section and signposting final discussion section</text:span></text:a></text:p>
            </text:list-item>
          </text:list>
        </text:list-item>
        <text:list-item>
          <text:p text:style-name="P1"><text:a xlink:type="simple" xlink:href="#part-two---agency" office:name=""><text:span text:style-name="Definition">Part Two - Agency</text:span></text:a></text:p>
          <text:list text:style-name="L6">
            <text:list-item>
              <text:p text:style-name="P6"><text:a xlink:type="simple" xlink:href="#a-affordances-mediation-tads" office:name=""><text:span text:style-name="Definition">2.a Affordances, Mediation, TADS,</text:span></text:a></text:p>
            </text:list-item>
            <text:list-item>
              <text:p text:style-name="P6"><text:a xlink:type="simple" xlink:href="#the-use-of-concepts-of-mediation-and-dual-stimulation-in-this-exploration-of-the-development-of-agency--" office:name=""><text:span text:style-name="Definition">The use of concepts of mediation and dual stimulation in this exploration of the development of agency -</text:span></text:a></text:p>
            </text:list-item>
            <text:list-item>
              <text:p text:style-name="P6"><text:a xlink:type="simple" xlink:href="#instrumental-agency" office:name=""><text:span text:style-name="Definition">Instrumental Agency</text:span></text:a></text:p>
            </text:list-item>
            <text:list-item>
              <text:p text:style-name="P6"><text:a xlink:type="simple" xlink:href="#transformational-agency" office:name=""><text:span text:style-name="Definition">Transformational Agency</text:span></text:a></text:p>
            </text:list-item>
            <text:list-item>
              <text:p text:style-name="P6"><text:a xlink:type="simple" xlink:href="#shifting-forms-of-agency" office:name=""><text:span text:style-name="Definition">Shifting forms of agency</text:span></text:a></text:p>
              <text:list text:style-name="L7">
                <text:list-item>
                  <text:p text:style-name="P7"><text:a xlink:type="simple" xlink:href="#dilemma-tension-for-the-facilitator-how-sketchy-to-make-the-design" office:name=""><text:span text:style-name="Definition">Dilemma / Tension for the facilitator, how sketchy to make the design?</text:span></text:a></text:p>
                </text:list-item>
              </text:list>
            </text:list-item>
            <text:list-item>
              <text:p text:style-name="P6"><text:a xlink:type="simple" xlink:href="#b---emergent-activities-in-emergent-cultural-context---tas-3rd-spaces-col-fok-idiocultures-etc." office:name=""><text:span text:style-name="Definition">2b - Emergent activities in emergent cultural context - TAS, 3rd Spaces, Col, Fok, idiocultures etc.</text:span></text:a></text:p>
            </text:list-item>
            <text:list-item>
              <text:p text:style-name="P6"><text:a xlink:type="simple" xlink:href="#intro-to-this-section---space-place-related-conceptions-of-agency" office:name=""><text:span text:style-name="Definition">Intro to this section - space / place related conceptions of agency</text:span></text:a></text:p>
              <text:list text:style-name="L8">
                <text:list-item>
                  <text:p text:style-name="P8"><text:a xlink:type="simple" xlink:href="#discussion-on-the-role-of-playtesting-in-particular-as-a-suitable-medium-third-space" office:name=""><text:span text:style-name="Definition">Discussion on the role of playtesting in particular as a suitable medium (third space)</text:span></text:a></text:p>
                </text:list-item>
                <text:list-item>
                  <text:p text:style-name="P8"><text:a xlink:type="simple" xlink:href="#further-observations-on-repertoires-playtesting-space-based-understandings" office:name=""><text:span text:style-name="Definition">Further Observations on repertoires playtesting / space based understandings</text:span></text:a></text:p>
                </text:list-item>
                <text:list-item>
                  <text:p text:style-name="P8"><text:a xlink:type="simple" xlink:href="#use-of-gdps-in-supporting-playtesting-including-player-types-and-side-missions" office:name=""><text:span text:style-name="Definition">Use of GDPs in supporting Playtesting (including player types and side missions)</text:span></text:a></text:p>
                </text:list-item>
              </text:list>
            </text:list-item>
            <text:list-item>
              <text:p text:style-name="P6"><text:a xlink:type="simple" xlink:href="#metaphors-of-harbours-and-playgrounds-as-a-way-to-explore-conceptions-of-relational-agency" office:name=""><text:span text:style-name="Definition">Metaphors of harbours and playgrounds as a way to explore conceptions of (relational) agency</text:span></text:a></text:p>
              <text:list text:style-name="L9">
                <text:list-item>
                  <text:p text:style-name="P9"><text:a xlink:type="simple" xlink:href="#utility-of-metaphors-of-space" office:name=""><text:span text:style-name="Definition">Utility of metaphors of space</text:span></text:a></text:p>
                </text:list-item>
                <text:list-item>
                  <text:p text:style-name="P9"><text:a xlink:type="simple" xlink:href="#harbours---authentic-and-restrictive" office:name=""><text:span text:style-name="Definition">Harbours - authentic and restrictive</text:span></text:a></text:p>
                </text:list-item>
                <text:list-item>
                  <text:p text:style-name="P9"><text:a xlink:type="simple" xlink:href="#playgrounds-sandboxes-and-play-spaces" office:name=""><text:span text:style-name="Definition">Playgrounds, sandboxes and play spaces</text:span></text:a></text:p>
                </text:list-item>
              </text:list>
            </text:list-item>
            <text:list-item>
              <text:p text:style-name="P6"><text:a xlink:type="simple" xlink:href="#a-complex-view-of-agency-and-repertoires-development-within-idiocultures-3rd-spaces" office:name=""><text:span text:style-name="Definition">A complex view of agency and repertoires development within Idiocultures / 3rd spaces</text:span></text:a></text:p>
              <text:list text:style-name="L10">
                <text:list-item>
                  <text:p text:style-name="P10"><text:a xlink:type="simple" xlink:href="#the-importance-of-identity-development-in-the-designs" office:name=""><text:span text:style-name="Definition">The importance of identity development in the designs</text:span></text:a></text:p>
                </text:list-item>
                <text:list-item>
                  <text:p text:style-name="P10"><text:a xlink:type="simple" xlink:href="#relational-agency-in-response-to-a-series-of-stimuli-participant-identity" office:name=""><text:span text:style-name="Definition">Relational Agency in response to a series of stimuli participant identity</text:span></text:a></text:p>
                </text:list-item>
              </text:list>
            </text:list-item>
            <text:list-item>
              <text:p text:style-name="P6"><text:a xlink:type="simple" xlink:href="#discussion-on-what-are-we-really-designing-for-here" office:name=""><text:span text:style-name="Definition">Discussion on what are we really designing for here?</text:span></text:a></text:p>
              <text:list text:style-name="L11">
                <text:list-item>
                  <text:p text:style-name="P11"><text:a xlink:type="simple" xlink:href="#returning-to-transformational-agency-here-and-how-it-different-from-conceptions-of-developing-repertoires-of-practice" office:name=""><text:span text:style-name="Definition">Returning to transformational agency here and how it different from conceptions of developing repertoires of practice</text:span></text:a></text:p>
                </text:list-item>
                <text:list-item>
                  <text:p text:style-name="P11"><text:a xlink:type="simple" xlink:href="#for-transformational-agency-fluidity-of-practice-of-participants-for-characteristics-of-an-emerging-inclusive-ideoculture" office:name=""><text:span text:style-name="Definition">for Transformational agency, fluidity of practice of participants for characteristics of an emerging inclusive, ideoculture</text:span></text:a></text:p>
                </text:list-item>
              </text:list>
            </text:list-item>
          </text:list>
        </text:list-item>
        <text:list-item>
          <text:p text:style-name="P1"><text:a xlink:type="simple" xlink:href="#part-three-synthesis-in-relation-to-issues-of-inclusive-pedagogy-udl-umc-moe-pbl." office:name=""><text:span text:style-name="Definition">Part Three : Synthesis in relation to Issues of inclusive pedagogy UDL, UMC, MOE, PBL.</text:span></text:a></text:p>
          <text:list text:style-name="L12">
            <text:list-item>
              <text:p text:style-name="P12"><text:a xlink:type="simple" xlink:href="#the-interaction-of-flexible-deign-practices-the-collection-of-game-design-patterns-stepwise-scaffolding-of-learning-environments-and-new-understandings-of-agency." office:name=""><text:span text:style-name="Definition">The interaction of flexible deign practices, the collection of Game Design Patterns, stepwise scaffolding of learning environments and new understandings of agency.</text:span></text:a></text:p>
              <text:list text:style-name="L13">
                <text:list-item>
                  <text:p text:style-name="P13"><text:a xlink:type="simple" xlink:href="#summary-of-observations-contributions-of-novel-aspect-of-the-learning-design-perhaps-merge-with-below" office:name=""><text:span text:style-name="Definition">Summary of observations contributions of novel aspect of the learning design (PERHAPS MERGE WITH BELOW)</text:span></text:a></text:p>
                </text:list-item>
                <text:list-item>
                  <text:p text:style-name="P13"><text:a xlink:type="simple" xlink:href="#synthesis-of-characteristics-and-analysis-in-relation-to-what-they-contribute-to-existing-frameworks" office:name=""><text:span text:style-name="Definition">Synthesis of Characteristics and Analysis in relation to what they contribute to existing frameworks</text:span></text:a></text:p>
                </text:list-item>
              </text:list>
            </text:list-item>
            <text:list-item>
              <text:p text:style-name="P12"><text:a xlink:type="simple" xlink:href="#addressing-the-nature-of-my-contribution-to-research-landscape" office:name=""><text:span text:style-name="Definition">Addressing the nature of my contribution to research landscape</text:span></text:a></text:p>
              <text:list text:style-name="L14">
                <text:list-item>
                  <text:p text:style-name="P14"><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4"><text:a xlink:type="simple" xlink:href="#playground-sandbox" office:name=""><text:span text:style-name="Definition">Playground / Sandbox</text:span></text:a></text:p>
                </text:list-item>
              </text:list>
            </text:list-item>
          </text:list>
        </text:list-item>
        <text:list-item>
          <text:p text:style-name="P1"><text:a xlink:type="simple" xlink:href="#conclusion" office:name=""><text:span text:style-name="Definition">Conclusion</text:span></text:a></text:p>
        </text:list-item>
        <text:list-item>
          <text:p text:style-name="P1"><text:a xlink:type="simple" xlink:href="#to-move-or-drop-from-chapter" office:name=""><text:span text:style-name="Definition">TO MOVE OR DROP FROM CHAPTER</text:span></text:a></text:p>
          <text:list text:style-name="L15">
            <text:list-item>
              <text:p text:style-name="P15"><text:a xlink:type="simple" xlink:href="#on-planned-and-emergent-activity" office:name=""><text:span text:style-name="Definition">On planned and emergent activity)</text:span></text:a></text:p>
            </text:list-item>
          </text:list>
        </text:list-item>
        <text:list-item>
          <text:p text:style-name="P1"><text:a xlink:type="simple" xlink:href="#notes---moved-to-the-end-for-review" office:name=""><text:span text:style-name="Definition">Notes - MOVED TO THE END FOR REVIEW</text:span></text:a></text:p>
          <text:list text:style-name="L16">
            <text:list-item>
              <text:p text:style-name="P16"><text:a xlink:type="simple" xlink:href="#on-fluency" office:name=""><text:span text:style-name="Definition">On Fluency</text:span></text:a></text:p>
            </text:list-item>
            <text:list-item>
              <text:p text:style-name="P16"><text:a xlink:type="simple" xlink:href="#removed-in-december---perhaps-rehome" office:name=""><text:span text:style-name="Definition">Removed in December - perhaps rehome</text:span></text:a></text:p>
            </text:list-item>
          </text:list>
        </text:list-item>
        <text:list-item>
          <text:p text:style-name="P1"><text:a xlink:type="simple" xlink:href="#removed-in-jan---find-home" office:name=""><text:span text:style-name="Definition">Removed in Jan - find home</text:span></text:a></text:p>
          <text:list text:style-name="L17">
            <text:list-item>
              <text:p text:style-name="P17"><text:a xlink:type="simple" xlink:href="#community-concepts-and-norming-behaviour-emerging-during-playtesting" office:name=""><text:span text:style-name="Definition">Community concepts and norming behaviour emerging during playtesting</text:span></text:a></text:p>
            </text:list-item>
            <text:list-item>
              <text:p text:style-name="P17"><text:a xlink:type="simple" xlink:href="#moe" office:name=""><text:span text:style-name="Definition">MoE</text:span></text:a></text:p>
            </text:list-item>
            <text:list-item>
              <text:p text:style-name="P17"><text:a xlink:type="simple" xlink:href="#an-example-of-mini-tads---use-of-secondary-resources" office:name=""><text:span text:style-name="Definition"><text:span text:style-name="T1">An example of mini TADS - use of secondary resources</text:spa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18">1. What contradictions arose in participation in this research’s game coding processes and how were they addressed?</text:p>
      <text:p text:style-name="P19">2. How does CHAT theory help us understand how game design patterns <text:s text:c="1"/>can be used in an evolving community of novice game makers?</text:p>
      <text:p text:style-name="P20">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18">
        <text:list-item>
          <text:p text:style-name="P21">Rising to concrete ; Conceptions of abstract and concrete present in computing and digital making research: ultimately, proposing design patterns as a intermediate-level, pedagogical framework compared to computational thinking.</text:p>
        </text:list-item>
      </text:list>
      <text:list text:style-name="L19">
        <text:list-item>
          <text:p text:style-name="P22">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0">
        <text:list-item>
          <text:p text:style-name="P23">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1">
        <text:list-item>
          <text:p text:style-name="P24">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2">
        <text:list-item>
          <text:p text:style-name="P25">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3">
        <text:list-item>
          <text:p text:style-name="P26">Recap, GDPs as a Germ cell, Exploring CHAT concepts of abstraction<text:line-break/></text:p>
        </text:list-item>
        <text:list-item>
          <text:p text:style-name="P26">Locating TADS in this perspective, via 3GAT concept of expansion via double stimulation and TADS</text:p>
        </text:list-item>
        <text:list-item>
          <text:p text:style-name="P26">Papert - pluralism &amp; the concrete</text:p>
        </text:list-item>
        <text:list-item>
          <text:p text:style-name="P26">then Waite Levels of abstraction - &amp; observations</text:p>
        </text:list-item>
        <text:list-item>
          <text:p text:style-name="P26">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schema&quot;:&quot;https://github.com/citation-style-language/schema/raw/master/csl-citation.json&quot;,&quot;properties&quot;:{&quot;noteIndex&quot;:0,&quot;formattedCitation&quot;:&quot;[-@sannino_activity_2011]&quot;},&quot;citationItems&quot;:[{&quot;suffix&quot;:&quot;&quot;,&quot;itemData&quot;:{&quot;source&quot;:&quot;DOI.org (Crossref)&quot;,&quot;language&quot;:&quot;en&quot;,&quot;page&quot;:&quot;571-597&quot;,&quot;URL&quot;:&quot;http://journals.sagepub.com/doi/10.1177/0959354311417485&quot;,&quot;type&quot;:&quot;article-journal&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given&quot;:&quot;Annalisa&quot;,&quot;family&quot;:&quot;Sannino&quot;}],&quot;DOI&quot;:&quot;10.1177/0959354311417485&quot;,&quot;container-title-short&quot;:&quot;Theory &amp; Psychology&quot;,&quot;volume&quot;:&quot;21&quot;,&quot;ISSN&quot;:&quot;0959-3543, 1461-7447&quot;,&quot;id&quot;:&quot;sannino_activity_2011&quot;,&quot;issued&quot;:{&quot;date-parts&quot;:[[&quot;2011&quot;,10]]},&quot;title&quot;:&quot;Activity theory as an activist and interventionist theory&quot;,&quot;accessed&quot;:{&quot;date-parts&quot;:[[&quot;2020&quot;,2,28]]},&quot;container-title&quot;:&quot;Theory &amp; Psychology&quot;},&quot;id&quot;:3117,&quot;uri&quot;:[&quot;http://zotero.org/users/1913249/items/WKI57RGM&quot;],&quot;prefix&quot;:&quot;&quot;,&quot;suppress-author&quot;:true,&quot;uris&quot;:[&quot;http://zotero.org/users/1913249/items/WKI57RGM&quot;]}]} RNDomqjnyxqsd"/>&lt;Do Zotero Refresh: [-@sannino_activity_2011]&gt;<text:reference-mark-end text:name="ZOTERO_ITEM CSL_CITATION {&quot;citationID&quot;:&quot;kuuxfith&quot;,&quot;schema&quot;:&quot;https://github.com/citation-style-language/schema/raw/master/csl-citation.json&quot;,&quot;properties&quot;:{&quot;noteIndex&quot;:0,&quot;formattedCitation&quot;:&quot;[-@sannino_activity_2011]&quot;},&quot;citationItems&quot;:[{&quot;suffix&quot;:&quot;&quot;,&quot;itemData&quot;:{&quot;source&quot;:&quot;DOI.org (Crossref)&quot;,&quot;language&quot;:&quot;en&quot;,&quot;page&quot;:&quot;571-597&quot;,&quot;URL&quot;:&quot;http://journals.sagepub.com/doi/10.1177/0959354311417485&quot;,&quot;type&quot;:&quot;article-journal&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given&quot;:&quot;Annalisa&quot;,&quot;family&quot;:&quot;Sannino&quot;}],&quot;DOI&quot;:&quot;10.1177/0959354311417485&quot;,&quot;container-title-short&quot;:&quot;Theory &amp; Psychology&quot;,&quot;volume&quot;:&quot;21&quot;,&quot;ISSN&quot;:&quot;0959-3543, 1461-7447&quot;,&quot;id&quot;:&quot;sannino_activity_2011&quot;,&quot;issued&quot;:{&quot;date-parts&quot;:[[&quot;2011&quot;,10]]},&quot;title&quot;:&quot;Activity theory as an activist and interventionist theory&quot;,&quot;accessed&quot;:{&quot;date-parts&quot;:[[&quot;2020&quot;,2,28]]},&quot;container-title&quot;:&quot;Theory &amp; Psychology&quot;},&quot;id&quot;:3117,&quot;uri&quot;:[&quot;http://zotero.org/users/1913249/items/WKI57RGM&quot;],&quot;prefix&quot;:&quot;&quot;,&quot;suppress-author&quot;:true,&quot;uris&quot;:[&quot;http://zotero.org/users/1913249/items/WKI57RGM&quot;]}]} RNDomqjnyxqsd"/> distinction between empirical and theoretical abstraction.</text:p>
      <text:p text:style-name="P27">"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schema&quot;:&quot;https://github.com/citation-style-language/schema/raw/master/csl-citation.json&quot;,&quot;properties&quot;:{&quot;noteIndex&quot;:0,&quot;formattedCitation&quot;:&quot;[@sannino_activity_2011]&quot;},&quot;citationItems&quot;:[{&quot;itemData&quot;:{&quot;source&quot;:&quot;DOI.org (Crossref)&quot;,&quot;language&quot;:&quot;en&quot;,&quot;page&quot;:&quot;571-597&quot;,&quot;URL&quot;:&quot;http://journals.sagepub.com/doi/10.1177/0959354311417485&quot;,&quot;type&quot;:&quot;article-journal&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given&quot;:&quot;Annalisa&quot;,&quot;family&quot;:&quot;Sannino&quot;}],&quot;DOI&quot;:&quot;10.1177/0959354311417485&quot;,&quot;container-title-short&quot;:&quot;Theory &amp; Psychology&quot;,&quot;volume&quot;:&quot;21&quot;,&quot;ISSN&quot;:&quot;0959-3543, 1461-7447&quot;,&quot;id&quot;:&quot;sannino_activity_2011&quot;,&quot;issued&quot;:{&quot;date-parts&quot;:[[&quot;2011&quot;,10]]},&quot;title&quot;:&quot;Activity theory as an activist and interventionist theory&quot;,&quot;accessed&quot;:{&quot;date-parts&quot;:[[&quot;2020&quot;,2,28]]},&quot;container-title&quot;:&quot;Theory &amp; Psychology&quot;},&quot;id&quot;:3117,&quot;uri&quot;:[&quot;http://zotero.org/users/1913249/items/WKI57RGM&quot;],&quot;prefix&quot;:&quot;&quot;,&quot;suffix&quot;:&quot;&quot;,&quot;uris&quot;:[&quot;http://zotero.org/users/1913249/items/WKI57RGM&quot;]}]} RNDczfnvphqnm"/>&lt;Do Zotero Refresh: [@sannino_activity_2011]&gt;<text:reference-mark-end text:name="ZOTERO_ITEM CSL_CITATION {&quot;citationID&quot;:&quot;pagduekd&quot;,&quot;schema&quot;:&quot;https://github.com/citation-style-language/schema/raw/master/csl-citation.json&quot;,&quot;properties&quot;:{&quot;noteIndex&quot;:0,&quot;formattedCitation&quot;:&quot;[@sannino_activity_2011]&quot;},&quot;citationItems&quot;:[{&quot;itemData&quot;:{&quot;source&quot;:&quot;DOI.org (Crossref)&quot;,&quot;language&quot;:&quot;en&quot;,&quot;page&quot;:&quot;571-597&quot;,&quot;URL&quot;:&quot;http://journals.sagepub.com/doi/10.1177/0959354311417485&quot;,&quot;type&quot;:&quot;article-journal&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given&quot;:&quot;Annalisa&quot;,&quot;family&quot;:&quot;Sannino&quot;}],&quot;DOI&quot;:&quot;10.1177/0959354311417485&quot;,&quot;container-title-short&quot;:&quot;Theory &amp; Psychology&quot;,&quot;volume&quot;:&quot;21&quot;,&quot;ISSN&quot;:&quot;0959-3543, 1461-7447&quot;,&quot;id&quot;:&quot;sannino_activity_2011&quot;,&quot;issued&quot;:{&quot;date-parts&quot;:[[&quot;2011&quot;,10]]},&quot;title&quot;:&quot;Activity theory as an activist and interventionist theory&quot;,&quot;accessed&quot;:{&quot;date-parts&quot;:[[&quot;2020&quot;,2,28]]},&quot;container-title&quot;:&quot;Theory &amp; Psychology&quot;},&quot;id&quot;:3117,&quot;uri&quot;:[&quot;http://zotero.org/users/1913249/items/WKI57RGM&quot;],&quot;prefix&quot;:&quot;&quot;,&quot;suffix&quot;:&quot;&quot;,&quot;uris&quot;:[&quot;http://zotero.org/users/1913249/items/WKI57RGM&quot;]}]} RNDczfnvphqnm"/>.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Rather than Germ Cell for learning designers the concept of strong concepts or intermediate concepts may be more relatable and applicable <text:reference-mark-start text:name="ZOTERO_ITEM CSL_CITATION {&quot;citationID&quot;:&quot;zhunukxh&quot;,&quot;schema&quot;:&quot;https://github.com/citation-style-language/schema/raw/master/csl-citation.json&quot;,&quot;properties&quot;:{&quot;noteIndex&quot;:0,&quot;formattedCitation&quot;:&quot;[@hook_strong_2012; @barendregt_intermediate-level_2018]&quot;},&quot;citationItems&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quot;itemData&quot;:{&quot;source&quot;:&quot;DOI.org (Crossref)&quot;,&quot;publisher-place&quot;:&quot;Trondheim Norway&quot;,&quot;language&quot;:&quot;en&quot;,&quot;page&quot;:&quot;699-704&quot;,&quot;URL&quot;:&quot;https://dl.acm.org/doi/10.1145/3202185.3205865&quot;,&quot;type&quot;:&quot;paper-conference&quot;,&quot;citation-key&quot;:&quot;barendregt_intermediate-level_2018&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DOI&quot;:&quot;10.1145/3202185.3205865&quot;,&quot;title&quot;:&quot;Intermediate-level knowledge in child-computer interaction&quot;,&quot;ISBN&quot;:&quot;978-1-4503-5152-2&quot;,&quot;id&quot;:&quot;barendregt_intermediate-level_2018&quot;,&quot;issued&quot;:{&quot;date-parts&quot;:[[&quot;2018&quot;,6,19]]},&quot;publisher&quot;:&quot;ACM&quot;,&quot;accessed&quot;:{&quot;date-parts&quot;:[[&quot;2023&quot;,3,14]]},&quot;container-title&quot;:&quot;Proceedings of the 17th ACM Conference on Interaction Design and Children&quot;},&quot;id&quot;:3694,&quot;uri&quot;:[&quot;http://zotero.org/users/1913249/items/MKIM9VHR&quot;],&quot;prefix&quot;:&quot;&quot;,&quot;suffix&quot;:&quot;&quot;,&quot;uris&quot;:[&quot;http://zotero.org/users/1913249/items/MKIM9VHR&quot;]}]} RNDjvxbyncerx"/>&lt;Do Zotero Refresh: [@hook_strong_2012; @barendregt_intermediate-level_2018]&gt;<text:reference-mark-end text:name="ZOTERO_ITEM CSL_CITATION {&quot;citationID&quot;:&quot;zhunukxh&quot;,&quot;schema&quot;:&quot;https://github.com/citation-style-language/schema/raw/master/csl-citation.json&quot;,&quot;properties&quot;:{&quot;noteIndex&quot;:0,&quot;formattedCitation&quot;:&quot;[@hook_strong_2012; @barendregt_intermediate-level_2018]&quot;},&quot;citationItems&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quot;itemData&quot;:{&quot;source&quot;:&quot;DOI.org (Crossref)&quot;,&quot;publisher-place&quot;:&quot;Trondheim Norway&quot;,&quot;language&quot;:&quot;en&quot;,&quot;page&quot;:&quot;699-704&quot;,&quot;URL&quot;:&quot;https://dl.acm.org/doi/10.1145/3202185.3205865&quot;,&quot;type&quot;:&quot;paper-conference&quot;,&quot;citation-key&quot;:&quot;barendregt_intermediate-level_2018&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DOI&quot;:&quot;10.1145/3202185.3205865&quot;,&quot;title&quot;:&quot;Intermediate-level knowledge in child-computer interaction&quot;,&quot;ISBN&quot;:&quot;978-1-4503-5152-2&quot;,&quot;id&quot;:&quot;barendregt_intermediate-level_2018&quot;,&quot;issued&quot;:{&quot;date-parts&quot;:[[&quot;2018&quot;,6,19]]},&quot;publisher&quot;:&quot;ACM&quot;,&quot;accessed&quot;:{&quot;date-parts&quot;:[[&quot;2023&quot;,3,14]]},&quot;container-title&quot;:&quot;Proceedings of the 17th ACM Conference on Interaction Design and Children&quot;},&quot;id&quot;:3694,&quot;uri&quot;:[&quot;http://zotero.org/users/1913249/items/MKIM9VHR&quot;],&quot;prefix&quot;:&quot;&quot;,&quot;suffix&quot;:&quot;&quot;,&quot;uris&quot;:[&quot;http://zotero.org/users/1913249/items/MKIM9VHR&quot;]}]} RNDjvxbyncerx"/></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28">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a grouping of HCI researchers exploring the value of “intermediate-level concepts” <text:reference-mark-start text:name="ZOTERO_ITEM CSL_CITATION {&quot;citationID&quot;:&quot;jbalbgzx&quot;,&quot;schema&quot;:&quot;https://github.com/citation-style-language/schema/raw/master/csl-citation.json&quot;,&quot;properties&quot;:{&quot;noteIndex&quot;:0,&quot;formattedCitation&quot;:&quot;[@barendregt_intermediate-level_2018; @hook_strong_2012]&quot;},&quot;citationItems&quot;:[{&quot;itemData&quot;:{&quot;source&quot;:&quot;DOI.org (Crossref)&quot;,&quot;publisher-place&quot;:&quot;Trondheim Norway&quot;,&quot;language&quot;:&quot;en&quot;,&quot;page&quot;:&quot;699-704&quot;,&quot;URL&quot;:&quot;https://dl.acm.org/doi/10.1145/3202185.3205865&quot;,&quot;type&quot;:&quot;paper-conference&quot;,&quot;citation-key&quot;:&quot;barendregt_intermediate-level_2018&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DOI&quot;:&quot;10.1145/3202185.3205865&quot;,&quot;title&quot;:&quot;Intermediate-level knowledge in child-computer interaction&quot;,&quot;ISBN&quot;:&quot;978-1-4503-5152-2&quot;,&quot;id&quot;:&quot;barendregt_intermediate-level_2018&quot;,&quot;issued&quot;:{&quot;date-parts&quot;:[[&quot;2018&quot;,6,19]]},&quot;publisher&quot;:&quot;ACM&quot;,&quot;accessed&quot;:{&quot;date-parts&quot;:[[&quot;2023&quot;,3,14]]},&quot;container-title&quot;:&quot;Proceedings of the 17th ACM Conference on Interaction Design and Children&quot;},&quot;id&quot;:3694,&quot;uri&quot;:[&quot;http://zotero.org/users/1913249/items/MKIM9VHR&quot;],&quot;prefix&quot;:&quot;&quot;,&quot;suffix&quot;:&quot;&quot;,&quot;uris&quot;:[&quot;http://zotero.org/users/1913249/items/MKIM9VHR&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 RNDwgojtnrnbl"/>&lt;Do Zotero Refresh: [@barendregt_intermediate-level_2018; @hook_strong_2012]&gt;<text:reference-mark-end text:name="ZOTERO_ITEM CSL_CITATION {&quot;citationID&quot;:&quot;jbalbgzx&quot;,&quot;schema&quot;:&quot;https://github.com/citation-style-language/schema/raw/master/csl-citation.json&quot;,&quot;properties&quot;:{&quot;noteIndex&quot;:0,&quot;formattedCitation&quot;:&quot;[@barendregt_intermediate-level_2018; @hook_strong_2012]&quot;},&quot;citationItems&quot;:[{&quot;itemData&quot;:{&quot;source&quot;:&quot;DOI.org (Crossref)&quot;,&quot;publisher-place&quot;:&quot;Trondheim Norway&quot;,&quot;language&quot;:&quot;en&quot;,&quot;page&quot;:&quot;699-704&quot;,&quot;URL&quot;:&quot;https://dl.acm.org/doi/10.1145/3202185.3205865&quot;,&quot;type&quot;:&quot;paper-conference&quot;,&quot;citation-key&quot;:&quot;barendregt_intermediate-level_2018&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event-title&quot;:&quot;IDC '18: Interaction Design and Childre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DOI&quot;:&quot;10.1145/3202185.3205865&quot;,&quot;title&quot;:&quot;Intermediate-level knowledge in child-computer interaction&quot;,&quot;ISBN&quot;:&quot;978-1-4503-5152-2&quot;,&quot;id&quot;:&quot;barendregt_intermediate-level_2018&quot;,&quot;issued&quot;:{&quot;date-parts&quot;:[[&quot;2018&quot;,6,19]]},&quot;publisher&quot;:&quot;ACM&quot;,&quot;accessed&quot;:{&quot;date-parts&quot;:[[&quot;2023&quot;,3,14]]},&quot;container-title&quot;:&quot;Proceedings of the 17th ACM Conference on Interaction Design and Children&quot;},&quot;id&quot;:3694,&quot;uri&quot;:[&quot;http://zotero.org/users/1913249/items/MKIM9VHR&quot;],&quot;prefix&quot;:&quot;&quot;,&quot;suffix&quot;:&quot;&quot;,&quot;uris&quot;:[&quot;http://zotero.org/users/1913249/items/MKIM9VHR&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 RNDwgojtnrnbl"/>, as a form of “representation of knowledge in-between general theories and particular artefacts in terms of abstraction and generalizability” <text:reference-mark-start text:name="ZOTERO_ITEM CSL_CITATION {&quot;citationID&quot;:&quot;yyshtqjr&quot;,&quot;schema&quot;:&quot;https://github.com/citation-style-language/schema/raw/master/csl-citation.json&quot;,&quot;properties&quot;:{&quot;noteIndex&quot;:0,&quot;formattedCitation&quot;:&quot;[@eriksson_using_2019, p.15]&quot;},&quot;citationItems&quot;:[{&quot;locator&quot;:&quot;15&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uris&quot;:[&quot;http://zotero.org/users/1913249/items/YJKSC8LM&quot;]}]} RNDelwvifxjry"/>&lt;Do Zotero Refresh: [@eriksson_using_2019, p.15]&gt;<text:reference-mark-end text:name="ZOTERO_ITEM CSL_CITATION {&quot;citationID&quot;:&quot;yyshtqjr&quot;,&quot;schema&quot;:&quot;https://github.com/citation-style-language/schema/raw/master/csl-citation.json&quot;,&quot;properties&quot;:{&quot;noteIndex&quot;:0,&quot;formattedCitation&quot;:&quot;[@eriksson_using_2019, p.15]&quot;},&quot;citationItems&quot;:[{&quot;locator&quot;:&quot;15&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uris&quot;:[&quot;http://zotero.org/users/1913249/items/YJKSC8LM&quot;]}]} RNDelwvifxjry"/>. Höök and Löwgren <text:reference-mark-start text:name="ZOTERO_ITEM CSL_CITATION {&quot;citationID&quot;:&quot;prwlykvr&quot;,&quot;schema&quot;:&quot;https://github.com/citation-style-language/schema/raw/master/csl-citation.json&quot;,&quot;properties&quot;:{&quot;noteIndex&quot;:0,&quot;formattedCitation&quot;:&quot;[@hook_strong_2012]&quot;},&quot;citationItems&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 RNDxmfyxdwqlq"/>&lt;Do Zotero Refresh: [@hook_strong_2012]&gt;<text:reference-mark-end text:name="ZOTERO_ITEM CSL_CITATION {&quot;citationID&quot;:&quot;prwlykvr&quot;,&quot;schema&quot;:&quot;https://github.com/citation-style-language/schema/raw/master/csl-citation.json&quot;,&quot;properties&quot;:{&quot;noteIndex&quot;:0,&quot;formattedCitation&quot;:&quot;[@hook_strong_2012]&quot;},&quot;citationItems&quot;:[{&quot;itemData&quot;:{&quot;source&quot;:&quot;DOI.org (Crossref)&quot;,&quot;language&quot;:&quot;en&quot;,&quot;page&quot;:&quot;1-18&quot;,&quot;URL&quot;:&quot;https://dl.acm.org/doi/10.1145/2362364.2362371&quot;,&quot;type&quot;:&quot;article-journal&quot;,&quot;citation-key&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itle-short&quot;:&quot;Strong concepts&quot;,&quot;issue&quot;:&quot;3&quot;,&quot;author&quot;:[{&quot;given&quot;:&quot;Kristina&quot;,&quot;family&quot;:&quot;Höök&quot;},{&quot;given&quot;:&quot;Jonas&quot;,&quot;family&quot;:&quot;Löwgren&quot;}],&quot;DOI&quot;:&quot;10.1145/2362364.2362371&quot;,&quot;container-title-short&quot;:&quot;ACM Trans. Comput.-Hum. Interact.&quot;,&quot;volume&quot;:&quot;19&quot;,&quot;id&quot;:&quot;hook_strong_2012&quot;,&quot;title&quot;:&quot;Strong concepts: Intermediate-level knowledge in interaction design research&quot;,&quot;issued&quot;:{&quot;date-parts&quot;:[[&quot;2012&quot;,10]]},&quot;container-title&quot;:&quot;ACM Transactions on Computer-Human Interaction&quot;,&quot;accessed&quot;:{&quot;date-parts&quot;:[[&quot;2023&quot;,3,14]]},&quot;ISSN&quot;:&quot;1073-0516, 1557-7325&quot;},&quot;id&quot;:3692,&quot;uri&quot;:[&quot;http://zotero.org/users/1913249/items/WULC8M4B&quot;],&quot;prefix&quot;:&quot;&quot;,&quot;suffix&quot;:&quot;&quot;,&quot;uris&quot;:[&quot;http://zotero.org/users/1913249/items/WULC8M4B&quot;]}]} RNDxmfyxdwqlq"/> illustrate this <text:span text:style-name="T2">midway</text:span> concepts as heuristics or design patterns between concrete instances of products and more general theories e.g. constructivism <text:reference-mark-start text:name="ZOTERO_ITEM CSL_CITATION {&quot;citationID&quot;:&quot;huhlfeho&quot;,&quot;schema&quot;:&quot;https://github.com/citation-style-language/schema/raw/master/csl-citation.json&quot;,&quot;properties&quot;:{&quot;noteIndex&quot;:0,&quot;formattedCitation&quot;:&quot;[@stolterman_concept-driven_2010]&quot;},&quot;citationItems&quot;:[{&quot;itemData&quot;:{&quot;source&quot;:&quot;DOI.org (Crossref)&quot;,&quot;language&quot;:&quot;en&quot;,&quot;page&quot;:&quot;95-118&quot;,&quot;URL&quot;:&quot;https://www.tandfonline.com/doi/full/10.1080/07370020903586696&quot;,&quot;type&quot;:&quot;article-journal&quot;,&quot;citation-key&quot;:&quot;stolterman_concept-driven_2010&quot;,&quot;container-title&quot;:&quot;Human–Computer Interaction&quot;,&quot;issue&quot;:&quot;2&quot;,&quot;author&quot;:[{&quot;given&quot;:&quot;Erik&quot;,&quot;family&quot;:&quot;Stolterman&quot;},{&quot;given&quot;:&quot;Mikael&quot;,&quot;family&quot;:&quot;Wiberg&quot;}],&quot;DOI&quot;:&quot;10.1080/07370020903586696&quot;,&quot;volume&quot;:&quot;25&quot;,&quot;container-title-short&quot;:&quot;Human–Computer Interaction&quot;,&quot;id&quot;:&quot;stolterman_concept-driven_2010&quot;,&quot;issued&quot;:{&quot;date-parts&quot;:[[&quot;2010&quot;,5,28]]},&quot;ISSN&quot;:&quot;0737-0024, 1532-7051&quot;,&quot;accessed&quot;:{&quot;date-parts&quot;:[[&quot;2025&quot;,3,5]]},&quot;title&quot;:&quot;Concept-Driven Interaction Design Research&quot;},&quot;id&quot;:10140,&quot;uri&quot;:[&quot;http://zotero.org/users/1913249/items/FDWWQBHX&quot;],&quot;prefix&quot;:&quot;&quot;,&quot;suffix&quot;:&quot;&quot;,&quot;uris&quot;:[&quot;http://zotero.org/users/1913249/items/FDWWQBHX&quot;]}]} RNDkexcdmtzyr"/>&lt;Do Zotero Refresh: [@stolterman_concept-driven_2010]&gt;<text:reference-mark-end text:name="ZOTERO_ITEM CSL_CITATION {&quot;citationID&quot;:&quot;huhlfeho&quot;,&quot;schema&quot;:&quot;https://github.com/citation-style-language/schema/raw/master/csl-citation.json&quot;,&quot;properties&quot;:{&quot;noteIndex&quot;:0,&quot;formattedCitation&quot;:&quot;[@stolterman_concept-driven_2010]&quot;},&quot;citationItems&quot;:[{&quot;itemData&quot;:{&quot;source&quot;:&quot;DOI.org (Crossref)&quot;,&quot;language&quot;:&quot;en&quot;,&quot;page&quot;:&quot;95-118&quot;,&quot;URL&quot;:&quot;https://www.tandfonline.com/doi/full/10.1080/07370020903586696&quot;,&quot;type&quot;:&quot;article-journal&quot;,&quot;citation-key&quot;:&quot;stolterman_concept-driven_2010&quot;,&quot;container-title&quot;:&quot;Human–Computer Interaction&quot;,&quot;issue&quot;:&quot;2&quot;,&quot;author&quot;:[{&quot;given&quot;:&quot;Erik&quot;,&quot;family&quot;:&quot;Stolterman&quot;},{&quot;given&quot;:&quot;Mikael&quot;,&quot;family&quot;:&quot;Wiberg&quot;}],&quot;DOI&quot;:&quot;10.1080/07370020903586696&quot;,&quot;volume&quot;:&quot;25&quot;,&quot;container-title-short&quot;:&quot;Human–Computer Interaction&quot;,&quot;id&quot;:&quot;stolterman_concept-driven_2010&quot;,&quot;issued&quot;:{&quot;date-parts&quot;:[[&quot;2010&quot;,5,28]]},&quot;ISSN&quot;:&quot;0737-0024, 1532-7051&quot;,&quot;accessed&quot;:{&quot;date-parts&quot;:[[&quot;2025&quot;,3,5]]},&quot;title&quot;:&quot;Concept-Driven Interaction Design Research&quot;},&quot;id&quot;:10140,&quot;uri&quot;:[&quot;http://zotero.org/users/1913249/items/FDWWQBHX&quot;],&quot;prefix&quot;:&quot;&quot;,&quot;suffix&quot;:&quot;&quot;,&quot;uris&quot;:[&quot;http://zotero.org/users/1913249/items/FDWWQBHX&quot;]}]} RNDkexcdmtzyr"/>.</text:p>
      <text:p text:style-name="Text_20_body">The work of Eriksson et al. <text:reference-mark-start text:name="ZOTERO_ITEM CSL_CITATION {&quot;citationID&quot;:&quot;jtjhgpgd&quot;,&quot;schema&quot;:&quot;https://github.com/citation-style-language/schema/raw/master/csl-citation.json&quot;,&quot;properties&quot;:{&quot;noteIndex&quot;:0,&quot;formattedCitation&quot;:&quot;[-@eriksson_using_2019, p.15]&quot;},&quot;citationItems&quot;:[{&quot;locator&quot;:&quot;15&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ppress-author&quot;:true,&quot;uris&quot;:[&quot;http://zotero.org/users/1913249/items/YJKSC8LM&quot;]}]} RNDtduetbybne"/>&lt;Do Zotero Refresh: [-@eriksson_using_2019, p.15]&gt;<text:reference-mark-end text:name="ZOTERO_ITEM CSL_CITATION {&quot;citationID&quot;:&quot;jtjhgpgd&quot;,&quot;schema&quot;:&quot;https://github.com/citation-style-language/schema/raw/master/csl-citation.json&quot;,&quot;properties&quot;:{&quot;noteIndex&quot;:0,&quot;formattedCitation&quot;:&quot;[-@eriksson_using_2019, p.15]&quot;},&quot;citationItems&quot;:[{&quot;locator&quot;:&quot;15&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ppress-author&quot;:true,&quot;uris&quot;:[&quot;http://zotero.org/users/1913249/items/YJKSC8LM&quot;]}]} RNDtduetbybne"/> using gameplay design patterns with young people draws inspiration from this research on value of design patterns.</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4">
        <text:list-item>
          <text:p text:style-name="P29">As a research framework - Eriksson et al.</text:p>
        </text:list-item>
        <text:list-item>
          <text:p text:style-name="P29">A facilitator / design framework -</text:p>
        </text:list-item>
        <text:list-item>
          <text:p text:style-name="P29">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D&quot;:&quot;gutrzqtc&quot;,&quot;schema&quot;:&quot;https://github.com/citation-style-language/schema/raw/master/csl-citation.json&quot;,&quot;properties&quot;:{&quot;noteIndex&quot;:0,&quot;formattedCitation&quot;:&quot;[@hazzan_reducing_2002]&quot;},&quot;citationItems&quot;:[{&quot;itemData&quot;:{&quot;source&quot;:&quot;September 2002&quot;,&quot;page&quot;:&quot;156–160&quot;,&quot;URL&quot;:&quot;https://doi.org/10.1145/637610.544461&quot;,&quot;type&quot;:&quot;article-journal&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quot;:&quot;3&quot;,&quot;author&quot;:[{&quot;given&quot;:&quot;Orit&quot;,&quot;family&quot;:&quot;Hazzan&quot;}],&quot;DOI&quot;:&quot;10.1145/637610.544461&quot;,&quot;container-title-short&quot;:&quot;SIGCSE Bull.&quot;,&quot;volume&quot;:&quot;34&quot;,&quot;ISSN&quot;:&quot;0097-8418&quot;,&quot;id&quot;:&quot;hazzan_reducing_2002&quot;,&quot;issued&quot;:{&quot;date-parts&quot;:[[&quot;2002&quot;,6,24]]},&quot;title&quot;:&quot;Reducing abstraction level when learning computability theory concepts&quot;,&quot;accessed&quot;:{&quot;date-parts&quot;:[[&quot;2023&quot;,3,14]]},&quot;container-title&quot;:&quot;ACM SIGCSE Bulletin&quot;},&quot;id&quot;:3699,&quot;uri&quot;:[&quot;http://zotero.org/users/1913249/items/UENCJTPP&quot;],&quot;prefix&quot;:&quot;&quot;,&quot;suffix&quot;:&quot;&quot;,&quot;uris&quot;:[&quot;http://zotero.org/users/1913249/items/UENCJTPP&quot;]}]} RNDdncbflvotb"/>&lt;Do Zotero Refresh: [@hazzan_reducing_2002]&gt;<text:reference-mark-end text:name="ZOTERO_ITEM CSL_CITATION {&quot;citationID&quot;:&quot;gutrzqtc&quot;,&quot;schema&quot;:&quot;https://github.com/citation-style-language/schema/raw/master/csl-citation.json&quot;,&quot;properties&quot;:{&quot;noteIndex&quot;:0,&quot;formattedCitation&quot;:&quot;[@hazzan_reducing_2002]&quot;},&quot;citationItems&quot;:[{&quot;itemData&quot;:{&quot;source&quot;:&quot;September 2002&quot;,&quot;page&quot;:&quot;156–160&quot;,&quot;URL&quot;:&quot;https://doi.org/10.1145/637610.544461&quot;,&quot;type&quot;:&quot;article-journal&quot;,&quot;citation-key&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quot;:&quot;3&quot;,&quot;author&quot;:[{&quot;given&quot;:&quot;Orit&quot;,&quot;family&quot;:&quot;Hazzan&quot;}],&quot;DOI&quot;:&quot;10.1145/637610.544461&quot;,&quot;container-title-short&quot;:&quot;SIGCSE Bull.&quot;,&quot;volume&quot;:&quot;34&quot;,&quot;ISSN&quot;:&quot;0097-8418&quot;,&quot;id&quot;:&quot;hazzan_reducing_2002&quot;,&quot;issued&quot;:{&quot;date-parts&quot;:[[&quot;2002&quot;,6,24]]},&quot;title&quot;:&quot;Reducing abstraction level when learning computability theory concepts&quot;,&quot;accessed&quot;:{&quot;date-parts&quot;:[[&quot;2023&quot;,3,14]]},&quot;container-title&quot;:&quot;ACM SIGCSE Bulletin&quot;},&quot;id&quot;:3699,&quot;uri&quot;:[&quot;http://zotero.org/users/1913249/items/UENCJTPP&quot;],&quot;prefix&quot;:&quot;&quot;,&quot;suffix&quot;:&quot;&quot;,&quot;uris&quot;:[&quot;http://zotero.org/users/1913249/items/UENCJTPP&quot;]}]} RNDdncbflvotb"/>.</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in most abstract way via explicit teaching. Grover <text:reference-mark-start text:name="ZOTERO_ITEM CSL_CITATION {&quot;citationID&quot;:&quot;ezfxdzbw&quot;,&quot;schema&quot;:&quot;https://github.com/citation-style-language/schema/raw/master/csl-citation.json&quot;,&quot;properties&quot;:{&quot;noteIndex&quot;:0,&quot;formattedCitation&quot;:&quot;[@grover_computational_2017; @grover_computational_2013]&quot;},&quot;citationItems&quot;:[{&quot;itemData&quot;:{&quot;type&quot;:&quot;chapter&quot;,&quot;citation-key&quot;:&quot;grover_computational_2017&quot;,&quot;source&quot;:&quot;ResearchGate&quot;,&quot;id&quot;:&quot;grover_computational_2017&quot;,&quot;issued&quot;:{&quot;date-parts&quot;:[[&quot;2017&quot;,12,28]]},&quot;title&quot;:&quot;Computational Thinking: A Competency Whose Time Has Come&quot;,&quot;author&quot;:[{&quot;given&quot;:&quot;Shuchi&quot;,&quot;family&quot;:&quot;Grover&quot;},{&quot;given&quot;:&quot;Roy&quot;,&quot;family&quot;:&quot;Pea&quot;}],&quot;title-short&quot;:&quot;Computational Thinking&quot;},&quot;id&quot;:2734,&quot;uri&quot;:[&quot;http://zotero.org/users/1913249/items/BKLS48TF&quot;],&quot;prefix&quot;:&quot;&quot;,&quot;suffix&quot;:&quot;&quot;,&quot;uris&quot;:[&quot;http://zotero.org/users/1913249/items/BKLS48TF&quot;]},{&quot;itemData&quot;:{&quot;source&quot;:&quot;Crossref&quot;,&quot;language&quot;:&quot;en&quot;,&quot;page&quot;:&quot;38-43&quot;,&quot;URL&quot;:&quot;http://journals.sagepub.com/doi/10.3102/0013189X12463051&quot;,&quot;type&quot;:&quot;article-journal&quot;,&quot;citation-key&quot;:&quot;grover_computational_2013&quot;,&quot;container-title&quot;:&quot;Educational Researcher&quot;,&quot;title-short&quot;:&quot;Computational Thinking in K–12&quot;,&quot;issue&quot;:&quot;1&quot;,&quot;author&quot;:[{&quot;given&quot;:&quot;Shuchi&quot;,&quot;family&quot;:&quot;Grover&quot;},{&quot;given&quot;:&quot;Roy&quot;,&quot;family&quot;:&quot;Pea&quot;}],&quot;DOI&quot;:&quot;10.3102/0013189X12463051&quot;,&quot;volume&quot;:&quot;42&quot;,&quot;id&quot;:&quot;grover_computational_2013&quot;,&quot;issued&quot;:{&quot;date-parts&quot;:[[&quot;2013&quot;,1]]},&quot;title&quot;:&quot;Computational Thinking in K–12: A Review of the State of the Field&quot;,&quot;accessed&quot;:{&quot;date-parts&quot;:[[&quot;2018&quot;,4,28]]},&quot;ISSN&quot;:&quot;0013-189X, 1935-102X&quot;},&quot;id&quot;:236,&quot;uri&quot;:[&quot;http://zotero.org/users/1913249/items/NGLJHN2C&quot;],&quot;prefix&quot;:&quot;&quot;,&quot;suffix&quot;:&quot;&quot;,&quot;uris&quot;:[&quot;http://zotero.org/users/1913249/items/NGLJHN2C&quot;]}]} RNDbaxpeekxvj"/>&lt;Do Zotero Refresh: [@grover_computational_2017; @grover_computational_2013]&gt;<text:reference-mark-end text:name="ZOTERO_ITEM CSL_CITATION {&quot;citationID&quot;:&quot;ezfxdzbw&quot;,&quot;schema&quot;:&quot;https://github.com/citation-style-language/schema/raw/master/csl-citation.json&quot;,&quot;properties&quot;:{&quot;noteIndex&quot;:0,&quot;formattedCitation&quot;:&quot;[@grover_computational_2017; @grover_computational_2013]&quot;},&quot;citationItems&quot;:[{&quot;itemData&quot;:{&quot;type&quot;:&quot;chapter&quot;,&quot;citation-key&quot;:&quot;grover_computational_2017&quot;,&quot;source&quot;:&quot;ResearchGate&quot;,&quot;id&quot;:&quot;grover_computational_2017&quot;,&quot;issued&quot;:{&quot;date-parts&quot;:[[&quot;2017&quot;,12,28]]},&quot;title&quot;:&quot;Computational Thinking: A Competency Whose Time Has Come&quot;,&quot;author&quot;:[{&quot;given&quot;:&quot;Shuchi&quot;,&quot;family&quot;:&quot;Grover&quot;},{&quot;given&quot;:&quot;Roy&quot;,&quot;family&quot;:&quot;Pea&quot;}],&quot;title-short&quot;:&quot;Computational Thinking&quot;},&quot;id&quot;:2734,&quot;uri&quot;:[&quot;http://zotero.org/users/1913249/items/BKLS48TF&quot;],&quot;prefix&quot;:&quot;&quot;,&quot;suffix&quot;:&quot;&quot;,&quot;uris&quot;:[&quot;http://zotero.org/users/1913249/items/BKLS48TF&quot;]},{&quot;itemData&quot;:{&quot;source&quot;:&quot;Crossref&quot;,&quot;language&quot;:&quot;en&quot;,&quot;page&quot;:&quot;38-43&quot;,&quot;URL&quot;:&quot;http://journals.sagepub.com/doi/10.3102/0013189X12463051&quot;,&quot;type&quot;:&quot;article-journal&quot;,&quot;citation-key&quot;:&quot;grover_computational_2013&quot;,&quot;container-title&quot;:&quot;Educational Researcher&quot;,&quot;title-short&quot;:&quot;Computational Thinking in K–12&quot;,&quot;issue&quot;:&quot;1&quot;,&quot;author&quot;:[{&quot;given&quot;:&quot;Shuchi&quot;,&quot;family&quot;:&quot;Grover&quot;},{&quot;given&quot;:&quot;Roy&quot;,&quot;family&quot;:&quot;Pea&quot;}],&quot;DOI&quot;:&quot;10.3102/0013189X12463051&quot;,&quot;volume&quot;:&quot;42&quot;,&quot;id&quot;:&quot;grover_computational_2013&quot;,&quot;issued&quot;:{&quot;date-parts&quot;:[[&quot;2013&quot;,1]]},&quot;title&quot;:&quot;Computational Thinking in K–12: A Review of the State of the Field&quot;,&quot;accessed&quot;:{&quot;date-parts&quot;:[[&quot;2018&quot;,4,28]]},&quot;ISSN&quot;:&quot;0013-189X, 1935-102X&quot;},&quot;id&quot;:236,&quot;uri&quot;:[&quot;http://zotero.org/users/1913249/items/NGLJHN2C&quot;],&quot;prefix&quot;:&quot;&quot;,&quot;suffix&quot;:&quot;&quot;,&quot;uris&quot;:[&quot;http://zotero.org/users/1913249/items/NGLJHN2C&quot;]}]} RNDbaxpeekxvj"/>, Guzdial <text:reference-mark-start text:name="ZOTERO_ITEM CSL_CITATION {&quot;citationID&quot;:&quot;oplrcnth&quot;,&quot;schema&quot;:&quot;https://github.com/citation-style-language/schema/raw/master/csl-citation.json&quot;,&quot;properties&quot;:{&quot;noteIndex&quot;:0,&quot;formattedCitation&quot;:&quot;[@guzdial_learner-centered_2015]&quot;},&quot;citationItems&quot;:[{&quot;itemData&quot;:{&quot;source&quot;:&quot;DOI.org (Crossref)&quot;,&quot;language&quot;:&quot;en&quot;,&quot;page&quot;:&quot;1-165&quot;,&quot;URL&quot;:&quot;http://www.morganclaypool.com/doi/10.2200/S00684ED1V01Y201511HCI033&quot;,&quot;type&quot;:&quot;article-journal&quot;,&quot;citation-key&quot;:&quot;guzdial_learner-centered_2015&quot;,&quot;container-title&quot;:&quot;Synthesis Lectures on Human-Centered Informatics&quot;,&quot;title-short&quot;:&quot;Learner-Centered Design of Computing Education&quot;,&quot;issue&quot;:&quot;6&quot;,&quot;author&quot;:[{&quot;given&quot;:&quot;Mark&quot;,&quot;family&quot;:&quot;Guzdial&quot;}],&quot;DOI&quot;:&quot;10.2200/S00684ED1V01Y201511HCI033&quot;,&quot;volume&quot;:&quot;8&quot;,&quot;container-title-short&quot;:&quot;Synthesis Lectures on Human-Centered Informatics&quot;,&quot;title&quot;:&quot;Learner-Centered Design of Computing Education: Research on Computing for Everyone&quot;,&quot;issued&quot;:{&quot;date-parts&quot;:[[&quot;2015&quot;,11,30]]},&quot;id&quot;:&quot;guzdial_learner-centered_2015&quot;,&quot;accessed&quot;:{&quot;date-parts&quot;:[[&quot;2020&quot;,10,17]]},&quot;ISSN&quot;:&quot;1946-7680, 1946-7699&quot;},&quot;id&quot;:3475,&quot;uri&quot;:[&quot;http://zotero.org/users/1913249/items/UFXUV9WB&quot;],&quot;prefix&quot;:&quot;&quot;,&quot;suffix&quot;:&quot;&quot;,&quot;uris&quot;:[&quot;http://zotero.org/users/1913249/items/UFXUV9WB&quot;]}]} RNDzpwtqatvyw"/>&lt;Do Zotero Refresh: [@guzdial_learner-centered_2015]&gt;<text:reference-mark-end text:name="ZOTERO_ITEM CSL_CITATION {&quot;citationID&quot;:&quot;oplrcnth&quot;,&quot;schema&quot;:&quot;https://github.com/citation-style-language/schema/raw/master/csl-citation.json&quot;,&quot;properties&quot;:{&quot;noteIndex&quot;:0,&quot;formattedCitation&quot;:&quot;[@guzdial_learner-centered_2015]&quot;},&quot;citationItems&quot;:[{&quot;itemData&quot;:{&quot;source&quot;:&quot;DOI.org (Crossref)&quot;,&quot;language&quot;:&quot;en&quot;,&quot;page&quot;:&quot;1-165&quot;,&quot;URL&quot;:&quot;http://www.morganclaypool.com/doi/10.2200/S00684ED1V01Y201511HCI033&quot;,&quot;type&quot;:&quot;article-journal&quot;,&quot;citation-key&quot;:&quot;guzdial_learner-centered_2015&quot;,&quot;container-title&quot;:&quot;Synthesis Lectures on Human-Centered Informatics&quot;,&quot;title-short&quot;:&quot;Learner-Centered Design of Computing Education&quot;,&quot;issue&quot;:&quot;6&quot;,&quot;author&quot;:[{&quot;given&quot;:&quot;Mark&quot;,&quot;family&quot;:&quot;Guzdial&quot;}],&quot;DOI&quot;:&quot;10.2200/S00684ED1V01Y201511HCI033&quot;,&quot;volume&quot;:&quot;8&quot;,&quot;container-title-short&quot;:&quot;Synthesis Lectures on Human-Centered Informatics&quot;,&quot;title&quot;:&quot;Learner-Centered Design of Computing Education: Research on Computing for Everyone&quot;,&quot;issued&quot;:{&quot;date-parts&quot;:[[&quot;2015&quot;,11,30]]},&quot;id&quot;:&quot;guzdial_learner-centered_2015&quot;,&quot;accessed&quot;:{&quot;date-parts&quot;:[[&quot;2020&quot;,10,17]]},&quot;ISSN&quot;:&quot;1946-7680, 1946-7699&quot;},&quot;id&quot;:3475,&quot;uri&quot;:[&quot;http://zotero.org/users/1913249/items/UFXUV9WB&quot;],&quot;prefix&quot;:&quot;&quot;,&quot;suffix&quot;:&quot;&quot;,&quot;uris&quot;:[&quot;http://zotero.org/users/1913249/items/UFXUV9WB&quot;]}]} RNDzpwtqatvyw"/>- offer explicit techniques linked with computer coding. Bell and colleagues <text:reference-mark-start text:name="ZOTERO_ITEM CSL_CITATION {&quot;citationID&quot;:&quot;vztxzrme&quot;,&quot;schema&quot;:&quot;https://github.com/citation-style-language/schema/raw/master/csl-citation.json&quot;,&quot;properties&quot;:{&quot;noteIndex&quot;:0,&quot;formattedCitation&quot;:&quot;[@bell2019constructing]&quot;},&quot;citationItems&quot;:[{&quot;itemData&quot;:{&quot;issue&quot;:&quot;3&quot;,&quot;author&quot;:[{&quot;given&quot;:&quot;Tim&quot;,&quot;family&quot;:&quot;Bell&quot;},{&quot;given&quot;:&quot;Michael&quot;,&quot;family&quot;:&quot;Lodi&quot;}],&quot;page&quot;:&quot;342–351&quot;,&quot;title&quot;:&quot;Constructing computational thinking without using computers&quot;,&quot;volume&quot;:&quot;14&quot;,&quot;type&quot;:&quot;article-journal&quot;,&quot;id&quot;:&quot;bell2019constructing&quot;,&quot;issued&quot;:{&quot;date-parts&quot;:[[&quot;2019&quot;]]},&quot;container-title&quot;:&quot;Constructivist foundations&quot;,&quot;publisher&quot;:&quot;Alexander Riegler&quot;,&quot;citation-key&quot;:&quot;bell2019constructing&quot;},&quot;id&quot;:10137,&quot;uri&quot;:[&quot;http://zotero.org/users/1913249/items/T3IDBBR3&quot;],&quot;prefix&quot;:&quot;&quot;,&quot;suffix&quot;:&quot;&quot;,&quot;uris&quot;:[&quot;http://zotero.org/users/1913249/items/T3IDBBR3&quot;]}]} RNDvxcqgqfsii"/>&lt;Do Zotero Refresh: [@bell2019constructing]&gt;<text:reference-mark-end text:name="ZOTERO_ITEM CSL_CITATION {&quot;citationID&quot;:&quot;vztxzrme&quot;,&quot;schema&quot;:&quot;https://github.com/citation-style-language/schema/raw/master/csl-citation.json&quot;,&quot;properties&quot;:{&quot;noteIndex&quot;:0,&quot;formattedCitation&quot;:&quot;[@bell2019constructing]&quot;},&quot;citationItems&quot;:[{&quot;itemData&quot;:{&quot;issue&quot;:&quot;3&quot;,&quot;author&quot;:[{&quot;given&quot;:&quot;Tim&quot;,&quot;family&quot;:&quot;Bell&quot;},{&quot;given&quot;:&quot;Michael&quot;,&quot;family&quot;:&quot;Lodi&quot;}],&quot;page&quot;:&quot;342–351&quot;,&quot;title&quot;:&quot;Constructing computational thinking without using computers&quot;,&quot;volume&quot;:&quot;14&quot;,&quot;type&quot;:&quot;article-journal&quot;,&quot;id&quot;:&quot;bell2019constructing&quot;,&quot;issued&quot;:{&quot;date-parts&quot;:[[&quot;2019&quot;]]},&quot;container-title&quot;:&quot;Constructivist foundations&quot;,&quot;publisher&quot;:&quot;Alexander Riegler&quot;,&quot;citation-key&quot;:&quot;bell2019constructing&quot;},&quot;id&quot;:10137,&quot;uri&quot;:[&quot;http://zotero.org/users/1913249/items/T3IDBBR3&quot;],&quot;prefix&quot;:&quot;&quot;,&quot;suffix&quot;:&quot;&quot;,&quot;uris&quot;:[&quot;http://zotero.org/users/1913249/items/T3IDBBR3&quot;]}]} RNDvxcqgqfsii"/>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D&quot;:&quot;gbqfqnzh&quot;,&quot;schema&quot;:&quot;https://github.com/citation-style-language/schema/raw/master/csl-citation.json&quot;,&quot;properties&quot;:{&quot;noteIndex&quot;:0,&quot;formattedCitation&quot;:&quot;[@brennan_new_2012]&quot;},&quot;citationItems&quot;:[{&quot;itemData&quot;:{&quot;source&quot;:&quot;Zotero&quot;,&quot;author&quot;:[{&quot;given&quot;:&quot;Karen&quot;,&quot;family&quot;:&quot;Brennan&quot;},{&quot;given&quot;:&quot;Mitchel&quot;,&quot;family&quot;:&quot;Resnick&quot;}],&quot;language&quot;:&quot;en&quot;,&quot;page&quot;:&quot;25&quot;,&quot;type&quot;:&quot;article-journal&quot;,&quot;id&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itle&quot;:&quot;New frameworks for studying and assessing the development of computational thinking&quot;,&quot;citation-key&quot;:&quot;brennan_new_2012&quot;},&quot;id&quot;:271,&quot;uri&quot;:[&quot;http://zotero.org/users/1913249/items/7IHK4HWD&quot;],&quot;prefix&quot;:&quot;&quot;,&quot;suffix&quot;:&quot;&quot;,&quot;uris&quot;:[&quot;http://zotero.org/users/1913249/items/7IHK4HWD&quot;]}]} RNDoscmpyliwl"/>&lt;Do Zotero Refresh: [@brennan_new_2012]&gt;<text:reference-mark-end text:name="ZOTERO_ITEM CSL_CITATION {&quot;citationID&quot;:&quot;gbqfqnzh&quot;,&quot;schema&quot;:&quot;https://github.com/citation-style-language/schema/raw/master/csl-citation.json&quot;,&quot;properties&quot;:{&quot;noteIndex&quot;:0,&quot;formattedCitation&quot;:&quot;[@brennan_new_2012]&quot;},&quot;citationItems&quot;:[{&quot;itemData&quot;:{&quot;source&quot;:&quot;Zotero&quot;,&quot;author&quot;:[{&quot;given&quot;:&quot;Karen&quot;,&quot;family&quot;:&quot;Brennan&quot;},{&quot;given&quot;:&quot;Mitchel&quot;,&quot;family&quot;:&quot;Resnick&quot;}],&quot;language&quot;:&quot;en&quot;,&quot;page&quot;:&quot;25&quot;,&quot;type&quot;:&quot;article-journal&quot;,&quot;id&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itle&quot;:&quot;New frameworks for studying and assessing the development of computational thinking&quot;,&quot;citation-key&quot;:&quot;brennan_new_2012&quot;},&quot;id&quot;:271,&quot;uri&quot;:[&quot;http://zotero.org/users/1913249/items/7IHK4HWD&quot;],&quot;prefix&quot;:&quot;&quot;,&quot;suffix&quot;:&quot;&quot;,&quot;uris&quot;:[&quot;http://zotero.org/users/1913249/items/7IHK4HWD&quot;]}]} RNDoscmpyliwl"/>,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aipvgrmm&quot;,&quot;schema&quot;:&quot;https://github.com/citation-style-language/schema/raw/master/csl-citation.json&quot;,&quot;properties&quot;:{&quot;noteIndex&quot;:0,&quot;formattedCitation&quot;:&quot;[@waite_abstraction_2016]&quot;},&quot;citationItems&quot;:[{&quot;itemData&quot;:{&quot;source&quot;:&quot;DOI.org (Crossref)&quot;,&quot;publisher-place&quot;:&quot;M&amp;#252;nster, Germany&quot;,&quot;language&quot;:&quot;en&quot;,&quot;page&quot;:&quot;112-113&quot;,&quot;URL&quot;:&quot;http://dl.acm.org/citation.cfm?doid=2978249.2978272&quot;,&quot;type&quot;:&quot;paper-conference&quot;,&quot;citation-key&quot;:&quot;waite_abstraction_2016&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DOI&quot;:&quot;10.1145/2978249.2978272&quot;,&quot;title&quot;:&quot;Abstraction and common classroom activities&quot;,&quot;ISBN&quot;:&quot;978-1-4503-4223-0&quot;,&quot;id&quot;:&quot;waite_abstraction_2016&quot;,&quot;issued&quot;:{&quot;date-parts&quot;:[[&quot;2016&quot;]]},&quot;publisher&quot;:&quot;ACM Press&quot;,&quot;accessed&quot;:{&quot;date-parts&quot;:[[&quot;2020&quot;,11,12]]},&quot;container-title&quot;:&quot;Proceedings of the 11th Workshop in Primary and Secondary Computing Education on ZZZ - WiPSCE '16&quot;},&quot;id&quot;:3588,&quot;uri&quot;:[&quot;http://zotero.org/users/1913249/items/39JH9QJG&quot;],&quot;prefix&quot;:&quot;&quot;,&quot;suffix&quot;:&quot;&quot;,&quot;uris&quot;:[&quot;http://zotero.org/users/1913249/items/39JH9QJG&quot;]}]} RNDhseqbksrqj"/>&lt;Do Zotero Refresh: [@waite_abstraction_2016]&gt;<text:reference-mark-end text:name="ZOTERO_ITEM CSL_CITATION {&quot;citationID&quot;:&quot;aipvgrmm&quot;,&quot;schema&quot;:&quot;https://github.com/citation-style-language/schema/raw/master/csl-citation.json&quot;,&quot;properties&quot;:{&quot;noteIndex&quot;:0,&quot;formattedCitation&quot;:&quot;[@waite_abstraction_2016]&quot;},&quot;citationItems&quot;:[{&quot;itemData&quot;:{&quot;source&quot;:&quot;DOI.org (Crossref)&quot;,&quot;publisher-place&quot;:&quot;M&amp;#252;nster, Germany&quot;,&quot;language&quot;:&quot;en&quot;,&quot;page&quot;:&quot;112-113&quot;,&quot;URL&quot;:&quot;http://dl.acm.org/citation.cfm?doid=2978249.2978272&quot;,&quot;type&quot;:&quot;paper-conference&quot;,&quot;citation-key&quot;:&quot;waite_abstraction_2016&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DOI&quot;:&quot;10.1145/2978249.2978272&quot;,&quot;title&quot;:&quot;Abstraction and common classroom activities&quot;,&quot;ISBN&quot;:&quot;978-1-4503-4223-0&quot;,&quot;id&quot;:&quot;waite_abstraction_2016&quot;,&quot;issued&quot;:{&quot;date-parts&quot;:[[&quot;2016&quot;]]},&quot;publisher&quot;:&quot;ACM Press&quot;,&quot;accessed&quot;:{&quot;date-parts&quot;:[[&quot;2020&quot;,11,12]]},&quot;container-title&quot;:&quot;Proceedings of the 11th Workshop in Primary and Secondary Computing Education on ZZZ - WiPSCE '16&quot;},&quot;id&quot;:3588,&quot;uri&quot;:[&quot;http://zotero.org/users/1913249/items/39JH9QJG&quot;],&quot;prefix&quot;:&quot;&quot;,&quot;suffix&quot;:&quot;&quot;,&quot;uris&quot;:[&quot;http://zotero.org/users/1913249/items/39JH9QJG&quot;]}]} RNDhseqbksrqj"/>, their approach to abstraction <text:reference-mark-start text:name="ZOTERO_ITEM CSL_CITATION {&quot;citationID&quot;:&quot;epqsitfx&quot;,&quot;schema&quot;:&quot;https://github.com/citation-style-language/schema/raw/master/csl-citation.json&quot;,&quot;properties&quot;:{&quot;noteIndex&quot;:0,&quot;formattedCitation&quot;:&quot;[@waite_abstraction_2018-1]&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 RNDrqgncgwrcc"/>&lt;Do Zotero Refresh: [@waite_abstraction_2018-1]&gt;<text:reference-mark-end text:name="ZOTERO_ITEM CSL_CITATION {&quot;citationID&quot;:&quot;epqsitfx&quot;,&quot;schema&quot;:&quot;https://github.com/citation-style-language/schema/raw/master/csl-citation.json&quot;,&quot;properties&quot;:{&quot;noteIndex&quot;:0,&quot;formattedCitation&quot;:&quot;[@waite_abstraction_2018-1]&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 RNDrqgncgwrcc"/>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joprhuhi&quot;,&quot;schema&quot;:&quot;https://github.com/citation-style-language/schema/raw/master/csl-citation.json&quot;,&quot;properties&quot;:{&quot;noteIndex&quot;:0,&quot;formattedCitation&quot;:&quot;[@waite_abstraction_2018-1]&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 RNDezavielyxt"/>&lt;Do Zotero Refresh: [@waite_abstraction_2018-1]&gt;<text:reference-mark-end text:name="ZOTERO_ITEM CSL_CITATION {&quot;citationID&quot;:&quot;joprhuhi&quot;,&quot;schema&quot;:&quot;https://github.com/citation-style-language/schema/raw/master/csl-citation.json&quot;,&quot;properties&quot;:{&quot;noteIndex&quot;:0,&quot;formattedCitation&quot;:&quot;[@waite_abstraction_2018-1]&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 RNDezavielyxt"/>.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D&quot;:&quot;sdrjuyxw&quot;,&quot;schema&quot;:&quot;https://github.com/citation-style-language/schema/raw/master/csl-citation.json&quot;,&quot;properties&quot;:{&quot;noteIndex&quot;:0,&quot;formattedCitation&quot;:&quot;[@cutts2012abstraction; @statter_teaching_2016]&quot;},&quot;citationItems&quot;:[{&quot;itemData&quot;:{&quot;citation-key&quot;:&quot;cutts2012abstraction&quot;,&quot;title&quot;:&quot;The abstraction transition taxonomy: Developing desired learning outcomes through the lens of situated cognition&quot;,&quot;type&quot;:&quot;paper-conference&quot;,&quot;id&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issued&quot;:{&quot;date-parts&quot;:[[&quot;2012&quot;]]},&quot;page&quot;:&quot;63–70&quot;},&quot;id&quot;:10138,&quot;uri&quot;:[&quot;http://zotero.org/users/1913249/items/7V536C2E&quot;],&quot;prefix&quot;:&quot;&quot;,&quot;suffix&quot;:&quot;&quot;,&quot;uris&quot;:[&quot;http://zotero.org/users/1913249/items/7V536C2E&quot;]},{&quot;itemData&quot;:{&quot;source&quot;:&quot;DOI.org (Crossref)&quot;,&quot;publisher-place&quot;:&quot;M&amp;#252;nster, Germany&quot;,&quot;language&quot;:&quot;en&quot;,&quot;page&quot;:&quot;80-83&quot;,&quot;URL&quot;:&quot;http://dl.acm.org/citation.cfm?doid=2978249.2978261&quot;,&quot;type&quot;:&quot;paper-conference&quot;,&quot;citation-key&quot;:&quot;statter_teaching_2016&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author&quot;:[{&quot;given&quot;:&quot;David&quot;,&quot;family&quot;:&quot;Statter&quot;},{&quot;given&quot;:&quot;Michal&quot;,&quot;family&quot;:&quot;Armoni&quot;}],&quot;DOI&quot;:&quot;10.1145/2978249.2978261&quot;,&quot;title&quot;:&quot;Teaching Abstract Thinking in Introduction to Computer Science for 7th Graders&quot;,&quot;ISBN&quot;:&quot;978-1-4503-4223-0&quot;,&quot;id&quot;:&quot;statter_teaching_2016&quot;,&quot;issued&quot;:{&quot;date-parts&quot;:[[&quot;2016&quot;]]},&quot;publisher&quot;:&quot;ACM Press&quot;,&quot;accessed&quot;:{&quot;date-parts&quot;:[[&quot;2020&quot;,11,12]]},&quot;container-title&quot;:&quot;Proceedings of the 11th Workshop in Primary and Secondary Computing Education on ZZZ - WiPSCE '16&quot;},&quot;id&quot;:3583,&quot;uri&quot;:[&quot;http://zotero.org/users/1913249/items/94B8KBTT&quot;],&quot;prefix&quot;:&quot;&quot;,&quot;suffix&quot;:&quot;&quot;,&quot;uris&quot;:[&quot;http://zotero.org/users/1913249/items/94B8KBTT&quot;]}]} RNDfuohxxwmoe"/>&lt;Do Zotero Refresh: [@cutts2012abstraction; @statter_teaching_2016]&gt;<text:reference-mark-end text:name="ZOTERO_ITEM CSL_CITATION {&quot;citationID&quot;:&quot;sdrjuyxw&quot;,&quot;schema&quot;:&quot;https://github.com/citation-style-language/schema/raw/master/csl-citation.json&quot;,&quot;properties&quot;:{&quot;noteIndex&quot;:0,&quot;formattedCitation&quot;:&quot;[@cutts2012abstraction; @statter_teaching_2016]&quot;},&quot;citationItems&quot;:[{&quot;itemData&quot;:{&quot;citation-key&quot;:&quot;cutts2012abstraction&quot;,&quot;title&quot;:&quot;The abstraction transition taxonomy: Developing desired learning outcomes through the lens of situated cognition&quot;,&quot;type&quot;:&quot;paper-conference&quot;,&quot;id&quot;:&quot;cutts2012abstraction&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issued&quot;:{&quot;date-parts&quot;:[[&quot;2012&quot;]]},&quot;page&quot;:&quot;63–70&quot;},&quot;id&quot;:10138,&quot;uri&quot;:[&quot;http://zotero.org/users/1913249/items/7V536C2E&quot;],&quot;prefix&quot;:&quot;&quot;,&quot;suffix&quot;:&quot;&quot;,&quot;uris&quot;:[&quot;http://zotero.org/users/1913249/items/7V536C2E&quot;]},{&quot;itemData&quot;:{&quot;source&quot;:&quot;DOI.org (Crossref)&quot;,&quot;publisher-place&quot;:&quot;M&amp;#252;nster, Germany&quot;,&quot;language&quot;:&quot;en&quot;,&quot;page&quot;:&quot;80-83&quot;,&quot;URL&quot;:&quot;http://dl.acm.org/citation.cfm?doid=2978249.2978261&quot;,&quot;type&quot;:&quot;paper-conference&quot;,&quot;citation-key&quot;:&quot;statter_teaching_2016&quot;,&quot;event-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author&quot;:[{&quot;given&quot;:&quot;David&quot;,&quot;family&quot;:&quot;Statter&quot;},{&quot;given&quot;:&quot;Michal&quot;,&quot;family&quot;:&quot;Armoni&quot;}],&quot;DOI&quot;:&quot;10.1145/2978249.2978261&quot;,&quot;title&quot;:&quot;Teaching Abstract Thinking in Introduction to Computer Science for 7th Graders&quot;,&quot;ISBN&quot;:&quot;978-1-4503-4223-0&quot;,&quot;id&quot;:&quot;statter_teaching_2016&quot;,&quot;issued&quot;:{&quot;date-parts&quot;:[[&quot;2016&quot;]]},&quot;publisher&quot;:&quot;ACM Press&quot;,&quot;accessed&quot;:{&quot;date-parts&quot;:[[&quot;2020&quot;,11,12]]},&quot;container-title&quot;:&quot;Proceedings of the 11th Workshop in Primary and Secondary Computing Education on ZZZ - WiPSCE '16&quot;},&quot;id&quot;:3583,&quot;uri&quot;:[&quot;http://zotero.org/users/1913249/items/94B8KBTT&quot;],&quot;prefix&quot;:&quot;&quot;,&quot;suffix&quot;:&quot;&quot;,&quot;uris&quot;:[&quot;http://zotero.org/users/1913249/items/94B8KBTT&quot;]}]} RNDfuohxxwmoe"/>, states the value of learners knowing at what level of abstraction they are operating and a fluency of movement between the levels. Waite and Sentence’s later work synthesised this approach with interpretation of levels of abstraction and semantic waves in a computing education aligned with a UK curricular context <text:reference-mark-start text:name="ZOTERO_ITEM CSL_CITATION {&quot;citationID&quot;:&quot;hwmmwmhe&quot;,&quot;schema&quot;:&quot;https://github.com/citation-style-language/schema/raw/master/csl-citation.json&quot;,&quot;properties&quot;:{&quot;noteIndex&quot;:0,&quot;formattedCitation&quot;:&quot;[@sentance_primm_2017]&quot;},&quot;citationItems&quot;:[{&quot;itemData&quot;:{&quot;source&quot;:&quot;DOI.org (Crossref)&quot;,&quot;publisher-place&quot;:&quot;Nijmegen Netherlands&quot;,&quot;language&quot;:&quot;en&quot;,&quot;page&quot;:&quot;113-114&quot;,&quot;URL&quot;:&quot;https://dl.acm.org/doi/10.1145/3137065.3137084&quot;,&quot;type&quot;:&quot;paper-conference&quot;,&quot;citation-key&quot;:&quot;sentance_primm_2017&quot;,&quot;event-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event-title&quot;:&quot;WiPSCE '17: 12th Workshop in Primary and Secondary Computing Education&quot;,&quot;author&quot;:[{&quot;given&quot;:&quot;Sue&quot;,&quot;family&quot;:&quot;Sentance&quot;},{&quot;given&quot;:&quot;Jane&quot;,&quot;family&quot;:&quot;Waite&quot;}],&quot;DOI&quot;:&quot;10.1145/3137065.3137084&quot;,&quot;title-short&quot;:&quot;PRIMM&quot;,&quot;title&quot;:&quot;PRIMM: Exploring pedagogical approaches for teaching text-based programming in school&quot;,&quot;ISBN&quot;:&quot;978-1-4503-5428-8&quot;,&quot;id&quot;:&quot;sentance_primm_2017&quot;,&quot;issued&quot;:{&quot;date-parts&quot;:[[&quot;2017&quot;,11,8]]},&quot;publisher&quot;:&quot;ACM&quot;,&quot;accessed&quot;:{&quot;date-parts&quot;:[[&quot;2020&quot;,10,17]]},&quot;container-title&quot;:&quot;Proceedings of the 12th Workshop on Primary and Secondary Computing Education&quot;},&quot;id&quot;:3665,&quot;uri&quot;:[&quot;http://zotero.org/users/1913249/items/CPLQVKUI&quot;],&quot;prefix&quot;:&quot;&quot;,&quot;suffix&quot;:&quot;&quot;,&quot;uris&quot;:[&quot;http://zotero.org/users/1913249/items/CPLQVKUI&quot;]}]} RNDrsdpmvsefm"/>&lt;Do Zotero Refresh: [@sentance_primm_2017]&gt;<text:reference-mark-end text:name="ZOTERO_ITEM CSL_CITATION {&quot;citationID&quot;:&quot;hwmmwmhe&quot;,&quot;schema&quot;:&quot;https://github.com/citation-style-language/schema/raw/master/csl-citation.json&quot;,&quot;properties&quot;:{&quot;noteIndex&quot;:0,&quot;formattedCitation&quot;:&quot;[@sentance_primm_2017]&quot;},&quot;citationItems&quot;:[{&quot;itemData&quot;:{&quot;source&quot;:&quot;DOI.org (Crossref)&quot;,&quot;publisher-place&quot;:&quot;Nijmegen Netherlands&quot;,&quot;language&quot;:&quot;en&quot;,&quot;page&quot;:&quot;113-114&quot;,&quot;URL&quot;:&quot;https://dl.acm.org/doi/10.1145/3137065.3137084&quot;,&quot;type&quot;:&quot;paper-conference&quot;,&quot;citation-key&quot;:&quot;sentance_primm_2017&quot;,&quot;event-place&quot;:&quot;Nijmegen Netherlands&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event-title&quot;:&quot;WiPSCE '17: 12th Workshop in Primary and Secondary Computing Education&quot;,&quot;author&quot;:[{&quot;given&quot;:&quot;Sue&quot;,&quot;family&quot;:&quot;Sentance&quot;},{&quot;given&quot;:&quot;Jane&quot;,&quot;family&quot;:&quot;Waite&quot;}],&quot;DOI&quot;:&quot;10.1145/3137065.3137084&quot;,&quot;title-short&quot;:&quot;PRIMM&quot;,&quot;title&quot;:&quot;PRIMM: Exploring pedagogical approaches for teaching text-based programming in school&quot;,&quot;ISBN&quot;:&quot;978-1-4503-5428-8&quot;,&quot;id&quot;:&quot;sentance_primm_2017&quot;,&quot;issued&quot;:{&quot;date-parts&quot;:[[&quot;2017&quot;,11,8]]},&quot;publisher&quot;:&quot;ACM&quot;,&quot;accessed&quot;:{&quot;date-parts&quot;:[[&quot;2020&quot;,10,17]]},&quot;container-title&quot;:&quot;Proceedings of the 12th Workshop on Primary and Secondary Computing Education&quot;},&quot;id&quot;:3665,&quot;uri&quot;:[&quot;http://zotero.org/users/1913249/items/CPLQVKUI&quot;],&quot;prefix&quot;:&quot;&quot;,&quot;suffix&quot;:&quot;&quot;,&quot;uris&quot;:[&quot;http://zotero.org/users/1913249/items/CPLQVKUI&quot;]}]} RNDrsdpmvsefm"/>. The focus of semantic waves aimed at teachers to help them design learning experiences which allow for participant shifts in LOA perspectives. </text:p>
      <text:p text:style-name="Text_20_body">Following Waite et al. interpretation, in the Use stage of the UMC model <text:reference-mark-start text:name="ZOTERO_ITEM CSL_CITATION {&quot;citationID&quot;:&quot;ddjiyxqv&quot;,&quot;schema&quot;:&quot;https://github.com/citation-style-language/schema/raw/master/csl-citation.json&quot;,&quot;properties&quot;:{&quot;noteIndex&quot;:0,&quot;formattedCitation&quot;:&quot;[@lee_computational_2011]&quot;},&quot;citationItems&quot;:[{&quot;itemData&quot;:{&quot;issue&quot;:&quot;1&quot;,&quot;volume&quot;:&quot;2&quot;,&quot;source&quot;:&quot;ACM Digital Library&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DOI&quot;:&quot;10.1145/1929887.1929902&quot;,&quot;page&quot;:&quot;32–37&quot;,&quot;title&quot;:&quot;Computational thinking for youth in practice&quot;,&quot;URL&quot;:&quot;http://doi.acm.org/10.1145/1929887.1929902&quot;,&quot;type&quot;:&quot;article-journal&quot;,&quot;citation-key&quot;:&quot;lee_computational_2011&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d&quot;:&quot;lee_computational_2011&quot;},&quot;id&quot;:3872,&quot;uri&quot;:[&quot;http://zotero.org/users/1913249/items/M2JH9UT3&quot;],&quot;prefix&quot;:&quot;&quot;,&quot;suffix&quot;:&quot;&quot;,&quot;uris&quot;:[&quot;http://zotero.org/users/1913249/items/M2JH9UT3&quot;]}]} RNDvmikrpgdbc"/>&lt;Do Zotero Refresh: [@lee_computational_2011]&gt;<text:reference-mark-end text:name="ZOTERO_ITEM CSL_CITATION {&quot;citationID&quot;:&quot;ddjiyxqv&quot;,&quot;schema&quot;:&quot;https://github.com/citation-style-language/schema/raw/master/csl-citation.json&quot;,&quot;properties&quot;:{&quot;noteIndex&quot;:0,&quot;formattedCitation&quot;:&quot;[@lee_computational_2011]&quot;},&quot;citationItems&quot;:[{&quot;itemData&quot;:{&quot;issue&quot;:&quot;1&quot;,&quot;volume&quot;:&quot;2&quot;,&quot;source&quot;:&quot;ACM Digital Library&quot;,&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N&quot;:&quot;2153-2184&quot;,&quot;DOI&quot;:&quot;10.1145/1929887.1929902&quot;,&quot;page&quot;:&quot;32–37&quot;,&quot;title&quot;:&quot;Computational thinking for youth in practice&quot;,&quot;URL&quot;:&quot;http://doi.acm.org/10.1145/1929887.1929902&quot;,&quot;type&quot;:&quot;article-journal&quot;,&quot;citation-key&quot;:&quot;lee_computational_2011&quot;,&quot;issued&quot;:{&quot;date-parts&quot;:[[&quot;2011&quot;,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d&quot;:&quot;lee_computational_2011&quot;},&quot;id&quot;:3872,&quot;uri&quot;:[&quot;http://zotero.org/users/1913249/items/M2JH9UT3&quot;],&quot;prefix&quot;:&quot;&quot;,&quot;suffix&quot;:&quot;&quot;,&quot;uris&quot;:[&quot;http://zotero.org/users/1913249/items/M2JH9UT3&quot;]}]} RNDvmikrpgdbc"/>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schema&quot;:&quot;https://github.com/citation-style-language/schema/raw/master/csl-citation.json&quot;,&quot;properties&quot;:{&quot;noteIndex&quot;:0,&quot;formattedCitation&quot;:&quot;[@waite_abstraction_2018]&quot;},&quot;citationItems&quot;:[{&quot;itemData&quot;:{&quot;source&quot;:&quot;DOI.org (Crossref)&quot;,&quot;language&quot;:&quot;en&quot;,&quot;page&quot;:&quot;14&quot;,&quot;URL&quot;:&quot;http://ijcses.org/index.php/ijcses/article/view/23&quot;,&quot;type&quot;:&quot;article-journal&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container-title-short&quot;:&quot;IJCSES&quot;,&quot;volume&quot;:&quot;2&quot;,&quot;id&quot;:&quot;waite_abstraction_2018&quot;,&quot;title&quot;:&quot;Abstraction in action: K-5 teachers' uses of levels of abstraction, particularly the design level, in teaching programming.&quot;,&quot;issued&quot;:{&quot;date-parts&quot;:[[&quot;2018&quot;,1,31]]},&quot;container-title&quot;:&quot;International Journal of Computer Science Education in Schools&quot;,&quot;accessed&quot;:{&quot;date-parts&quot;:[[&quot;2019&quot;,12,10]]},&quot;ISSN&quot;:&quot;2513-8359&quot;},&quot;id&quot;:3132,&quot;uri&quot;:[&quot;http://zotero.org/users/1913249/items/5QGUDFAX&quot;],&quot;prefix&quot;:&quot;&quot;,&quot;suffix&quot;:&quot;&quot;,&quot;uris&quot;:[&quot;http://zotero.org/users/1913249/items/5QGUDFAX&quot;]}]} RNDgrtmewqnfo"/>&lt;Do Zotero Refresh: [@waite_abstraction_2018]&gt;<text:reference-mark-end text:name="ZOTERO_ITEM CSL_CITATION {&quot;citationID&quot;:&quot;qjhiclyp&quot;,&quot;schema&quot;:&quot;https://github.com/citation-style-language/schema/raw/master/csl-citation.json&quot;,&quot;properties&quot;:{&quot;noteIndex&quot;:0,&quot;formattedCitation&quot;:&quot;[@waite_abstraction_2018]&quot;},&quot;citationItems&quot;:[{&quot;itemData&quot;:{&quot;source&quot;:&quot;DOI.org (Crossref)&quot;,&quot;language&quot;:&quot;en&quot;,&quot;page&quot;:&quot;14&quot;,&quot;URL&quot;:&quot;http://ijcses.org/index.php/ijcses/article/view/23&quot;,&quot;type&quot;:&quot;article-journal&quot;,&quot;citation-key&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container-title-short&quot;:&quot;IJCSES&quot;,&quot;volume&quot;:&quot;2&quot;,&quot;id&quot;:&quot;waite_abstraction_2018&quot;,&quot;title&quot;:&quot;Abstraction in action: K-5 teachers' uses of levels of abstraction, particularly the design level, in teaching programming.&quot;,&quot;issued&quot;:{&quot;date-parts&quot;:[[&quot;2018&quot;,1,31]]},&quot;container-title&quot;:&quot;International Journal of Computer Science Education in Schools&quot;,&quot;accessed&quot;:{&quot;date-parts&quot;:[[&quot;2019&quot;,12,10]]},&quot;ISSN&quot;:&quot;2513-8359&quot;},&quot;id&quot;:3132,&quot;uri&quot;:[&quot;http://zotero.org/users/1913249/items/5QGUDFAX&quot;],&quot;prefix&quot;:&quot;&quot;,&quot;suffix&quot;:&quot;&quot;,&quot;uris&quot;:[&quot;http://zotero.org/users/1913249/items/5QGUDFAX&quot;]}]} RNDgrtmewqnfo"/></text:p>
      <text:p text:style-name="Text_20_body">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lvkgisqz&quot;,&quot;schema&quot;:&quot;https://github.com/citation-style-language/schema/raw/master/csl-citation.json&quot;,&quot;properties&quot;:{&quot;noteIndex&quot;:0,&quot;formattedCitation&quot;:&quot;[-@papert_epistemological_1990]&quot;},&quot;citationItems&quot;:[{&quot;suffix&quot;:&quot;&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suppress-author&quot;:true,&quot;uris&quot;:[&quot;http://zotero.org/users/1913249/items/PN46846P&quot;]}]} RNDixdkauuhcw"/>&lt;Do Zotero Refresh: [-@papert_epistemological_1990]&gt;<text:reference-mark-end text:name="ZOTERO_ITEM CSL_CITATION {&quot;citationID&quot;:&quot;lvkgisqz&quot;,&quot;schema&quot;:&quot;https://github.com/citation-style-language/schema/raw/master/csl-citation.json&quot;,&quot;properties&quot;:{&quot;noteIndex&quot;:0,&quot;formattedCitation&quot;:&quot;[-@papert_epistemological_1990]&quot;},&quot;citationItems&quot;:[{&quot;suffix&quot;:&quot;&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suppress-author&quot;:true,&quot;uris&quot;:[&quot;http://zotero.org/users/1913249/items/PN46846P&quot;]}]} RNDixdkauuhcw"/>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D&quot;:&quot;sblzsfmw&quot;,&quot;schema&quot;:&quot;https://github.com/citation-style-language/schema/raw/master/csl-citation.json&quot;,&quot;properties&quot;:{&quot;noteIndex&quot;:0,&quot;formattedCitation&quot;:&quot;[@papert_epistemological_1990, p.134]&quot;},&quot;citationItems&quot;:[{&quot;locator&quot;:&quot;134&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uris&quot;:[&quot;http://zotero.org/users/1913249/items/PN46846P&quot;]}]} RNDccjhrvdbbl"/>&lt;Do Zotero Refresh: [@papert_epistemological_1990, p.134]&gt;<text:reference-mark-end text:name="ZOTERO_ITEM CSL_CITATION {&quot;citationID&quot;:&quot;sblzsfmw&quot;,&quot;schema&quot;:&quot;https://github.com/citation-style-language/schema/raw/master/csl-citation.json&quot;,&quot;properties&quot;:{&quot;noteIndex&quot;:0,&quot;formattedCitation&quot;:&quot;[@papert_epistemological_1990, p.134]&quot;},&quot;citationItems&quot;:[{&quot;locator&quot;:&quot;134&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uris&quot;:[&quot;http://zotero.org/users/1913249/items/PN46846P&quot;]}]} RNDccjhrvdbbl"/>.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D&quot;:&quot;urldppnp&quot;,&quot;schema&quot;:&quot;https://github.com/citation-style-language/schema/raw/master/csl-citation.json&quot;,&quot;properties&quot;:{&quot;noteIndex&quot;:0,&quot;formattedCitation&quot;:&quot;[-@papert_epistemological_1990]&quot;},&quot;citationItems&quot;:[{&quot;suffix&quot;:&quot;&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suppress-author&quot;:true,&quot;uris&quot;:[&quot;http://zotero.org/users/1913249/items/PN46846P&quot;]}]} RNDjhxmepnqpg"/>&lt;Do Zotero Refresh: [-@papert_epistemological_1990]&gt;<text:reference-mark-end text:name="ZOTERO_ITEM CSL_CITATION {&quot;citationID&quot;:&quot;urldppnp&quot;,&quot;schema&quot;:&quot;https://github.com/citation-style-language/schema/raw/master/csl-citation.json&quot;,&quot;properties&quot;:{&quot;noteIndex&quot;:0,&quot;formattedCitation&quot;:&quot;[-@papert_epistemological_1990]&quot;},&quot;citationItems&quot;:[{&quot;suffix&quot;:&quot;&quot;,&quot;itemData&quot;:{&quot;issue&quot;:&quot;1&quot;,&quot;author&quot;:[{&quot;given&quot;:&quot;Seymour&quot;,&quot;family&quot;:&quot;Papert&quot;},{&quot;given&quot;:&quot;Sherry&quot;,&quot;family&quot;:&quot;Turkle&quot;}],&quot;volume&quot;:&quot;16&quot;,&quot;title&quot;:&quot;Epistemological Pluralism and the Revaluation of the Concrete&quot;,&quot;URL&quot;:&quot;http://www.papert.org/articles/EpistemologicalPluralism.html&quot;,&quot;type&quot;:&quot;article-journal&quot;,&quot;citation-key&quot;:&quot;papert_epistemological_1990&quot;,&quot;issued&quot;:{&quot;date-parts&quot;:[[&quot;1990&quot;]]},&quot;container-title&quot;:&quot;Signs&quot;,&quot;accessed&quot;:{&quot;date-parts&quot;:[[&quot;2017&quot;,11,1]]},&quot;id&quot;:&quot;papert_epistemological_1990&quot;},&quot;id&quot;:2017,&quot;uri&quot;:[&quot;http://zotero.org/users/1913249/items/PN46846P&quot;],&quot;prefix&quot;:&quot;&quot;,&quot;suppress-author&quot;:true,&quot;uris&quot;:[&quot;http://zotero.org/users/1913249/items/PN46846P&quot;]}]} RNDjhxmepnqpg"/>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list text:style-name="L25">
        <text:list-item>
          <text:p text:style-name="P30">positioning as intermediate</text:p>
        </text:list-item>
        <text:list-item>
          <text:p text:style-name="P30">looking at distinction in different studies in context</text:p>
        </text:list-item>
      </text:list>
      <text:p text:style-name="First_20_paragraph">I now returning to the proposal of GDPs as a useful intermediate level framework, given the framing of abstract in summary above, and explore this proposal using the findings of my research process.</text:p>
      <text:p text:style-name="Text_20_body"><text:span text:style-name="T1">positioning as intermediate</text:span></text:p>
      <text:p text:style-name="Text_20_body">Let us first re-examine the utility of term intermediate framework <text:reference-mark-start text:name="ZOTERO_ITEM CSL_CITATION {&quot;citationID&quot;:&quot;vbcyemfv&quot;,&quot;schema&quot;:&quot;https://github.com/citation-style-language/schema/raw/master/csl-citation.json&quot;,&quot;properties&quot;:{&quot;noteIndex&quot;:0,&quot;formattedCitation&quot;:&quot;[@eriksson_using_2019]&quot;},&quot;citationItems&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ffix&quot;:&quot;&quot;,&quot;uris&quot;:[&quot;http://zotero.org/users/1913249/items/YJKSC8LM&quot;]}]} RNDhjwivraguq"/>&lt;Do Zotero Refresh: [@eriksson_using_2019]&gt;<text:reference-mark-end text:name="ZOTERO_ITEM CSL_CITATION {&quot;citationID&quot;:&quot;vbcyemfv&quot;,&quot;schema&quot;:&quot;https://github.com/citation-style-language/schema/raw/master/csl-citation.json&quot;,&quot;properties&quot;:{&quot;noteIndex&quot;:0,&quot;formattedCitation&quot;:&quot;[@eriksson_using_2019]&quot;},&quot;citationItems&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ffix&quot;:&quot;&quot;,&quot;uris&quot;:[&quot;http://zotero.org/users/1913249/items/YJKSC8LM&quot;]}]} RNDhjwivraguq"/>. Does the framework provided by GDPs sit between a more abstract theory and concrete implementation given? Waite’s conception of LOA would place the implementation of each GDP at the highest level of abstraction. Whereas the more potentially transferable concepts of Wing’s take of CT would form a candidate for a higher generalisable theory which GDPs sit between that and concrete implementation. In the research of Eriksson et al (and the others) on GDPs <text:reference-mark-start text:name="ZOTERO_ITEM CSL_CITATION {&quot;citationID&quot;:&quot;viffpcru&quot;,&quot;schema&quot;:&quot;https://github.com/citation-style-language/schema/raw/master/csl-citation.json&quot;,&quot;properties&quot;:{&quot;noteIndex&quot;:0,&quot;formattedCitation&quot;:&quot;[-@eriksson_using_2019]&quot;},&quot;citationItems&quot;:[{&quot;suffix&quot;:&quot;&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ppress-author&quot;:true,&quot;uris&quot;:[&quot;http://zotero.org/users/1913249/items/YJKSC8LM&quot;]}]} RNDsfkilgkneo"/>&lt;Do Zotero Refresh: [-@eriksson_using_2019]&gt;<text:reference-mark-end text:name="ZOTERO_ITEM CSL_CITATION {&quot;citationID&quot;:&quot;viffpcru&quot;,&quot;schema&quot;:&quot;https://github.com/citation-style-language/schema/raw/master/csl-citation.json&quot;,&quot;properties&quot;:{&quot;noteIndex&quot;:0,&quot;formattedCitation&quot;:&quot;[-@eriksson_using_2019]&quot;},&quot;citationItems&quot;:[{&quot;suffix&quot;:&quot;&quot;,&quot;itemData&quot;:{&quot;source&quot;:&quot;DOI.org (Crossref)&quot;,&quot;publisher-place&quot;:&quot;Boise ID USA&quot;,&quot;language&quot;:&quot;en&quot;,&quot;page&quot;:&quot;15-25&quot;,&quot;URL&quot;:&quot;https://dl.acm.org/doi/10.1145/3311927.3323155&quot;,&quot;type&quot;:&quot;paper-conference&quot;,&quot;citation-key&quot;:&quot;eriksson_using_2019&quot;,&quot;event-place&quot;:&quot;Boise ID USA&quot;,&quot;container-title&quot;:&quot;Proceedings of the 18th ACM International Conference on Interaction Design and Children&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SBN&quot;:&quot;978-1-4503-6690-8&quot;,&quot;id&quot;:&quot;eriksson_using_2019&quot;,&quot;issued&quot;:{&quot;date-parts&quot;:[[&quot;2019&quot;,6,12]]},&quot;title&quot;:&quot;Using Gameplay Design Patterns with Children in the Redesign of a Collaborative Co-located Game&quot;,&quot;accessed&quot;:{&quot;date-parts&quot;:[[&quot;2022&quot;,8,9]]},&quot;publisher&quot;:&quot;ACM&quot;},&quot;id&quot;:3745,&quot;uri&quot;:[&quot;http://zotero.org/users/1913249/items/YJKSC8LM&quot;],&quot;prefix&quot;:&quot;&quot;,&quot;suppress-author&quot;:true,&quot;uris&quot;:[&quot;http://zotero.org/users/1913249/items/YJKSC8LM&quot;]}]} RNDsfkilgkneo"/>, the positioning as GDPs as an intermediate construct compared, the nature of the general theories are not clearly articulated. At this stage it is of value to looking past a potentially arbitrary placing of these levels of a hierarchy, to investigate instead the core value of the intermediate nature of the framework in the context of my research.</text:p>
      <text:p text:style-name="Text_20_body">ANYTHING HERE ON REPENNING?</text:p>
      <text:p text:style-name="Text_20_body"><text:span text:style-name="T1">The nature of intermediacy in the work of Eriksson et al and my own to framing analysis</text:span></text:p>
      <text:p text:style-name="Text_20_body">One of the more developed work in GDP as such a framework is in Eriksson et al. The context of their GDP study is distinct in that whereas the young people in the Stringforce study are making design suggestions to alter a game they are not making their own games by modifying computer code.</text:p>
      <text:p text:style-name="Text_20_body">This distinction is important as it drove a modification of their use of design patterns. Instead of a strongly coupled link between motivation, description and implementation articulated as a problem-solution structure which is present in convention conceptions of design patterns to focus only on descriptions of patterns rather than any detail of solution. In my design by contrast there is strong coupling between the role, description and implementation as illustrated by the structure of the supporting resources outlined in Chapter 5.</text:p>
      <text:p text:style-name="Text_20_body">This coupling bear examination in relation to the positioning of GDPs as a leading activity, as illustrated by my decision to treating the implementation of each GDPs as an activity system in itself. For participants, the framework of GDPs facilitates goal formation. Once engaged with this goal, participant can use the affordances of the design to traverse different LOA as articulated by Waite.</text:p>
      <text:p text:style-name="Text_20_body"><text:span text:style-name="T1">Turning to the utility</text:span></text:p>
      <text:p text:style-name="Text_20_body">Eriksson et al. note the utility of GDP concepts in several dimensions: as a lingua franca between researchers and participants; to help framing of analysis; and to help the inspiration of participants. ADD MORE. It should be noted that the greater part of this analysis focuses the utility for on the researcher rather than that of participants.</text:p>
      <text:p text:style-name="Text_20_body">Thus following section develops this line of research, making more explicit the observed and potential uses of GDPS in participant game making by participants, facilitators/teachers and researchers.</text:p>
      <text:h text:style-name="Heading_20_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D&quot;:&quot;ajjhtgqo&quot;,&quot;schema&quot;:&quot;https://github.com/citation-style-language/schema/raw/master/csl-citation.json&quot;,&quot;properties&quot;:{&quot;noteIndex&quot;:0,&quot;formattedCitation&quot;:&quot;[@muller_almost_2004-1; @waite_teaching_2021]&quot;},&quot;citationItems&quot;:[{&quot;itemData&quot;:{&quot;source&quot;:&quot;ACM Digital Library&quot;,&quot;page&quot;:&quot;102–106&quot;,&quot;URL&quot;:&quot;https://dl.acm.org/doi/10.1145/1026487.1008025&quot;,&quot;type&quot;:&quot;article-journal&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author&quot;:[{&quot;given&quot;:&quot;Orna&quot;,&quot;family&quot;:&quot;Muller&quot;},{&quot;given&quot;:&quot;Bruria&quot;,&quot;family&quot;:&quot;Haberman&quot;},{&quot;given&quot;:&quot;Haim&quot;,&quot;family&quot;:&quot;Averbuch&quot;}],&quot;DOI&quot;:&quot;10.1145/1026487.1008025&quot;,&quot;container-title-short&quot;:&quot;SIGCSE Bull.&quot;,&quot;volume&quot;:&quot;36&quot;,&quot;ISSN&quot;:&quot;0097-8418&quot;,&quot;id&quot;:&quot;muller_almost_2004-1&quot;,&quot;issued&quot;:{&quot;date-parts&quot;:[[&quot;2004&quot;,6,28]]},&quot;title&quot;:&quot;(An almost) pedagogical pattern for pattern-based problem-solving instruction&quot;,&quot;accessed&quot;:{&quot;date-parts&quot;:[[&quot;2024&quot;,2,27]]},&quot;container-title&quot;:&quot;ACM SIGCSE Bulletin&quot;},&quot;id&quot;:9297,&quot;uri&quot;:[&quot;http://zotero.org/users/1913249/items/FWFHWXNI&quot;],&quot;prefix&quot;:&quot;&quot;,&quot;suffix&quot;:&quot;&quot;,&quot;uris&quot;:[&quot;http://zotero.org/users/1913249/items/FWFHWXNI&quot;]},{&quot;itemData&quot;:{&quot;type&quot;:&quot;article-journal&quot;,&quot;title&quot;:&quot;Teaching programming in schools: A review of approaches and strategies&quot;,&quot;source&quot;:&quot;Zotero&quot;,&quot;id&quot;:&quot;waite_teaching_2021&quot;,&quot;issued&quot;:{&quot;date-parts&quot;:[[&quot;2021&quot;]]},&quot;language&quot;:&quot;en&quot;,&quot;author&quot;:[{&quot;given&quot;:&quot;Jane&quot;,&quot;family&quot;:&quot;Waite&quot;},{&quot;given&quot;:&quot;Sue&quot;,&quot;family&quot;:&quot;Sentance&quot;}],&quot;citation-key&quot;:&quot;waite_teaching_2021&quot;},&quot;id&quot;:9286,&quot;uri&quot;:[&quot;http://zotero.org/users/1913249/items/6FFQNNUX&quot;],&quot;prefix&quot;:&quot;&quot;,&quot;suffix&quot;:&quot;&quot;,&quot;uris&quot;:[&quot;http://zotero.org/users/1913249/items/6FFQNNUX&quot;]}]} RNDxrvsiqanvq"/>&lt;Do Zotero Refresh: [@muller_almost_2004-1; @waite_teaching_2021]&gt;<text:reference-mark-end text:name="ZOTERO_ITEM CSL_CITATION {&quot;citationID&quot;:&quot;ajjhtgqo&quot;,&quot;schema&quot;:&quot;https://github.com/citation-style-language/schema/raw/master/csl-citation.json&quot;,&quot;properties&quot;:{&quot;noteIndex&quot;:0,&quot;formattedCitation&quot;:&quot;[@muller_almost_2004-1; @waite_teaching_2021]&quot;},&quot;citationItems&quot;:[{&quot;itemData&quot;:{&quot;source&quot;:&quot;ACM Digital Library&quot;,&quot;page&quot;:&quot;102–106&quot;,&quot;URL&quot;:&quot;https://dl.acm.org/doi/10.1145/1026487.1008025&quot;,&quot;type&quot;:&quot;article-journal&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author&quot;:[{&quot;given&quot;:&quot;Orna&quot;,&quot;family&quot;:&quot;Muller&quot;},{&quot;given&quot;:&quot;Bruria&quot;,&quot;family&quot;:&quot;Haberman&quot;},{&quot;given&quot;:&quot;Haim&quot;,&quot;family&quot;:&quot;Averbuch&quot;}],&quot;DOI&quot;:&quot;10.1145/1026487.1008025&quot;,&quot;container-title-short&quot;:&quot;SIGCSE Bull.&quot;,&quot;volume&quot;:&quot;36&quot;,&quot;ISSN&quot;:&quot;0097-8418&quot;,&quot;id&quot;:&quot;muller_almost_2004-1&quot;,&quot;issued&quot;:{&quot;date-parts&quot;:[[&quot;2004&quot;,6,28]]},&quot;title&quot;:&quot;(An almost) pedagogical pattern for pattern-based problem-solving instruction&quot;,&quot;accessed&quot;:{&quot;date-parts&quot;:[[&quot;2024&quot;,2,27]]},&quot;container-title&quot;:&quot;ACM SIGCSE Bulletin&quot;},&quot;id&quot;:9297,&quot;uri&quot;:[&quot;http://zotero.org/users/1913249/items/FWFHWXNI&quot;],&quot;prefix&quot;:&quot;&quot;,&quot;suffix&quot;:&quot;&quot;,&quot;uris&quot;:[&quot;http://zotero.org/users/1913249/items/FWFHWXNI&quot;]},{&quot;itemData&quot;:{&quot;type&quot;:&quot;article-journal&quot;,&quot;title&quot;:&quot;Teaching programming in schools: A review of approaches and strategies&quot;,&quot;source&quot;:&quot;Zotero&quot;,&quot;id&quot;:&quot;waite_teaching_2021&quot;,&quot;issued&quot;:{&quot;date-parts&quot;:[[&quot;2021&quot;]]},&quot;language&quot;:&quot;en&quot;,&quot;author&quot;:[{&quot;given&quot;:&quot;Jane&quot;,&quot;family&quot;:&quot;Waite&quot;},{&quot;given&quot;:&quot;Sue&quot;,&quot;family&quot;:&quot;Sentance&quot;}],&quot;citation-key&quot;:&quot;waite_teaching_2021&quot;},&quot;id&quot;:9286,&quot;uri&quot;:[&quot;http://zotero.org/users/1913249/items/6FFQNNUX&quot;],&quot;prefix&quot;:&quot;&quot;,&quot;suffix&quot;:&quot;&quot;,&quot;uris&quot;:[&quot;http://zotero.org/users/1913249/items/6FFQNNUX&quot;]}]} RNDxrvsiqanvq"/>.</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6">
        <text:list-item>
          <text:p text:style-name="P31">Goal formation - in ideation, prioritisation.</text:p>
        </text:list-item>
        <text:list-item>
          <text:p text:style-name="P31">Navigation, structuring of resources and docs - and in a holistic sense<text:line-break/></text:p>
        </text:list-item>
        <text:list-item>
          <text:p text:style-name="P31">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actions and operations needed to complete it.</text:p>
      <text:p text:style-name="Text_20_body">Reflections in progression of design in P4 showed my reluctance to lead with or explicitly teach abstract concepts with CT. Further discussion on the dilemma of how explicit teaching of computational concepts should be in taken up in the following section addressing the perspective for designers / teachers.</text:p>
      <text:h text:style-name="Heading_20_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 and for facilitators and teachers in these fields.</text:p>
      <text:p text:style-name="Text_20_body">Turning to alignment with PBL research in (but perhaps not limited to) digital making,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qnkjsurd&quot;,&quot;schema&quot;:&quot;https://github.com/citation-style-language/schema/raw/master/csl-citation.json&quot;,&quot;properties&quot;:{&quot;noteIndex&quot;:0,&quot;formattedCitation&quot;:&quot;[@barron_doing_1998, p.63]&quot;},&quot;citationItems&quot;:[{&quot;locator&quot;:&quot;63&quot;,&quot;itemData&quot;:{&quot;issue&quot;:&quot;3-4&quot;,&quot;volume&quot;:&quot;7&quot;,&quot;source&quot;:&quot;Taylor and Francis+NEJM&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DOI&quot;:&quot;10.1080/10508406.1998.9672056&quot;,&quot;page&quot;:&quot;271-311&quot;,&quot;id&quot;:&quot;barron_doing_1998&quot;,&quot;URL&quot;:&quot;http://dx.doi.org/10.1080/10508406.1998.9672056&quot;,&quot;type&quot;:&quot;article-journal&quot;,&quot;citation-key&quot;:&quot;barron_doing_1998&quot;,&quot;issued&quot;:{&quot;date-parts&quot;:[[&quot;1998&quot;,7,1]]},&quot;container-title&quot;:&quot;Journal of the Learning Sciences&quot;,&quot;accessed&quot;:{&quot;date-parts&quot;:[[&quot;2017&quot;,10,16]]},&quot;title-short&quot;:&quot;Doing With Understanding&quot;},&quot;id&quot;:1721,&quot;uri&quot;:[&quot;http://zotero.org/users/1913249/items/4ZRWM3KG&quot;],&quot;prefix&quot;:&quot;&quot;,&quot;uris&quot;:[&quot;http://zotero.org/users/1913249/items/4ZRWM3KG&quot;]}]} RNDabreqsoaah"/>&lt;Do Zotero Refresh: [@barron_doing_1998, p.63]&gt;<text:reference-mark-end text:name="ZOTERO_ITEM CSL_CITATION {&quot;citationID&quot;:&quot;qnkjsurd&quot;,&quot;schema&quot;:&quot;https://github.com/citation-style-language/schema/raw/master/csl-citation.json&quot;,&quot;properties&quot;:{&quot;noteIndex&quot;:0,&quot;formattedCitation&quot;:&quot;[@barron_doing_1998, p.63]&quot;},&quot;citationItems&quot;:[{&quot;locator&quot;:&quot;63&quot;,&quot;itemData&quot;:{&quot;issue&quot;:&quot;3-4&quot;,&quot;volume&quot;:&quot;7&quot;,&quot;source&quot;:&quot;Taylor and Francis+NEJM&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N&quot;:&quot;1050-8406&quot;,&quot;DOI&quot;:&quot;10.1080/10508406.1998.9672056&quot;,&quot;page&quot;:&quot;271-311&quot;,&quot;id&quot;:&quot;barron_doing_1998&quot;,&quot;URL&quot;:&quot;http://dx.doi.org/10.1080/10508406.1998.9672056&quot;,&quot;type&quot;:&quot;article-journal&quot;,&quot;citation-key&quot;:&quot;barron_doing_1998&quot;,&quot;issued&quot;:{&quot;date-parts&quot;:[[&quot;1998&quot;,7,1]]},&quot;container-title&quot;:&quot;Journal of the Learning Sciences&quot;,&quot;accessed&quot;:{&quot;date-parts&quot;:[[&quot;2017&quot;,10,16]]},&quot;title-short&quot;:&quot;Doing With Understanding&quot;},&quot;id&quot;:1721,&quot;uri&quot;:[&quot;http://zotero.org/users/1913249/items/4ZRWM3KG&quot;],&quot;prefix&quot;:&quot;&quot;,&quot;uris&quot;:[&quot;http://zotero.org/users/1913249/items/4ZRWM3KG&quot;]}]} RNDabreqsoaah"/>.</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As a challenge to Waite’s initial statement on the value of explicitly teaching abstraction, my own notes and reflections (see appendix.learning in particular) map cautioned me against explicit teaching of abstraction and imposing shifts in perspectives for fear of interrupting the flow of participant making. 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grweirwq&quot;,&quot;schema&quot;:&quot;https://github.com/citation-style-language/schema/raw/master/csl-citation.json&quot;,&quot;properties&quot;:{&quot;noteIndex&quot;:0,&quot;formattedCitation&quot;:&quot;[@waite_abstraction_2018-1, p.21]&quot;},&quot;citationItems&quot;:[{&quot;locator&quot;:&quot;21&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uris&quot;:[&quot;http://zotero.org/users/1913249/items/8KSA6TV2&quot;]}]} RNDixeenvrxek"/>&lt;Do Zotero Refresh: [@waite_abstraction_2018-1, p.21]&gt;<text:reference-mark-end text:name="ZOTERO_ITEM CSL_CITATION {&quot;citationID&quot;:&quot;grweirwq&quot;,&quot;schema&quot;:&quot;https://github.com/citation-style-language/schema/raw/master/csl-citation.json&quot;,&quot;properties&quot;:{&quot;noteIndex&quot;:0,&quot;formattedCitation&quot;:&quot;[@waite_abstraction_2018-1, p.21]&quot;},&quot;citationItems&quot;:[{&quot;locator&quot;:&quot;21&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uris&quot;:[&quot;http://zotero.org/users/1913249/items/8KSA6TV2&quot;]}]} RNDixeenvrxek"/>. However, given that Waite’s subsequent research does not include examples of activity explicitly teaching abstraction <text:reference-mark-start text:name="ZOTERO_ITEM CSL_CITATION {&quot;citationID&quot;:&quot;swotygyo&quot;,&quot;schema&quot;:&quot;https://github.com/citation-style-language/schema/raw/master/csl-citation.json&quot;,&quot;properties&quot;:{&quot;noteIndex&quot;:0,&quot;formattedCitation&quot;:&quot;[@waite_abstraction_2018-1; @sentance_teachers_2019; @sentance_teaching_2019]&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quot;itemData&quot;:{&quot;source&quot;:&quot;DOI.org (Crossref)&quot;,&quot;publisher-place&quot;:&quot;Minneapolis MN USA&quot;,&quot;language&quot;:&quot;en&quot;,&quot;page&quot;:&quot;476-482&quot;,&quot;URL&quot;:&quot;https://dl.acm.org/doi/10.1145/3287324.3287477&quot;,&quot;type&quot;:&quot;paper-conference&quot;,&quot;citation-key&quot;:&quot;sentance_teachers_2019&quot;,&quot;event-place&quot;:&quot;Minneapolis MN US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DOI&quot;:&quot;10.1145/3287324.3287477&quot;,&quot;title&quot;:&quot;Teachers' Experiences of using PRIMM to Teach Programming in School&quot;,&quot;ISBN&quot;:&quot;978-1-4503-5890-3&quot;,&quot;id&quot;:&quot;sentance_teachers_2019&quot;,&quot;issued&quot;:{&quot;date-parts&quot;:[[&quot;2019&quot;,2,22]]},&quot;publisher&quot;:&quot;ACM&quot;,&quot;accessed&quot;:{&quot;date-parts&quot;:[[&quot;2020&quot;,10,17]]},&quot;container-title&quot;:&quot;Proceedings of the 50th ACM Technical Symposium on Computer Science Education&quot;},&quot;id&quot;:3664,&quot;uri&quot;:[&quot;http://zotero.org/users/1913249/items/7X4E3FII&quot;],&quot;prefix&quot;:&quot;&quot;,&quot;suffix&quot;:&quot;&quot;,&quot;uris&quot;:[&quot;http://zotero.org/users/1913249/items/7X4E3FII&quot;]},{&quot;itemData&quot;:{&quot;source&quot;:&quot;Taylor and Francis+NEJM&quot;,&quot;page&quot;:&quot;136-176&quot;,&quot;URL&quot;:&quot;https://doi.org/10.1080/08993408.2019.1608781&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issue&quot;:&quot;2-3&quot;,&quot;author&quot;:[{&quot;given&quot;:&quot;Sue&quot;,&quot;family&quot;:&quot;Sentance&quot;},{&quot;given&quot;:&quot;Jane&quot;,&quot;family&quot;:&quot;Waite&quot;},{&quot;given&quot;:&quot;Maria&quot;,&quot;family&quot;:&quot;Kallia&quot;}],&quot;DOI&quot;:&quot;10.1080/08993408.2019.1608781&quot;,&quot;ISSN&quot;:&quot;0899-3408&quot;,&quot;volume&quot;:&quot;29&quot;,&quot;id&quot;:&quot;sentance_teaching_2019&quot;,&quot;title&quot;:&quot;Teaching computer programming with PRIMM: a sociocultural perspective&quot;,&quot;issued&quot;:{&quot;date-parts&quot;:[[&quot;2019&quot;,7,3]]},&quot;publisher&quot;:&quot;Routledge&quot;,&quot;accessed&quot;:{&quot;date-parts&quot;:[[&quot;2023&quot;,3,15]]},&quot;container-title&quot;:&quot;Computer Science Education&quot;},&quot;id&quot;:3685,&quot;uri&quot;:[&quot;http://zotero.org/users/1913249/items/UVA9VT54&quot;],&quot;prefix&quot;:&quot;&quot;,&quot;suffix&quot;:&quot;&quot;,&quot;uris&quot;:[&quot;http://zotero.org/users/1913249/items/UVA9VT54&quot;]}]} RNDymoyuvprzy"/>&lt;Do Zotero Refresh: [@waite_abstraction_2018-1; @sentance_teachers_2019; @sentance_teaching_2019]&gt;<text:reference-mark-end text:name="ZOTERO_ITEM CSL_CITATION {&quot;citationID&quot;:&quot;swotygyo&quot;,&quot;schema&quot;:&quot;https://github.com/citation-style-language/schema/raw/master/csl-citation.json&quot;,&quot;properties&quot;:{&quot;noteIndex&quot;:0,&quot;formattedCitation&quot;:&quot;[@waite_abstraction_2018-1; @sentance_teachers_2019; @sentance_teaching_2019]&quot;},&quot;citationItems&quot;:[{&quot;itemData&quot;:{&quot;license&quot;:&quot;Copyright (c) 2018 Jane Lisa Waite, Paul Curzon, William Marsh, Sue Sentance, Alex Hadwen-Bennett&quot;,&quot;source&quot;:&quot;ijcses.org&quot;,&quot;language&quot;:&quot;en&quot;,&quot;page&quot;:&quot;14-40&quot;,&quot;URL&quot;:&quot;https://ijcses.org/index.php/ijcses/article/view/23&quot;,&quot;type&quot;:&quot;article-journal&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itle-short&quot;:&quot;Abstraction in action&quot;,&quot;issue&quot;:&quot;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number&quot;:&quot;1&quot;,&quot;volume&quot;:&quot;2&quot;,&quot;title&quot;:&quot;Abstraction in action: K-5 teachers' uses of levels of abstraction, particularly the design level, in teaching programming.&quot;,&quot;id&quot;:&quot;waite_abstraction_2018-1&quot;,&quot;issued&quot;:{&quot;date-parts&quot;:[[&quot;2018&quot;,1,31]]},&quot;container-title&quot;:&quot;International Journal of Computer Science Education in Schools&quot;,&quot;accessed&quot;:{&quot;date-parts&quot;:[[&quot;2020&quot;,10,17]]},&quot;ISSN&quot;:&quot;2513-8359&quot;},&quot;id&quot;:3663,&quot;uri&quot;:[&quot;http://zotero.org/users/1913249/items/8KSA6TV2&quot;],&quot;prefix&quot;:&quot;&quot;,&quot;suffix&quot;:&quot;&quot;,&quot;uris&quot;:[&quot;http://zotero.org/users/1913249/items/8KSA6TV2&quot;]},{&quot;itemData&quot;:{&quot;source&quot;:&quot;DOI.org (Crossref)&quot;,&quot;publisher-place&quot;:&quot;Minneapolis MN USA&quot;,&quot;language&quot;:&quot;en&quot;,&quot;page&quot;:&quot;476-482&quot;,&quot;URL&quot;:&quot;https://dl.acm.org/doi/10.1145/3287324.3287477&quot;,&quot;type&quot;:&quot;paper-conference&quot;,&quot;citation-key&quot;:&quot;sentance_teachers_2019&quot;,&quot;event-place&quot;:&quot;Minneapolis MN US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DOI&quot;:&quot;10.1145/3287324.3287477&quot;,&quot;title&quot;:&quot;Teachers' Experiences of using PRIMM to Teach Programming in School&quot;,&quot;ISBN&quot;:&quot;978-1-4503-5890-3&quot;,&quot;id&quot;:&quot;sentance_teachers_2019&quot;,&quot;issued&quot;:{&quot;date-parts&quot;:[[&quot;2019&quot;,2,22]]},&quot;publisher&quot;:&quot;ACM&quot;,&quot;accessed&quot;:{&quot;date-parts&quot;:[[&quot;2020&quot;,10,17]]},&quot;container-title&quot;:&quot;Proceedings of the 50th ACM Technical Symposium on Computer Science Education&quot;},&quot;id&quot;:3664,&quot;uri&quot;:[&quot;http://zotero.org/users/1913249/items/7X4E3FII&quot;],&quot;prefix&quot;:&quot;&quot;,&quot;suffix&quot;:&quot;&quot;,&quot;uris&quot;:[&quot;http://zotero.org/users/1913249/items/7X4E3FII&quot;]},{&quot;itemData&quot;:{&quot;source&quot;:&quot;Taylor and Francis+NEJM&quot;,&quot;page&quot;:&quot;136-176&quot;,&quot;URL&quot;:&quot;https://doi.org/10.1080/08993408.2019.1608781&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issue&quot;:&quot;2-3&quot;,&quot;author&quot;:[{&quot;given&quot;:&quot;Sue&quot;,&quot;family&quot;:&quot;Sentance&quot;},{&quot;given&quot;:&quot;Jane&quot;,&quot;family&quot;:&quot;Waite&quot;},{&quot;given&quot;:&quot;Maria&quot;,&quot;family&quot;:&quot;Kallia&quot;}],&quot;DOI&quot;:&quot;10.1080/08993408.2019.1608781&quot;,&quot;ISSN&quot;:&quot;0899-3408&quot;,&quot;volume&quot;:&quot;29&quot;,&quot;id&quot;:&quot;sentance_teaching_2019&quot;,&quot;title&quot;:&quot;Teaching computer programming with PRIMM: a sociocultural perspective&quot;,&quot;issued&quot;:{&quot;date-parts&quot;:[[&quot;2019&quot;,7,3]]},&quot;publisher&quot;:&quot;Routledge&quot;,&quot;accessed&quot;:{&quot;date-parts&quot;:[[&quot;2023&quot;,3,15]]},&quot;container-title&quot;:&quot;Computer Science Education&quot;},&quot;id&quot;:3685,&quot;uri&quot;:[&quot;http://zotero.org/users/1913249/items/UVA9VT54&quot;],&quot;prefix&quot;:&quot;&quot;,&quot;suffix&quot;:&quot;&quot;,&quot;uris&quot;:[&quot;http://zotero.org/users/1913249/items/UVA9VT54&quot;]}]} RNDymoyuvprzy"/>, what counts as explicit teaching of abstraction is not clear.</text:p>
      <text:p text:style-name="Text_20_body">This question returns us to issues of how much such abstraction and other elements of abstract CT are concepts that need to be explicitly taught or something which is picked up an embedded skill through a more bricolage approach.</text:p>
      <text:p text:style-name="Text_20_body">As explored in Chapter 2 the literature review paints a very mixed picture in this regard and while it is problematised in relation to agency development later, this research doesn’t negate the value of explicit teaching of computational thinking,</text:p>
      <text:p text:style-name="Text_20_body">However this research contends that GDPs are a more suitable accessible framework than that of computational thinking when making games and as such should be the leading and guiding pedagogical framework. If a knowledge of CT is needed by the learning context then it could be profitably explored in other ways. For example, developing resources suitable for such reflection, for instance a learning map to be used by participants and teachers as explred in P4 . Linking from docs to descriptions of the characteristics. Thus not a leading pedagogical framework but a map of possible skills and concepts made possible by the leading activity.</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a collection of GDPs, as an productive research and pedagogical framework. The data of the last chapter contributes a series of grounded pedagogical instances via examples which map a concrete pedagogical process to theoretical observations.</text:p>
      <text:p text:style-name="Text_20_body">As concept was originally framed in terms of it’s utility for researchers in HCI, the refaming of the last section to explore its utility from the perspective of learners and teachers also requires a change in terminology. Instead of an <text:span text:style-name="T2">intermediate framework</text:span>, I propose the term <text:span text:style-name="T2">gateway framework</text:span> to avoid the confusion explored earlier in terms of position within a hierarchy.</text:p>
      <text:p text:style-name="Text_20_body">Within this line of inquiry concerning navigation of different levels of abstraction within this process, the characteristics of such a framework would be that it:</text:p>
      <text:list text:style-name="L27">
        <text:list-item>
          <text:p text:style-name="P32">guides learners to use GDPs as their primary leading activity, or object in CHAT terms</text:p>
        </text:list-item>
        <text:list-item>
          <text:p text:style-name="P32">provide a documentation supporting structure aligned to these sub-goals</text:p>
        </text:list-item>
        <text:list-item>
          <text:p text:style-name="P32">is strongly coupled with object output, ideally via rapid responses</text:p>
        </text:list-item>
      </text:list>
      <text:p text:style-name="First_20_paragraph">This gateway framework driven by strong coupling between levels of abstraction, may also facilitate reflection structured using the learning map. This was an area of development in P4, with a diagram expressed which drew on the concept of semantic waves DROP OR REVISE?. This is an strong candidate for further research.</text:p>
      <text:p text:style-name="Text_20_body">PERHAPS BRING UP UP TO DATE ISSUE OF TRANSFER. - BUT PERHAPS LEAVE FOR CONCLUSION. NOTE ALSO THE BALANCE BETWEEN CT CONCRETE SKILLS AND TRANSFER IN <text:reference-mark-start text:name="ZOTERO_ITEM CSL_CITATION {&quot;citationID&quot;:&quot;iwpqtuug&quot;,&quot;schema&quot;:&quot;https://github.com/citation-style-language/schema/raw/master/csl-citation.json&quot;,&quot;properties&quot;:{&quot;noteIndex&quot;:0,&quot;formattedCitation&quot;:&quot;[@kynigos_modifying_2020]&quot;},&quot;citationItems&quot;:[{&quot;itemData&quot;:{&quot;license&quot;:&quot;© 2020 British Educational Research Association&quot;,&quot;source&quot;:&quot;Wiley Online Library&quot;,&quot;language&quot;:&quot;en&quot;,&quot;page&quot;:&quot;2252-2267&quot;,&quot;URL&quot;:&quot;https://onlinelibrary.wiley.com/doi/abs/10.1111/bjet.12898&quot;,&quot;type&quot;:&quot;article-journal&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title-short&quot;:&quot;Modifying games with ChoiCo&quot;,&quot;issue&quot;:&quot;6&quot;,&quot;author&quot;:[{&quot;given&quot;:&quot;Chronis&quot;,&quot;family&quot;:&quot;Kynigos&quot;},{&quot;given&quot;:&quot;Marianthi&quot;,&quot;family&quot;:&quot;Grizioti&quot;}],&quot;DOI&quot;:&quot;10.1111/bjet.12898&quot;,&quot;volume&quot;:&quot;51&quot;,&quot;id&quot;:&quot;kynigos_modifying_2020&quot;,&quot;title&quot;:&quot;Modifying games with ChoiCo: Integrated affordances and engineered bugs for computational thinking&quot;,&quot;issued&quot;:{&quot;date-parts&quot;:[[&quot;2020&quot;]]},&quot;container-title&quot;:&quot;British Journal of Educational Technology&quot;,&quot;accessed&quot;:{&quot;date-parts&quot;:[[&quot;2023&quot;,6,12]]},&quot;ISSN&quot;:&quot;1467-8535&quot;},&quot;id&quot;:8688,&quot;uri&quot;:[&quot;http://zotero.org/users/1913249/items/2IJWQ7QD&quot;],&quot;prefix&quot;:&quot;&quot;,&quot;suffix&quot;:&quot;&quot;,&quot;uris&quot;:[&quot;http://zotero.org/users/1913249/items/2IJWQ7QD&quot;]}]} RNDpmeuwwrkpp"/>&lt;Do Zotero Refresh: [@kynigos_modifying_2020]&gt;<text:reference-mark-end text:name="ZOTERO_ITEM CSL_CITATION {&quot;citationID&quot;:&quot;iwpqtuug&quot;,&quot;schema&quot;:&quot;https://github.com/citation-style-language/schema/raw/master/csl-citation.json&quot;,&quot;properties&quot;:{&quot;noteIndex&quot;:0,&quot;formattedCitation&quot;:&quot;[@kynigos_modifying_2020]&quot;},&quot;citationItems&quot;:[{&quot;itemData&quot;:{&quot;license&quot;:&quot;© 2020 British Educational Research Association&quot;,&quot;source&quot;:&quot;Wiley Online Library&quot;,&quot;language&quot;:&quot;en&quot;,&quot;page&quot;:&quot;2252-2267&quot;,&quot;URL&quot;:&quot;https://onlinelibrary.wiley.com/doi/abs/10.1111/bjet.12898&quot;,&quot;type&quot;:&quot;article-journal&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title-short&quot;:&quot;Modifying games with ChoiCo&quot;,&quot;issue&quot;:&quot;6&quot;,&quot;author&quot;:[{&quot;given&quot;:&quot;Chronis&quot;,&quot;family&quot;:&quot;Kynigos&quot;},{&quot;given&quot;:&quot;Marianthi&quot;,&quot;family&quot;:&quot;Grizioti&quot;}],&quot;DOI&quot;:&quot;10.1111/bjet.12898&quot;,&quot;volume&quot;:&quot;51&quot;,&quot;id&quot;:&quot;kynigos_modifying_2020&quot;,&quot;title&quot;:&quot;Modifying games with ChoiCo: Integrated affordances and engineered bugs for computational thinking&quot;,&quot;issued&quot;:{&quot;date-parts&quot;:[[&quot;2020&quot;]]},&quot;container-title&quot;:&quot;British Journal of Educational Technology&quot;,&quot;accessed&quot;:{&quot;date-parts&quot;:[[&quot;2023&quot;,6,12]]},&quot;ISSN&quot;:&quot;1467-8535&quot;},&quot;id&quot;:8688,&quot;uri&quot;:[&quot;http://zotero.org/users/1913249/items/2IJWQ7QD&quot;],&quot;prefix&quot;:&quot;&quot;,&quot;suffix&quot;:&quot;&quot;,&quot;uris&quot;:[&quot;http://zotero.org/users/1913249/items/2IJWQ7QD&quot;]}]} RNDpmeuwwrkpp"/></text:p>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How then does this impact on conceptions of valuable pedagogies to help the development of coding fluency (NOTE THIS IS NOW MISSING FROM THE RQ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qodpasnv&quot;,&quot;schema&quot;:&quot;https://github.com/citation-style-language/schema/raw/master/csl-citation.json&quot;,&quot;properties&quot;:{&quot;noteIndex&quot;:0,&quot;formattedCitation&quot;:&quot;[@resnick_seeds_2020]&quot;},&quot;citationItems&quot;:[{&quot;itemData&quot;:{&quot;author&quot;:[{&quot;given&quot;:&quot;Mitchel&quot;,&quot;family&quot;:&quot;Resnick&quot;}],&quot;language&quot;:&quot;en&quot;,&quot;title&quot;:&quot;The Seeds That Seymour Sowed&quot;,&quot;container-title&quot;:&quot;Medium&quot;,&quot;URL&quot;:&quot;https://mres.medium.com/the-seeds-that-seymour-sowed-c2860379617b&quot;,&quot;type&quot;:&quot;post-weblog&quot;,&quot;citation-key&quot;:&quot;resnick_seeds_2020&quot;,&quot;issued&quot;:{&quot;date-parts&quot;:[[&quot;2020&quot;,10,16]]},&quot;abstract&quot;:&quot;(I wrote this essay as the Foreword to the new edition of Seymour Papert’s classic book Mindstorms.)&quot;,&quot;accessed&quot;:{&quot;date-parts&quot;:[[&quot;2025&quot;,2,25]]},&quot;id&quot;:&quot;resnick_seeds_2020&quot;},&quot;id&quot;:10125,&quot;uri&quot;:[&quot;http://zotero.org/users/1913249/items/8ES6UUHW&quot;],&quot;prefix&quot;:&quot;&quot;,&quot;suffix&quot;:&quot;&quot;,&quot;uris&quot;:[&quot;http://zotero.org/users/1913249/items/8ES6UUHW&quot;]}]} RNDncmnbvkqld"/>&lt;Do Zotero Refresh: [@resnick_seeds_2020]&gt;<text:reference-mark-end text:name="ZOTERO_ITEM CSL_CITATION {&quot;citationID&quot;:&quot;qodpasnv&quot;,&quot;schema&quot;:&quot;https://github.com/citation-style-language/schema/raw/master/csl-citation.json&quot;,&quot;properties&quot;:{&quot;noteIndex&quot;:0,&quot;formattedCitation&quot;:&quot;[@resnick_seeds_2020]&quot;},&quot;citationItems&quot;:[{&quot;itemData&quot;:{&quot;author&quot;:[{&quot;given&quot;:&quot;Mitchel&quot;,&quot;family&quot;:&quot;Resnick&quot;}],&quot;language&quot;:&quot;en&quot;,&quot;title&quot;:&quot;The Seeds That Seymour Sowed&quot;,&quot;container-title&quot;:&quot;Medium&quot;,&quot;URL&quot;:&quot;https://mres.medium.com/the-seeds-that-seymour-sowed-c2860379617b&quot;,&quot;type&quot;:&quot;post-weblog&quot;,&quot;citation-key&quot;:&quot;resnick_seeds_2020&quot;,&quot;issued&quot;:{&quot;date-parts&quot;:[[&quot;2020&quot;,10,16]]},&quot;abstract&quot;:&quot;(I wrote this essay as the Foreword to the new edition of Seymour Papert’s classic book Mindstorms.)&quot;,&quot;accessed&quot;:{&quot;date-parts&quot;:[[&quot;2025&quot;,2,25]]},&quot;id&quot;:&quot;resnick_seeds_2020&quot;},&quot;id&quot;:10125,&quot;uri&quot;:[&quot;http://zotero.org/users/1913249/items/8ES6UUHW&quot;],&quot;prefix&quot;:&quot;&quot;,&quot;suffix&quot;:&quot;&quot;,&quot;uris&quot;:[&quot;http://zotero.org/users/1913249/items/8ES6UUHW&quot;]}]} RNDncmnbvkqld"/>). These include physical computing, use of textiles [].</text:p>
      <text:p text:style-name="Text_20_body">Additionally while the work of Waite and Sentence begins to address sociocultural aspects <text:reference-mark-start text:name="ZOTERO_ITEM CSL_CITATION {&quot;citationID&quot;:&quot;kgkasovp&quot;,&quot;schema&quot;:&quot;https://github.com/citation-style-language/schema/raw/master/csl-citation.json&quot;,&quot;properties&quot;:{&quot;noteIndex&quot;:0,&quot;formattedCitation&quot;:&quot;[@sentance_teaching_2019; @hwang_using_2023]&quot;},&quot;citationItems&quot;:[{&quot;itemData&quot;:{&quot;source&quot;:&quot;Taylor and Francis+NEJM&quot;,&quot;page&quot;:&quot;136-176&quot;,&quot;URL&quot;:&quot;https://doi.org/10.1080/08993408.2019.1608781&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issue&quot;:&quot;2-3&quot;,&quot;author&quot;:[{&quot;given&quot;:&quot;Sue&quot;,&quot;family&quot;:&quot;Sentance&quot;},{&quot;given&quot;:&quot;Jane&quot;,&quot;family&quot;:&quot;Waite&quot;},{&quot;given&quot;:&quot;Maria&quot;,&quot;family&quot;:&quot;Kallia&quot;}],&quot;DOI&quot;:&quot;10.1080/08993408.2019.1608781&quot;,&quot;ISSN&quot;:&quot;0899-3408&quot;,&quot;volume&quot;:&quot;29&quot;,&quot;id&quot;:&quot;sentance_teaching_2019&quot;,&quot;title&quot;:&quot;Teaching computer programming with PRIMM: a sociocultural perspective&quot;,&quot;issued&quot;:{&quot;date-parts&quot;:[[&quot;2019&quot;,7,3]]},&quot;publisher&quot;:&quot;Routledge&quot;,&quot;accessed&quot;:{&quot;date-parts&quot;:[[&quot;2023&quot;,3,15]]},&quot;container-title&quot;:&quot;Computer Science Education&quot;},&quot;id&quot;:3685,&quot;uri&quot;:[&quot;http://zotero.org/users/1913249/items/UVA9VT54&quot;],&quot;prefix&quot;:&quot;&quot;,&quot;suffix&quot;:&quot;&quot;,&quot;uris&quot;:[&quot;http://zotero.org/users/1913249/items/UVA9VT54&quot;]},{&quot;itemData&quot;:{&quot;source&quot;:&quot;DOI.org (Crossref)&quot;,&quot;publisher-place&quot;:&quot;Chicago IL USA&quot;,&quot;language&quot;:&quot;en&quot;,&quot;page&quot;:&quot;206-221&quot;,&quot;URL&quot;:&quot;https://dl.acm.org/doi/10.1145/3568813.3600112&quot;,&quot;type&quot;:&quot;paper-conference&quot;,&quot;citation-key&quot;:&quot;hwang_using_2023&quot;,&quot;event-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author&quot;:[{&quot;given&quot;:&quot;Yujeong&quot;,&quot;family&quot;:&quot;Hwang&quot;},{&quot;given&quot;:&quot;Anjali&quot;,&quot;family&quot;:&quot;Das&quot;},{&quot;given&quot;:&quot;Jane&quot;,&quot;family&quot;:&quot;Waite&quot;},{&quot;given&quot;:&quot;Sue&quot;,&quot;family&quot;:&quot;Sentance&quot;}],&quot;DOI&quot;:&quot;10.1145/3568813.3600112&quot;,&quot;title&quot;:&quot;Using a Sociological Lens to Investigate Computing Teachers’ Culturally Responsive Classroom Practices&quot;,&quot;ISBN&quot;:&quot;978-1-4503-9976-0&quot;,&quot;id&quot;:&quot;hwang_using_2023&quot;,&quot;issued&quot;:{&quot;date-parts&quot;:[[&quot;2023&quot;,8,7]]},&quot;publisher&quot;:&quot;ACM&quot;,&quot;accessed&quot;:{&quot;date-parts&quot;:[[&quot;2025&quot;,2,25]]},&quot;container-title&quot;:&quot;Proceedings of the 2023 ACM Conference on International Computing Education Research V.1&quot;},&quot;id&quot;:10128,&quot;uri&quot;:[&quot;http://zotero.org/users/1913249/items/YS9F7644&quot;],&quot;prefix&quot;:&quot;&quot;,&quot;suffix&quot;:&quot;&quot;,&quot;uris&quot;:[&quot;http://zotero.org/users/1913249/items/YS9F7644&quot;]}]} RNDlmzbbqpffq"/>&lt;Do Zotero Refresh: [@sentance_teaching_2019; @hwang_using_2023]&gt;<text:reference-mark-end text:name="ZOTERO_ITEM CSL_CITATION {&quot;citationID&quot;:&quot;kgkasovp&quot;,&quot;schema&quot;:&quot;https://github.com/citation-style-language/schema/raw/master/csl-citation.json&quot;,&quot;properties&quot;:{&quot;noteIndex&quot;:0,&quot;formattedCitation&quot;:&quot;[@sentance_teaching_2019; @hwang_using_2023]&quot;},&quot;citationItems&quot;:[{&quot;itemData&quot;:{&quot;source&quot;:&quot;Taylor and Francis+NEJM&quot;,&quot;page&quot;:&quot;136-176&quot;,&quot;URL&quot;:&quot;https://doi.org/10.1080/08993408.2019.1608781&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short&quot;:&quot;Teaching computer programming with PRIMM&quot;,&quot;issue&quot;:&quot;2-3&quot;,&quot;author&quot;:[{&quot;given&quot;:&quot;Sue&quot;,&quot;family&quot;:&quot;Sentance&quot;},{&quot;given&quot;:&quot;Jane&quot;,&quot;family&quot;:&quot;Waite&quot;},{&quot;given&quot;:&quot;Maria&quot;,&quot;family&quot;:&quot;Kallia&quot;}],&quot;DOI&quot;:&quot;10.1080/08993408.2019.1608781&quot;,&quot;ISSN&quot;:&quot;0899-3408&quot;,&quot;volume&quot;:&quot;29&quot;,&quot;id&quot;:&quot;sentance_teaching_2019&quot;,&quot;title&quot;:&quot;Teaching computer programming with PRIMM: a sociocultural perspective&quot;,&quot;issued&quot;:{&quot;date-parts&quot;:[[&quot;2019&quot;,7,3]]},&quot;publisher&quot;:&quot;Routledge&quot;,&quot;accessed&quot;:{&quot;date-parts&quot;:[[&quot;2023&quot;,3,15]]},&quot;container-title&quot;:&quot;Computer Science Education&quot;},&quot;id&quot;:3685,&quot;uri&quot;:[&quot;http://zotero.org/users/1913249/items/UVA9VT54&quot;],&quot;prefix&quot;:&quot;&quot;,&quot;suffix&quot;:&quot;&quot;,&quot;uris&quot;:[&quot;http://zotero.org/users/1913249/items/UVA9VT54&quot;]},{&quot;itemData&quot;:{&quot;source&quot;:&quot;DOI.org (Crossref)&quot;,&quot;publisher-place&quot;:&quot;Chicago IL USA&quot;,&quot;language&quot;:&quot;en&quot;,&quot;page&quot;:&quot;206-221&quot;,&quot;URL&quot;:&quot;https://dl.acm.org/doi/10.1145/3568813.3600112&quot;,&quot;type&quot;:&quot;paper-conference&quot;,&quot;citation-key&quot;:&quot;hwang_using_2023&quot;,&quot;event-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author&quot;:[{&quot;given&quot;:&quot;Yujeong&quot;,&quot;family&quot;:&quot;Hwang&quot;},{&quot;given&quot;:&quot;Anjali&quot;,&quot;family&quot;:&quot;Das&quot;},{&quot;given&quot;:&quot;Jane&quot;,&quot;family&quot;:&quot;Waite&quot;},{&quot;given&quot;:&quot;Sue&quot;,&quot;family&quot;:&quot;Sentance&quot;}],&quot;DOI&quot;:&quot;10.1145/3568813.3600112&quot;,&quot;title&quot;:&quot;Using a Sociological Lens to Investigate Computing Teachers’ Culturally Responsive Classroom Practices&quot;,&quot;ISBN&quot;:&quot;978-1-4503-9976-0&quot;,&quot;id&quot;:&quot;hwang_using_2023&quot;,&quot;issued&quot;:{&quot;date-parts&quot;:[[&quot;2023&quot;,8,7]]},&quot;publisher&quot;:&quot;ACM&quot;,&quot;accessed&quot;:{&quot;date-parts&quot;:[[&quot;2025&quot;,2,25]]},&quot;container-title&quot;:&quot;Proceedings of the 2023 ACM Conference on International Computing Education Research V.1&quot;},&quot;id&quot;:10128,&quot;uri&quot;:[&quot;http://zotero.org/users/1913249/items/YS9F7644&quot;],&quot;prefix&quot;:&quot;&quot;,&quot;suffix&quot;:&quot;&quot;,&quot;uris&quot;:[&quot;http://zotero.org/users/1913249/items/YS9F7644&quot;]}]} RNDlmzbbqpffq"/>, this work integrates the aims of inclusion more closely within the project goals.</text:p>
      <text:p text:style-name="Text_20_body">A process explored in the following section.</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8">
        <text:list-item>
          <text:p text:style-name="P33">recap on germ cell as common focus point for mediation (some designed or apporpirated)</text:p>
        </text:list-item>
        <text:list-item>
          <text:p text:style-name="P33">When novel forms of mediation present, gdps sometimes used - thus as double stimulation</text:p>
        </text:list-item>
        <text:list-item>
          <text:p text:style-name="P33">This is a transformation / expansion in 3GAT terms, recap as a resolution of tensions, and a manifestation of agency</text:p>
        </text:list-item>
        <text:list-item>
          <text:p text:style-name="P33">Give a summary of examples of transformational agency</text:p>
        </text:list-item>
        <text:list-item>
          <text:p text:style-name="P33">Briefly touch on the job of the learning designer within concept of F.I</text:p>
        </text:list-item>
        <text:list-item>
          <text:p text:style-name="P33">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s these tensions and presents related finding using varied conceptions of agency aligned to the sociocultural theoretical framework of this study.</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ytmlwyyx&quot;,&quot;schema&quot;:&quot;https://github.com/citation-style-language/schema/raw/master/csl-citation.json&quot;,&quot;properties&quot;:{&quot;noteIndex&quot;:0,&quot;formattedCitation&quot;:&quot;[@matusov_mapping_2016]&quot;},&quot;citationItems&quot;:[{&quot;itemData&quot;:{&quot;source&quot;:&quot;Springer Link&quot;,&quot;language&quot;:&quot;en&quot;,&quot;page&quot;:&quot;420-446&quot;,&quot;URL&quot;:&quot;https://doi.org/10.1007/s12124-015-9336-0&quot;,&quot;type&quot;:&quot;article-journal&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author&quot;:[{&quot;given&quot;:&quot;Eugene&quot;,&quot;family&quot;:&quot;Matusov&quot;},{&quot;given&quot;:&quot;Katherine&quot;,&quot;non-dropping-particle&quot;:&quot;von&quot;,&quot;family&quot;:&quot;Duyke&quot;},{&quot;given&quot;:&quot;Shakhnoza&quot;,&quot;family&quot;:&quot;Kayumova&quot;}],&quot;DOI&quot;:&quot;10.1007/s12124-015-9336-0&quot;,&quot;container-title-short&quot;:&quot;Integr. psych. behav.&quot;,&quot;volume&quot;:&quot;50&quot;,&quot;ISSN&quot;:&quot;1936-3567&quot;,&quot;id&quot;:&quot;matusov_mapping_2016&quot;,&quot;issued&quot;:{&quot;date-parts&quot;:[[&quot;2016&quot;,9,1]]},&quot;title&quot;:&quot;Mapping Concepts of Agency in Educational Contexts&quot;,&quot;accessed&quot;:{&quot;date-parts&quot;:[[&quot;2023&quot;,6,19]]},&quot;container-title&quot;:&quot;Integrative Psychological and Behavioral Science&quot;},&quot;id&quot;:8819,&quot;uri&quot;:[&quot;http://zotero.org/users/1913249/items/ZU33LZ9E&quot;],&quot;prefix&quot;:&quot;&quot;,&quot;suffix&quot;:&quot;&quot;,&quot;uris&quot;:[&quot;http://zotero.org/users/1913249/items/ZU33LZ9E&quot;]}]} RNDtinfmymwze"/>&lt;Do Zotero Refresh: [@matusov_mapping_2016]&gt;<text:reference-mark-end text:name="ZOTERO_ITEM CSL_CITATION {&quot;citationID&quot;:&quot;ytmlwyyx&quot;,&quot;schema&quot;:&quot;https://github.com/citation-style-language/schema/raw/master/csl-citation.json&quot;,&quot;properties&quot;:{&quot;noteIndex&quot;:0,&quot;formattedCitation&quot;:&quot;[@matusov_mapping_2016]&quot;},&quot;citationItems&quot;:[{&quot;itemData&quot;:{&quot;source&quot;:&quot;Springer Link&quot;,&quot;language&quot;:&quot;en&quot;,&quot;page&quot;:&quot;420-446&quot;,&quot;URL&quot;:&quot;https://doi.org/10.1007/s12124-015-9336-0&quot;,&quot;type&quot;:&quot;article-journal&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author&quot;:[{&quot;given&quot;:&quot;Eugene&quot;,&quot;family&quot;:&quot;Matusov&quot;},{&quot;given&quot;:&quot;Katherine&quot;,&quot;non-dropping-particle&quot;:&quot;von&quot;,&quot;family&quot;:&quot;Duyke&quot;},{&quot;given&quot;:&quot;Shakhnoza&quot;,&quot;family&quot;:&quot;Kayumova&quot;}],&quot;DOI&quot;:&quot;10.1007/s12124-015-9336-0&quot;,&quot;container-title-short&quot;:&quot;Integr. psych. behav.&quot;,&quot;volume&quot;:&quot;50&quot;,&quot;ISSN&quot;:&quot;1936-3567&quot;,&quot;id&quot;:&quot;matusov_mapping_2016&quot;,&quot;issued&quot;:{&quot;date-parts&quot;:[[&quot;2016&quot;,9,1]]},&quot;title&quot;:&quot;Mapping Concepts of Agency in Educational Contexts&quot;,&quot;accessed&quot;:{&quot;date-parts&quot;:[[&quot;2023&quot;,6,19]]},&quot;container-title&quot;:&quot;Integrative Psychological and Behavioral Science&quot;},&quot;id&quot;:8819,&quot;uri&quot;:[&quot;http://zotero.org/users/1913249/items/ZU33LZ9E&quot;],&quot;prefix&quot;:&quot;&quot;,&quot;suffix&quot;:&quot;&quot;,&quot;uris&quot;:[&quot;http://zotero.org/users/1913249/items/ZU33LZ9E&quot;]}]} RNDtinfmymwze"/>. (See methodology chapter).</text:p>
      <text:p text:style-name="Text_20_body">To summarise similarities and distinctions between mediation and double stimulation <text:reference-mark-start text:name="ZOTERO_ITEM CSL_CITATION {&quot;citationID&quot;:&quot;lutxgtzi&quot;,&quot;schema&quot;:&quot;https://github.com/citation-style-language/schema/raw/master/csl-citation.json&quot;,&quot;properties&quot;:{&quot;noteIndex&quot;:0,&quot;formattedCitation&quot;:&quot;[@isaac_cultural_2022]&quot;},&quot;citationItems&quot;:[{&quot;itemData&quot;:{&quot;license&quot;:&quot;https://creativecommons.org/licenses/by-nc-nd/4.0&quot;,&quot;source&quot;:&quot;DOI.org (Crossref)&quot;,&quot;language&quot;:&quot;en&quot;,&quot;page&quot;:&quot;86-94&quot;,&quot;URL&quot;:&quot;http://revues.ulaval.ca/ojs/index.php/RIC/article/view/51287&quot;,&quot;type&quot;:&quot;article-journal&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short&quot;:&quot;Cultural historical activity theory, double stimulation, and conflicts of motives in education science&quot;,&quot;issue&quot;:&quot;2&quot;,&quot;author&quot;:[{&quot;given&quot;:&quot;Guillaume&quot;,&quot;family&quot;:&quot;Isaac&quot;},{&quot;given&quot;:&quot;Syvie&quot;,&quot;family&quot;:&quot;Barma&quot;},{&quot;given&quot;:&quot;Margarida&quot;,&quot;family&quot;:&quot;Romero&quot;}],&quot;DOI&quot;:&quot;10.51657/ric.v5i2.51287&quot;,&quot;container-title-short&quot;:&quot;Innover dans la tradition de Vygotsky&quot;,&quot;volume&quot;:&quot;5&quot;,&quot;title&quot;:&quot;Cultural historical activity theory, double stimulation, and conflicts of motives in education science: Where have we been? (2012-2021)&quot;,&quot;id&quot;:&quot;isaac_cultural_2022&quot;,&quot;issued&quot;:{&quot;date-parts&quot;:[[&quot;2022&quot;,1,28]]},&quot;container-title&quot;:&quot;Revue internationale du CRIRES : innover dans la tradition de Vygotsky&quot;,&quot;accessed&quot;:{&quot;date-parts&quot;:[[&quot;2025&quot;,1,18]]},&quot;ISSN&quot;:&quot;2291-6717, 2291-6717&quot;},&quot;id&quot;:10048,&quot;uri&quot;:[&quot;http://zotero.org/users/1913249/items/HWEQV2N8&quot;],&quot;prefix&quot;:&quot;&quot;,&quot;suffix&quot;:&quot;&quot;,&quot;uris&quot;:[&quot;http://zotero.org/users/1913249/items/HWEQV2N8&quot;]}]} RNDkooqemjrxf"/>&lt;Do Zotero Refresh: [@isaac_cultural_2022]&gt;<text:reference-mark-end text:name="ZOTERO_ITEM CSL_CITATION {&quot;citationID&quot;:&quot;lutxgtzi&quot;,&quot;schema&quot;:&quot;https://github.com/citation-style-language/schema/raw/master/csl-citation.json&quot;,&quot;properties&quot;:{&quot;noteIndex&quot;:0,&quot;formattedCitation&quot;:&quot;[@isaac_cultural_2022]&quot;},&quot;citationItems&quot;:[{&quot;itemData&quot;:{&quot;license&quot;:&quot;https://creativecommons.org/licenses/by-nc-nd/4.0&quot;,&quot;source&quot;:&quot;DOI.org (Crossref)&quot;,&quot;language&quot;:&quot;en&quot;,&quot;page&quot;:&quot;86-94&quot;,&quot;URL&quot;:&quot;http://revues.ulaval.ca/ojs/index.php/RIC/article/view/51287&quot;,&quot;type&quot;:&quot;article-journal&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short&quot;:&quot;Cultural historical activity theory, double stimulation, and conflicts of motives in education science&quot;,&quot;issue&quot;:&quot;2&quot;,&quot;author&quot;:[{&quot;given&quot;:&quot;Guillaume&quot;,&quot;family&quot;:&quot;Isaac&quot;},{&quot;given&quot;:&quot;Syvie&quot;,&quot;family&quot;:&quot;Barma&quot;},{&quot;given&quot;:&quot;Margarida&quot;,&quot;family&quot;:&quot;Romero&quot;}],&quot;DOI&quot;:&quot;10.51657/ric.v5i2.51287&quot;,&quot;container-title-short&quot;:&quot;Innover dans la tradition de Vygotsky&quot;,&quot;volume&quot;:&quot;5&quot;,&quot;title&quot;:&quot;Cultural historical activity theory, double stimulation, and conflicts of motives in education science: Where have we been? (2012-2021)&quot;,&quot;id&quot;:&quot;isaac_cultural_2022&quot;,&quot;issued&quot;:{&quot;date-parts&quot;:[[&quot;2022&quot;,1,28]]},&quot;container-title&quot;:&quot;Revue internationale du CRIRES : innover dans la tradition de Vygotsky&quot;,&quot;accessed&quot;:{&quot;date-parts&quot;:[[&quot;2025&quot;,1,18]]},&quot;ISSN&quot;:&quot;2291-6717, 2291-6717&quot;},&quot;id&quot;:10048,&quot;uri&quot;:[&quot;http://zotero.org/users/1913249/items/HWEQV2N8&quot;],&quot;prefix&quot;:&quot;&quot;,&quot;suffix&quot;:&quot;&quot;,&quot;uris&quot;:[&quot;http://zotero.org/users/1913249/items/HWEQV2N8&quot;]}]} RNDkooqemjrxf"/>, it is beyond an instrumental approach to provoke change in the enviroment.</text:p>
      <text:h text:style-name="Heading_20_3" text:outline-level="3"><text:bookmark-start text:name="instrumental-agency"/>Instrumental Agency<text:bookmark-end text:name="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wcjfqpr&quot;,&quot;schema&quot;:&quot;https://github.com/citation-style-language/schema/raw/master/csl-citation.json&quot;,&quot;properties&quot;:{&quot;noteIndex&quot;:0,&quot;formattedCitation&quot;:&quot;[@matusov_mapping_2016, p. 433]&quot;},&quot;citationItems&quot;:[{&quot;locator&quot;:&quot; 433&quot;,&quot;itemData&quot;:{&quot;source&quot;:&quot;Springer Link&quot;,&quot;language&quot;:&quot;en&quot;,&quot;page&quot;:&quot;420-446&quot;,&quot;URL&quot;:&quot;https://doi.org/10.1007/s12124-015-9336-0&quot;,&quot;type&quot;:&quot;article-journal&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author&quot;:[{&quot;given&quot;:&quot;Eugene&quot;,&quot;family&quot;:&quot;Matusov&quot;},{&quot;given&quot;:&quot;Katherine&quot;,&quot;non-dropping-particle&quot;:&quot;von&quot;,&quot;family&quot;:&quot;Duyke&quot;},{&quot;given&quot;:&quot;Shakhnoza&quot;,&quot;family&quot;:&quot;Kayumova&quot;}],&quot;DOI&quot;:&quot;10.1007/s12124-015-9336-0&quot;,&quot;container-title-short&quot;:&quot;Integr. psych. behav.&quot;,&quot;volume&quot;:&quot;50&quot;,&quot;ISSN&quot;:&quot;1936-3567&quot;,&quot;id&quot;:&quot;matusov_mapping_2016&quot;,&quot;issued&quot;:{&quot;date-parts&quot;:[[&quot;2016&quot;,9,1]]},&quot;title&quot;:&quot;Mapping Concepts of Agency in Educational Contexts&quot;,&quot;accessed&quot;:{&quot;date-parts&quot;:[[&quot;2023&quot;,6,19]]},&quot;container-title&quot;:&quot;Integrative Psychological and Behavioral Science&quot;},&quot;id&quot;:8819,&quot;uri&quot;:[&quot;http://zotero.org/users/1913249/items/ZU33LZ9E&quot;],&quot;prefix&quot;:&quot;&quot;,&quot;uris&quot;:[&quot;http://zotero.org/users/1913249/items/ZU33LZ9E&quot;]}]} RNDpboogaiayp"/>&lt;Do Zotero Refresh: [@matusov_mapping_2016, p. 433]&gt;<text:reference-mark-end text:name="ZOTERO_ITEM CSL_CITATION {&quot;citationID&quot;:&quot;pwcjfqpr&quot;,&quot;schema&quot;:&quot;https://github.com/citation-style-language/schema/raw/master/csl-citation.json&quot;,&quot;properties&quot;:{&quot;noteIndex&quot;:0,&quot;formattedCitation&quot;:&quot;[@matusov_mapping_2016, p. 433]&quot;},&quot;citationItems&quot;:[{&quot;locator&quot;:&quot; 433&quot;,&quot;itemData&quot;:{&quot;source&quot;:&quot;Springer Link&quot;,&quot;language&quot;:&quot;en&quot;,&quot;page&quot;:&quot;420-446&quot;,&quot;URL&quot;:&quot;https://doi.org/10.1007/s12124-015-9336-0&quot;,&quot;type&quot;:&quot;article-journal&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ue&quot;:&quot;3&quot;,&quot;author&quot;:[{&quot;given&quot;:&quot;Eugene&quot;,&quot;family&quot;:&quot;Matusov&quot;},{&quot;given&quot;:&quot;Katherine&quot;,&quot;non-dropping-particle&quot;:&quot;von&quot;,&quot;family&quot;:&quot;Duyke&quot;},{&quot;given&quot;:&quot;Shakhnoza&quot;,&quot;family&quot;:&quot;Kayumova&quot;}],&quot;DOI&quot;:&quot;10.1007/s12124-015-9336-0&quot;,&quot;container-title-short&quot;:&quot;Integr. psych. behav.&quot;,&quot;volume&quot;:&quot;50&quot;,&quot;ISSN&quot;:&quot;1936-3567&quot;,&quot;id&quot;:&quot;matusov_mapping_2016&quot;,&quot;issued&quot;:{&quot;date-parts&quot;:[[&quot;2016&quot;,9,1]]},&quot;title&quot;:&quot;Mapping Concepts of Agency in Educational Contexts&quot;,&quot;accessed&quot;:{&quot;date-parts&quot;:[[&quot;2023&quot;,6,19]]},&quot;container-title&quot;:&quot;Integrative Psychological and Behavioral Science&quot;},&quot;id&quot;:8819,&quot;uri&quot;:[&quot;http://zotero.org/users/1913249/items/ZU33LZ9E&quot;],&quot;prefix&quot;:&quot;&quot;,&quot;uris&quot;:[&quot;http://zotero.org/users/1913249/items/ZU33LZ9E&quot;]}]} RNDpboogaiayp"/>.</text:p>
      <text:p text:style-name="Text_20_body">Examples of mediation and instrumental agency are shown in varied forms in the use of GDPs aligned often with a personal appropriation.</text:p>
      <text:p text:style-name="Text_20_body">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Text_20_body">Straight forward individual use of documentation by Tony and Susanna in V1 and V2.</text:p>
      <text:p text:style-name="Text_20_body"><text:span text:style-name="T1">Affordances as points on a climbing wall to support understandings of instrumental agency - MOVE</text:span></text:p>
      <text:p text:style-name="Text_20_body">In this design, at participants aim for affordances allowing a mediation process as visible points. A suitable metaphor may be a climbing wall use for rock-climbing training. The job of a facilitator may be to highlight certain affordances, attaching colours to a particular route designed to suit a particular skill level. For example the bringing to the top of variable to impact game play in the quick start activities.</text:p>
      <text:p text:style-name="Text_20_body">GDPs were one of the main vehicles of mediation here</text:p>
      <text:p text:style-name="Text_20_body">This my be done by - defining or reducing the use of specialised terminology or - signposting issues<text:line-break/></text:p>
      <text:h text:style-name="Heading_20_3" text:outline-level="3"><text:bookmark-start text:name="transformational-agency"/>Transformational Agency<text:bookmark-end text:name="transformational-agency"/></text:h>
      <text:p text:style-name="First_20_paragraph">TA can be viewed in different ways, in this design I take a conservative view of TA, as something new to the learning design, not just new to the learner.</text:p>
      <text:p text:style-name="Text_20_body">In relation to this design the greatest period of transformation was in P1. The emergence of GDPs as a guiding activity and pedagogical framework can be seen to emerged from expressions of transformational agency from participants and myself as a designer at this times.</text:p>
      <text:p text:style-name="Text_20_body">Beyond P1, there are still spaces for TA once the core pedagogy is in place. For examples, In Vig. Tody and Dan the break out of the template to create a different genre.</text:p>
      <text:p text:style-name="Text_20_body"><text:span text:style-name="T1">Exploring transformative agency using the metaphor of Kedging anchors</text:span></text:p>
      <text:p text:style-name="Text_20_body">As outlined in chapter 3, Sannino explains TADS using a metaphor of a using a kedging anchors.</text:p>
      <text:p text:style-name="Text_20_body">The following section integrates affordance theory into a metaphor to encompass concerns of a more structured learning design.</text:p>
      <text:p text:style-name="Text_20_body">In this metaphor the act of casting out the anchor is a visible act of volition which aims overcome conflicts blocking activity progress. Thus affordances in the learning design can be viewed in this frame as a catching point for these anchors <text:reference-mark-start text:name="ZOTERO_ITEM CSL_CITATION {&quot;citationID&quot;:&quot;uxyelmuq&quot;,&quot;schema&quot;:&quot;https://github.com/citation-style-language/schema/raw/master/csl-citation.json&quot;,&quot;properties&quot;:{&quot;noteIndex&quot;:0,&quot;formattedCitation&quot;:&quot;[@hopwood_agency_2022]&quot;},&quot;citationItems&quot;:[{&quot;itemData&quot;:{&quot;source&quot;:&quot;Taylor and Francis+NEJM&quot;,&quot;page&quot;:&quot;108-122&quot;,&quot;URL&quot;:&quot;https://doi.org/10.1080/10749039.2022.2092151&quot;,&quot;type&quot;:&quot;article-journal&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issue&quot;:&quot;2&quot;,&quot;author&quot;:[{&quot;given&quot;:&quot;Nick&quot;,&quot;family&quot;:&quot;Hopwood&quot;}],&quot;DOI&quot;:&quot;10.1080/10749039.2022.2092151&quot;,&quot;ISSN&quot;:&quot;1074-9039&quot;,&quot;volume&quot;:&quot;29&quot;,&quot;id&quot;:&quot;hopwood_agency_2022&quot;,&quot;title&quot;:&quot;Agency in cultural-historical activity theory: strengthening commitment to social transformation&quot;,&quot;issued&quot;:{&quot;date-parts&quot;:[[&quot;2022&quot;,4,3]]},&quot;publisher&quot;:&quot;Routledge&quot;,&quot;accessed&quot;:{&quot;date-parts&quot;:[[&quot;2023&quot;,2,22]]},&quot;container-title&quot;:&quot;Mind, Culture, and Activity&quot;},&quot;id&quot;:3717,&quot;uri&quot;:[&quot;http://zotero.org/users/1913249/items/RZ2E7GK8&quot;],&quot;prefix&quot;:&quot;&quot;,&quot;suffix&quot;:&quot;&quot;,&quot;uris&quot;:[&quot;http://zotero.org/users/1913249/items/RZ2E7GK8&quot;]}]} RNDzehwjxtmhy"/>&lt;Do Zotero Refresh: [@hopwood_agency_2022]&gt;<text:reference-mark-end text:name="ZOTERO_ITEM CSL_CITATION {&quot;citationID&quot;:&quot;uxyelmuq&quot;,&quot;schema&quot;:&quot;https://github.com/citation-style-language/schema/raw/master/csl-citation.json&quot;,&quot;properties&quot;:{&quot;noteIndex&quot;:0,&quot;formattedCitation&quot;:&quot;[@hopwood_agency_2022]&quot;},&quot;citationItems&quot;:[{&quot;itemData&quot;:{&quot;source&quot;:&quot;Taylor and Francis+NEJM&quot;,&quot;page&quot;:&quot;108-122&quot;,&quot;URL&quot;:&quot;https://doi.org/10.1080/10749039.2022.2092151&quot;,&quot;type&quot;:&quot;article-journal&quot;,&quot;citation-key&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short&quot;:&quot;Agency in cultural-historical activity theory&quot;,&quot;issue&quot;:&quot;2&quot;,&quot;author&quot;:[{&quot;given&quot;:&quot;Nick&quot;,&quot;family&quot;:&quot;Hopwood&quot;}],&quot;DOI&quot;:&quot;10.1080/10749039.2022.2092151&quot;,&quot;ISSN&quot;:&quot;1074-9039&quot;,&quot;volume&quot;:&quot;29&quot;,&quot;id&quot;:&quot;hopwood_agency_2022&quot;,&quot;title&quot;:&quot;Agency in cultural-historical activity theory: strengthening commitment to social transformation&quot;,&quot;issued&quot;:{&quot;date-parts&quot;:[[&quot;2022&quot;,4,3]]},&quot;publisher&quot;:&quot;Routledge&quot;,&quot;accessed&quot;:{&quot;date-parts&quot;:[[&quot;2023&quot;,2,22]]},&quot;container-title&quot;:&quot;Mind, Culture, and Activity&quot;},&quot;id&quot;:3717,&quot;uri&quot;:[&quot;http://zotero.org/users/1913249/items/RZ2E7GK8&quot;],&quot;prefix&quot;:&quot;&quot;,&quot;suffix&quot;:&quot;&quot;,&quot;uris&quot;:[&quot;http://zotero.org/users/1913249/items/RZ2E7GK8&quot;]}]} RNDzehwjxtmhy"/>.</text:p>
      <text:p text:style-name="Text_20_body">The process may serve to surface perviously unknown forms of mediation and use of tools not only for those undertaking this volitional activity but also others in the learning community.</text:p>
      <text:p text:style-name="Text_20_body">To aid learners evolving activity, as a designer I noticed these attempts and then tried to add explicit anchor points and make them visible to learners. The process is on-going and mutual. Additionally, this work happens in an facilitated environment. Design decisions server to clarify common problems areas, thus making the water clearer to better see anchor points.</text:p>
      <text:p text:style-name="Text_20_body">This interpretation highlights possible shifts in forms of agency and an emerging dilemma in the evolving learning design.</text:p>
      <text:h text:style-name="Heading_20_3" text:outline-level="3"><text:bookmark-start text:name="shifting-forms-of-agency"/>Shifting forms of agency<text:bookmark-end text:name="shifting-forms-of-agency"/></text:h>
      <text:p text:style-name="First_20_paragraph"><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text:span text:style-name="T1">Designing for increased instrumental agency and then for TA?</text:span></text:p>
      <text:p text:style-name="Text_20_body">Integrate research on engendering authorial and transformative agency <text:reference-mark-start text:name="ZOTERO_ITEM CSL_CITATION {&quot;citationID&quot;:&quot;dwqsyehe&quot;,&quot;schema&quot;:&quot;https://github.com/citation-style-language/schema/raw/master/csl-citation.json&quot;,&quot;properties&quot;:{&quot;noteIndex&quot;:0,&quot;formattedCitation&quot;:&quot;[@engestrom2006development; @haapasaari_emergence_2016; @sannino_formative_2016]&quot;},&quot;citationItems&quot;:[{&quot;itemData&quot;:{&quot;author&quot;:[{&quot;given&quot;:&quot;Yrjö&quot;,&quot;family&quot;:&quot;Engeström&quot;}],&quot;page&quot;:&quot;1–43&quot;,&quot;volume&quot;:&quot;1&quot;,&quot;type&quot;:&quot;article-journal&quot;,&quot;id&quot;:&quot;engestrom2006development&quot;,&quot;issued&quot;:{&quot;date-parts&quot;:[[&quot;2006&quot;]]},&quot;container-title&quot;:&quot;Building activity theory in practice: Toward the next generation&quot;,&quot;citation-key&quot;:&quot;engestrom2006development&quot;,&quot;title&quot;:&quot;Development, movement and agency: Breaking away into mycorrhizae activities&quot;},&quot;id&quot;:9119,&quot;uri&quot;:[&quot;http://zotero.org/users/1913249/items/UIKDSI5X&quot;],&quot;prefix&quot;:&quot;&quot;,&quot;suffix&quot;:&quot;&quot;,&quot;uris&quot;:[&quot;http://zotero.org/users/1913249/items/UIKDSI5X&quot;]},{&quot;itemData&quot;:{&quot;issue&quot;:&quot;2&quot;,&quot;volume&quot;:&quot;29&quot;,&quot;source&quot;:&quot;Taylor and Francis+NEJM&quot;,&quot;container-title&quot;:&quot;Journal of Education and Work&quot;,&quot;author&quot;:[{&quot;given&quot;:&quot;Arja&quot;,&quot;family&quot;:&quot;Haapasaari&quot;},{&quot;given&quot;:&quot;Yrjö&quot;,&quot;family&quot;:&quot;Engeström&quot;},{&quot;given&quot;:&quot;Hannele&quot;,&quot;family&quot;:&quot;Kerosuo&quot;}],&quot;ISSN&quot;:&quot;1363-9080&quot;,&quot;DOI&quot;:&quot;10.1080/13639080.2014.900168&quot;,&quot;page&quot;:&quot;232-262&quot;,&quot;title&quot;:&quot;The emergence of learners’ transformative agency in a Change Laboratory intervention&quot;,&quot;URL&quot;:&quot;https://doi.org/10.1080/13639080.2014.900168&quot;,&quot;type&quot;:&quot;article-journal&quot;,&quot;citation-key&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id&quot;:&quot;haapasaari_emergence_2016&quot;},&quot;id&quot;:3370,&quot;uri&quot;:[&quot;http://zotero.org/users/1913249/items/Q38UQIIH&quot;],&quot;prefix&quot;:&quot;&quot;,&quot;suffix&quot;:&quot;&quot;,&quot;uris&quot;:[&quot;http://zotero.org/users/1913249/items/Q38UQIIH&quot;]},{&quot;itemData&quot;:{&quot;source&quot;:&quot;Crossref&quot;,&quot;language&quot;:&quot;en&quot;,&quot;page&quot;:&quot;599-633&quot;,&quot;URL&quot;:&quot;https://www.tandfonline.com/doi/full/10.1080/10508406.2016.1204547&quot;,&quot;type&quot;:&quot;article-journal&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author&quot;:[{&quot;given&quot;:&quot;Annalisa&quot;,&quot;family&quot;:&quot;Sannino&quot;},{&quot;given&quot;:&quot;Yrjö&quot;,&quot;family&quot;:&quot;Engeström&quot;},{&quot;given&quot;:&quot;Monica&quot;,&quot;family&quot;:&quot;Lemos&quot;}],&quot;DOI&quot;:&quot;10.1080/10508406.2016.1204547&quot;,&quot;volume&quot;:&quot;25&quot;,&quot;container-title&quot;:&quot;Journal of the Learning Sciences&quot;,&quot;id&quot;:&quot;sannino_formative_2016&quot;,&quot;issued&quot;:{&quot;date-parts&quot;:[[&quot;2016&quot;,10]]},&quot;ISSN&quot;:&quot;1050-8406, 1532-7809&quot;,&quot;accessed&quot;:{&quot;date-parts&quot;:[[&quot;2019&quot;,3,21]]},&quot;title&quot;:&quot;Formative Interventions for Expansive Learning and Transformative Agency&quot;},&quot;id&quot;:3015,&quot;uri&quot;:[&quot;http://zotero.org/users/1913249/items/TB35W5A6&quot;],&quot;prefix&quot;:&quot;&quot;,&quot;suffix&quot;:&quot;&quot;,&quot;uris&quot;:[&quot;http://zotero.org/users/1913249/items/TB35W5A6&quot;]}]} RNDfqedfyaedm"/>&lt;Do Zotero Refresh: [@engestrom2006development; @haapasaari_emergence_2016; @sannino_formative_2016]&gt;<text:reference-mark-end text:name="ZOTERO_ITEM CSL_CITATION {&quot;citationID&quot;:&quot;dwqsyehe&quot;,&quot;schema&quot;:&quot;https://github.com/citation-style-language/schema/raw/master/csl-citation.json&quot;,&quot;properties&quot;:{&quot;noteIndex&quot;:0,&quot;formattedCitation&quot;:&quot;[@engestrom2006development; @haapasaari_emergence_2016; @sannino_formative_2016]&quot;},&quot;citationItems&quot;:[{&quot;itemData&quot;:{&quot;author&quot;:[{&quot;given&quot;:&quot;Yrjö&quot;,&quot;family&quot;:&quot;Engeström&quot;}],&quot;page&quot;:&quot;1–43&quot;,&quot;volume&quot;:&quot;1&quot;,&quot;type&quot;:&quot;article-journal&quot;,&quot;id&quot;:&quot;engestrom2006development&quot;,&quot;issued&quot;:{&quot;date-parts&quot;:[[&quot;2006&quot;]]},&quot;container-title&quot;:&quot;Building activity theory in practice: Toward the next generation&quot;,&quot;citation-key&quot;:&quot;engestrom2006development&quot;,&quot;title&quot;:&quot;Development, movement and agency: Breaking away into mycorrhizae activities&quot;},&quot;id&quot;:9119,&quot;uri&quot;:[&quot;http://zotero.org/users/1913249/items/UIKDSI5X&quot;],&quot;prefix&quot;:&quot;&quot;,&quot;suffix&quot;:&quot;&quot;,&quot;uris&quot;:[&quot;http://zotero.org/users/1913249/items/UIKDSI5X&quot;]},{&quot;itemData&quot;:{&quot;issue&quot;:&quot;2&quot;,&quot;volume&quot;:&quot;29&quot;,&quot;source&quot;:&quot;Taylor and Francis+NEJM&quot;,&quot;container-title&quot;:&quot;Journal of Education and Work&quot;,&quot;author&quot;:[{&quot;given&quot;:&quot;Arja&quot;,&quot;family&quot;:&quot;Haapasaari&quot;},{&quot;given&quot;:&quot;Yrjö&quot;,&quot;family&quot;:&quot;Engeström&quot;},{&quot;given&quot;:&quot;Hannele&quot;,&quot;family&quot;:&quot;Kerosuo&quot;}],&quot;ISSN&quot;:&quot;1363-9080&quot;,&quot;DOI&quot;:&quot;10.1080/13639080.2014.900168&quot;,&quot;page&quot;:&quot;232-262&quot;,&quot;title&quot;:&quot;The emergence of learners’ transformative agency in a Change Laboratory intervention&quot;,&quot;URL&quot;:&quot;https://doi.org/10.1080/13639080.2014.900168&quot;,&quot;type&quot;:&quot;article-journal&quot;,&quot;citation-key&quot;:&quot;haapasaari_emergence_2016&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accessed&quot;:{&quot;date-parts&quot;:[[&quot;2019&quot;,7,3]]},&quot;id&quot;:&quot;haapasaari_emergence_2016&quot;},&quot;id&quot;:3370,&quot;uri&quot;:[&quot;http://zotero.org/users/1913249/items/Q38UQIIH&quot;],&quot;prefix&quot;:&quot;&quot;,&quot;suffix&quot;:&quot;&quot;,&quot;uris&quot;:[&quot;http://zotero.org/users/1913249/items/Q38UQIIH&quot;]},{&quot;itemData&quot;:{&quot;source&quot;:&quot;Crossref&quot;,&quot;language&quot;:&quot;en&quot;,&quot;page&quot;:&quot;599-633&quot;,&quot;URL&quot;:&quot;https://www.tandfonline.com/doi/full/10.1080/10508406.2016.1204547&quot;,&quot;type&quot;:&quot;article-journal&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author&quot;:[{&quot;given&quot;:&quot;Annalisa&quot;,&quot;family&quot;:&quot;Sannino&quot;},{&quot;given&quot;:&quot;Yrjö&quot;,&quot;family&quot;:&quot;Engeström&quot;},{&quot;given&quot;:&quot;Monica&quot;,&quot;family&quot;:&quot;Lemos&quot;}],&quot;DOI&quot;:&quot;10.1080/10508406.2016.1204547&quot;,&quot;volume&quot;:&quot;25&quot;,&quot;container-title&quot;:&quot;Journal of the Learning Sciences&quot;,&quot;id&quot;:&quot;sannino_formative_2016&quot;,&quot;issued&quot;:{&quot;date-parts&quot;:[[&quot;2016&quot;,10]]},&quot;ISSN&quot;:&quot;1050-8406, 1532-7809&quot;,&quot;accessed&quot;:{&quot;date-parts&quot;:[[&quot;2019&quot;,3,21]]},&quot;title&quot;:&quot;Formative Interventions for Expansive Learning and Transformative Agency&quot;},&quot;id&quot;:3015,&quot;uri&quot;:[&quot;http://zotero.org/users/1913249/items/TB35W5A6&quot;],&quot;prefix&quot;:&quot;&quot;,&quot;suffix&quot;:&quot;&quot;,&quot;uris&quot;:[&quot;http://zotero.org/users/1913249/items/TB35W5A6&quot;]}]} RNDfqedfyaedm"/>.</text:p>
      <text:h text:style-name="Heading_20_4" text:outline-level="4"><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29">
        <text:list-item>
          <text:p text:style-name="P34">Shifting forms of agency</text:p>
        </text:list-item>
        <text:list-item>
          <text:p text:style-name="P34">Danger of the design being too complete, a concept of sketchy pedagogy</text:p>
        </text:list-item>
      </text:list>
      <text:p text:style-name="First_20_paragraph">From TA in P1 To relational in P2 Increased support for relational in P3</text:p>
      <text:p text:style-name="Text_20_body"><text:span text:style-name="T1">Danger of designing away the possibility for transformational agency</text:span></text:p>
      <text:p text:style-name="Text_20_body">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text:style-name="L30">
        <text:list-item>
          <text:p text:style-name="P35">Intro Gutierrez - 3rd space and Fok + examples in this research, this view of agency has a greater focus on participant identity - and relational agency <text:reference-mark-start text:name="ZOTERO_ITEM CSL_CITATION {&quot;citationID&quot;:&quot;qxcpbkml&quot;,&quot;schema&quot;:&quot;https://github.com/citation-style-language/schema/raw/master/csl-citation.json&quot;,&quot;properties&quot;:{&quot;noteIndex&quot;:0,&quot;formattedCitation&quot;:&quot;[@digiacomo_relational_2016-1]&quot;},&quot;citationItems&quot;:[{&quot;itemData&quot;:{&quot;source&quot;:&quot;DOI.org (Crossref)&quot;,&quot;language&quot;:&quot;en&quot;,&quot;page&quot;:&quot;141-153&quot;,&quot;URL&quot;:&quot;http://www.tandfonline.com/doi/full/10.1080/10749039.2015.1058398&quot;,&quot;type&quot;:&quot;article-journal&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author&quot;:[{&quot;given&quot;:&quot;Daniela K.&quot;,&quot;family&quot;:&quot;DiGiacomo&quot;},{&quot;given&quot;:&quot;Kris D.&quot;,&quot;family&quot;:&quot;Gutiérrez&quot;}],&quot;DOI&quot;:&quot;10.1080/10749039.2015.1058398&quot;,&quot;container-title-short&quot;:&quot;Mind, Culture, and Activity&quot;,&quot;volume&quot;:&quot;23&quot;,&quot;ISSN&quot;:&quot;1074-9039, 1532-7884&quot;,&quot;id&quot;:&quot;digiacomo_relational_2016-1&quot;,&quot;issued&quot;:{&quot;date-parts&quot;:[[&quot;2016&quot;,4,2]]},&quot;title&quot;:&quot;Relational Equity as a Design Tool Within Making and Tinkering Activities&quot;,&quot;accessed&quot;:{&quot;date-parts&quot;:[[&quot;2025&quot;,2,24]]},&quot;container-title&quot;:&quot;Mind, Culture, and Activity&quot;},&quot;id&quot;:10120,&quot;uri&quot;:[&quot;http://zotero.org/users/1913249/items/S9LKNSQB&quot;],&quot;prefix&quot;:&quot;&quot;,&quot;suffix&quot;:&quot;&quot;,&quot;uris&quot;:[&quot;http://zotero.org/users/1913249/items/S9LKNSQB&quot;]}]} RNDhgxoealvtj"/>&lt;Do Zotero Refresh: [@digiacomo_relational_2016-1]&gt;<text:reference-mark-end text:name="ZOTERO_ITEM CSL_CITATION {&quot;citationID&quot;:&quot;qxcpbkml&quot;,&quot;schema&quot;:&quot;https://github.com/citation-style-language/schema/raw/master/csl-citation.json&quot;,&quot;properties&quot;:{&quot;noteIndex&quot;:0,&quot;formattedCitation&quot;:&quot;[@digiacomo_relational_2016-1]&quot;},&quot;citationItems&quot;:[{&quot;itemData&quot;:{&quot;source&quot;:&quot;DOI.org (Crossref)&quot;,&quot;language&quot;:&quot;en&quot;,&quot;page&quot;:&quot;141-153&quot;,&quot;URL&quot;:&quot;http://www.tandfonline.com/doi/full/10.1080/10749039.2015.1058398&quot;,&quot;type&quot;:&quot;article-journal&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issue&quot;:&quot;2&quot;,&quot;author&quot;:[{&quot;given&quot;:&quot;Daniela K.&quot;,&quot;family&quot;:&quot;DiGiacomo&quot;},{&quot;given&quot;:&quot;Kris D.&quot;,&quot;family&quot;:&quot;Gutiérrez&quot;}],&quot;DOI&quot;:&quot;10.1080/10749039.2015.1058398&quot;,&quot;container-title-short&quot;:&quot;Mind, Culture, and Activity&quot;,&quot;volume&quot;:&quot;23&quot;,&quot;ISSN&quot;:&quot;1074-9039, 1532-7884&quot;,&quot;id&quot;:&quot;digiacomo_relational_2016-1&quot;,&quot;issued&quot;:{&quot;date-parts&quot;:[[&quot;2016&quot;,4,2]]},&quot;title&quot;:&quot;Relational Equity as a Design Tool Within Making and Tinkering Activities&quot;,&quot;accessed&quot;:{&quot;date-parts&quot;:[[&quot;2025&quot;,2,24]]},&quot;container-title&quot;:&quot;Mind, Culture, and Activity&quot;},&quot;id&quot;:10120,&quot;uri&quot;:[&quot;http://zotero.org/users/1913249/items/S9LKNSQB&quot;],&quot;prefix&quot;:&quot;&quot;,&quot;suffix&quot;:&quot;&quot;,&quot;uris&quot;:[&quot;http://zotero.org/users/1913249/items/S9LKNSQB&quot;]}]} RNDhgxoealvtj"/></text:p>
        </text:list-item>
        <text:list-item>
          <text:p text:style-name="P35">value of different Metaphors - types of spaces, habour, playground / sandbox - used for different reasons but all about ecological aspects</text:p>
        </text:list-item>
        <text:list-item>
          <text:p text:style-name="P35">Harbour, walled garden, restrictions and authenticity in tool use</text:p>
        </text:list-item>
        <text:list-item>
          <text:p text:style-name="P35">Examples in relation to the role of playtesting / playground to develop identity in a safe space, reduced stress, but with an important aspect of social interaction and norming</text:p>
        </text:list-item>
      </text:list>
      <text:h text:style-name="Heading_20_3" text:outline-level="3"><text:bookmark-start text:name="intro-to-this-section---space-place-related-conceptions-of-agency"/>Intro to this section - space / place related conceptions of agency<text:bookmark-end text:name="intro-to-this-section---space-place-related-conceptions-of-agency"/></text:h>
      <text:p text:style-name="First_20_paragraph">In the last section using TADS and mediation helps analyse findings in personal and guided participation aspects of Chapter 6. This section moves beyond TA to a wider more ecological interpretation of agency helpful in deeper analysis of the cultural plane of activity.</text:p>
      <text:p text:style-name="Text_20_body">POSSIBLY? This helps inform a distinction between FI and SDE, Whereas FI do x, SDE do y? &lt;- too much..</text:p>
      <text:p text:style-name="Text_20_body">In research which addresses transformative agency, Gutiérrez et al. <text:reference-mark-start text:name="ZOTERO_ITEM CSL_CITATION {&quot;citationID&quot;:&quot;zanfrsix&quot;,&quot;schema&quot;:&quot;https://github.com/citation-style-language/schema/raw/master/csl-citation.json&quot;,&quot;properties&quot;:{&quot;noteIndex&quot;:0,&quot;formattedCitation&quot;:&quot;[@gutierrez_youth_2019-1]&quot;},&quot;citationItems&quot;:[{&quot;itemData&quot;:{&quot;source&quot;:&quot;DOI.org (Crossref)&quot;,&quot;language&quot;:&quot;en&quot;,&quot;page&quot;:&quot;291-308&quot;,&quot;URL&quot;:&quot;https://www.tandfonline.com/doi/full/10.1080/10749039.2019.1652327&quot;,&quot;type&quot;:&quot;article-journal&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issue&quot;:&quot;4&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DOI&quot;:&quot;10.1080/10749039.2019.1652327&quot;,&quot;container-title-short&quot;:&quot;Mind, Culture, and Activity&quot;,&quot;volume&quot;:&quot;26&quot;,&quot;ISSN&quot;:&quot;1074-9039, 1532-7884&quot;,&quot;id&quot;:&quot;gutierrez_youth_2019-1&quot;,&quot;issued&quot;:{&quot;date-parts&quot;:[[&quot;2019&quot;,10,2]]},&quot;title&quot;:&quot;Youth as historical actors in the production of possible futures&quot;,&quot;accessed&quot;:{&quot;date-parts&quot;:[[&quot;2025&quot;,1,18]]},&quot;container-title&quot;:&quot;Mind, Culture, and Activity&quot;},&quot;id&quot;:10062,&quot;uri&quot;:[&quot;http://zotero.org/users/1913249/items/B5665QWW&quot;],&quot;prefix&quot;:&quot;&quot;,&quot;suffix&quot;:&quot;&quot;,&quot;uris&quot;:[&quot;http://zotero.org/users/1913249/items/B5665QWW&quot;]}]} RNDqibtusrxit"/>&lt;Do Zotero Refresh: [@gutierrez_youth_2019-1]&gt;<text:reference-mark-end text:name="ZOTERO_ITEM CSL_CITATION {&quot;citationID&quot;:&quot;zanfrsix&quot;,&quot;schema&quot;:&quot;https://github.com/citation-style-language/schema/raw/master/csl-citation.json&quot;,&quot;properties&quot;:{&quot;noteIndex&quot;:0,&quot;formattedCitation&quot;:&quot;[@gutierrez_youth_2019-1]&quot;},&quot;citationItems&quot;:[{&quot;itemData&quot;:{&quot;source&quot;:&quot;DOI.org (Crossref)&quot;,&quot;language&quot;:&quot;en&quot;,&quot;page&quot;:&quot;291-308&quot;,&quot;URL&quot;:&quot;https://www.tandfonline.com/doi/full/10.1080/10749039.2019.1652327&quot;,&quot;type&quot;:&quot;article-journal&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issue&quot;:&quot;4&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DOI&quot;:&quot;10.1080/10749039.2019.1652327&quot;,&quot;container-title-short&quot;:&quot;Mind, Culture, and Activity&quot;,&quot;volume&quot;:&quot;26&quot;,&quot;ISSN&quot;:&quot;1074-9039, 1532-7884&quot;,&quot;id&quot;:&quot;gutierrez_youth_2019-1&quot;,&quot;issued&quot;:{&quot;date-parts&quot;:[[&quot;2019&quot;,10,2]]},&quot;title&quot;:&quot;Youth as historical actors in the production of possible futures&quot;,&quot;accessed&quot;:{&quot;date-parts&quot;:[[&quot;2025&quot;,1,18]]},&quot;container-title&quot;:&quot;Mind, Culture, and Activity&quot;},&quot;id&quot;:10062,&quot;uri&quot;:[&quot;http://zotero.org/users/1913249/items/B5665QWW&quot;],&quot;prefix&quot;:&quot;&quot;,&quot;suffix&quot;:&quot;&quot;,&quot;uris&quot;:[&quot;http://zotero.org/users/1913249/items/B5665QWW&quot;]}]} RNDqibtusrxit"/> incorporate broader cultural factors including issues of participant identity and movement of practices between learning settings, in ways which are not generally explored in Change Labs approaches.</text:p>
      <text:p text:style-name="Text_20_body">While this framings includes concepts already explored in sociocultural field including CoP, CoL, this section is structured around the previously described concepts of idiocultures [Cole], and repertoires of practice. Specifically positioning the idioculture of the game making program as a sum of emerging repertoires of practice of participants and practitioners.</text:p>
      <text:p text:style-name="Text_20_body">This section begins with a closer look at playtesting as a medium of development of practices, a mini third space</text:p>
      <text:h text:style-name="Heading_20_4" text:outline-level="4"><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hvepbceg&quot;,&quot;schema&quot;:&quot;https://github.com/citation-style-language/schema/raw/master/csl-citation.json&quot;,&quot;properties&quot;:{&quot;noteIndex&quot;:0,&quot;formattedCitation&quot;:&quot;[@fullerton_game_2018]&quot;},&quot;citationItems&quot;:[{&quot;itemData&quot;:{&quot;type&quot;:&quot;book&quot;,&quot;number-of-pages&quot;:&quot;556&quot;,&quot;edition&quot;:&quot;4 edition&quot;,&quot;id&quot;:&quot;fullerton_game_2018&quot;,&quot;author&quot;:[{&quot;given&quot;:&quot;Tracy&quot;,&quot;family&quot;:&quot;Fullerton&quot;}],&quot;language&quot;:&quot;English&quot;,&quot;title&quot;:&quot;Game Design Workshop: A Playcentric Approach to Creating Innovative Games, Fourth Edition&quot;,&quot;source&quot;:&quot;Amazon&quot;,&quot;publisher-place&quot;:&quot;Boca Raton&quot;,&quot;issued&quot;:{&quot;date-parts&quot;:[[&quot;2018&quot;,8,29]]},&quot;ISBN&quot;:&quot;978-1-138-09877-0&quot;,&quot;citation-key&quot;:&quot;fullerton_game_2018&quot;,&quot;event-place&quot;:&quot;Boca Rat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quot;:&quot;A K Peters/CRC Press&quot;,&quot;title-short&quot;:&quot;Game Design Workshop&quot;},&quot;id&quot;:2720,&quot;uri&quot;:[&quot;http://zotero.org/users/1913249/items/RG6SAE4N&quot;],&quot;prefix&quot;:&quot;&quot;,&quot;suffix&quot;:&quot;&quot;,&quot;uris&quot;:[&quot;http://zotero.org/users/1913249/items/RG6SAE4N&quot;]}]} RNDdpbxybymgp"/>&lt;Do Zotero Refresh: [@fullerton_game_2018]&gt;<text:reference-mark-end text:name="ZOTERO_ITEM CSL_CITATION {&quot;citationID&quot;:&quot;hvepbceg&quot;,&quot;schema&quot;:&quot;https://github.com/citation-style-language/schema/raw/master/csl-citation.json&quot;,&quot;properties&quot;:{&quot;noteIndex&quot;:0,&quot;formattedCitation&quot;:&quot;[@fullerton_game_2018]&quot;},&quot;citationItems&quot;:[{&quot;itemData&quot;:{&quot;type&quot;:&quot;book&quot;,&quot;number-of-pages&quot;:&quot;556&quot;,&quot;edition&quot;:&quot;4 edition&quot;,&quot;id&quot;:&quot;fullerton_game_2018&quot;,&quot;author&quot;:[{&quot;given&quot;:&quot;Tracy&quot;,&quot;family&quot;:&quot;Fullerton&quot;}],&quot;language&quot;:&quot;English&quot;,&quot;title&quot;:&quot;Game Design Workshop: A Playcentric Approach to Creating Innovative Games, Fourth Edition&quot;,&quot;source&quot;:&quot;Amazon&quot;,&quot;publisher-place&quot;:&quot;Boca Raton&quot;,&quot;issued&quot;:{&quot;date-parts&quot;:[[&quot;2018&quot;,8,29]]},&quot;ISBN&quot;:&quot;978-1-138-09877-0&quot;,&quot;citation-key&quot;:&quot;fullerton_game_2018&quot;,&quot;event-place&quot;:&quot;Boca Rat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ublisher&quot;:&quot;A K Peters/CRC Press&quot;,&quot;title-short&quot;:&quot;Game Design Workshop&quot;},&quot;id&quot;:2720,&quot;uri&quot;:[&quot;http://zotero.org/users/1913249/items/RG6SAE4N&quot;],&quot;prefix&quot;:&quot;&quot;,&quot;suffix&quot;:&quot;&quot;,&quot;uris&quot;:[&quot;http://zotero.org/users/1913249/items/RG6SAE4N&quot;]}]} RNDdpbxybymgp"/>.</text:p>
      <text:p text:style-name="Text_20_body">In this section, I recall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Not only the cultural uses of GDPs, but other processes (DO i ACTUALLY HAVE ANY OF THESE IN EVIDENCE? )</text:p>
      <text:p text:style-name="Text_20_body">As such, the nature and process of this community evolution merits exploration.</text:p>
      <text:h text:style-name="Heading_20_4" text:outline-level="4"><text:bookmark-start text:name="further-observations-on-repertoires-playtesting-space-based-understandings"/>Further Observations on repertoires playtesting / space based understandings<text:bookmark-end text:name="further-observations-on-repertoires-playtesting-space-based-understandings"/></text:h>
      <text:p text:style-name="First_20_paragraph"><text:span text:style-name="T1">More on Funds of Knowledge / repertoires and how they emerge in my research</text:span></text:p>
      <text:p text:style-name="Text_20_body">Other research by Gutierrez addresses the importance of FoK via the metaphor of movement between sites of activity, aligning with the concept of movement between activity systems in 3GAT [ENGESTROM FROM GUTIERREZ]</text:p>
      <text:p text:style-name="Text_20_body">The data of this study provides a supporting evidence and detail to this process in the development of a game making idioculture.</text:p>
      <text:p text:style-name="Text_20_body">This can be analysed in relation to existing, evolving understandings of FoK and repertoires as incorporation of different repertoires.</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While the data in the last chapter address aspects / elements of repertoires which incorporated GDPs not all of them directly relate. The follow example of playful playtesting is one not directly involving GDPs.</text:p>
      <text:p text:style-name="Text_20_body"><text:span text:style-name="T1">Playful playtesting</text:span></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4" text:outline-level="4"><text:bookmark-start text:name="use-of-gdps-in-supporting-playtesting-including-player-types-and-side-missions"/>Use of GDPs in supporting Playtesting (including player types and side missions)<text:bookmark-end text:name="use-of-gdps-in-supporting-playtesting-including-player-types-and-side-missions"/></text:h>
      <text:p text:style-name="First_20_paragraph">One GDPs are identifies as a useful tactic of navigation and as a bridging strategy to wider repertoires, then this can inform process of supporting the development participants to assemble their own repertoires of practice in this new se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If playtesting is an incubator for emerging socio cultural practices, can suitable affordances be added to encourage their growth?</text:p>
      <text:p text:style-name="Text_20_body"><text:span text:style-name="T1">Maker Types and slide missions</text:span></text:p>
      <text:p text:style-name="Text_20_body">The use of GDPs in different ways and diverse ways between participants provoke an exploration of maker types, a reflection fed back into the design. (see Appendix .makertypes )</text:p>
      <text:p text:style-name="Text_20_body">The identification of maker types, and incorporation of those concepts into the design and faciliation</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h text:style-name="Heading_20_4" text:outline-level="4"><text:bookmark-start text:name="harbours---authentic-and-restrictive"/>Harbours - authentic and restrictive<text:bookmark-end text:name="harbours---authentic-and-restrictive"/></text:h>
      <text:p text:style-name="First_20_paragraph"><text:span text:style-name="T1">Design as simplification</text:span></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pan text:style-name="T1">The magic of working in authentic waters</text:span></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Text_20_body"><text:span text:style-name="T1">The same value of protection from a complex environment applies to accessing documentation.</text:spa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epmvynps&quot;,&quot;schema&quot;:&quot;https://github.com/citation-style-language/schema/raw/master/csl-citation.json&quot;,&quot;properties&quot;:{&quot;noteIndex&quot;:0,&quot;formattedCitation&quot;:&quot;[@hagge_coding_2018]&quot;},&quot;citationItems&quot;:[{&quot;itemData&quot;:{&quot;source&quot;:&quot;Springer Link&quot;,&quot;language&quot;:&quot;en&quot;,&quot;page&quot;:&quot;247-271&quot;,&quot;URL&quot;:&quot;https://doi.org/10.1007/s10758-018-9359-y&quot;,&quot;type&quot;:&quot;article-journal&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title-short&quot;:&quot;Coding to Create&quot;,&quot;issue&quot;:&quot;2&quot;,&quot;author&quot;:[{&quot;given&quot;:&quot;Julia&quot;,&quot;family&quot;:&quot;Hagge&quot;}],&quot;DOI&quot;:&quot;10.1007/s10758-018-9359-y&quot;,&quot;container-title-short&quot;:&quot;Tech Know Learn&quot;,&quot;volume&quot;:&quot;23&quot;,&quot;id&quot;:&quot;hagge_coding_2018&quot;,&quot;title&quot;:&quot;Coding to Create: A Subtext of Decisions as Early Adolescents Design Digital Media&quot;,&quot;issued&quot;:{&quot;date-parts&quot;:[[&quot;2018&quot;,7,1]]},&quot;container-title&quot;:&quot;Technology, Knowledge and Learning&quot;,&quot;accessed&quot;:{&quot;date-parts&quot;:[[&quot;2023&quot;,6,26]]},&quot;ISSN&quot;:&quot;2211-1670&quot;},&quot;id&quot;:8853,&quot;uri&quot;:[&quot;http://zotero.org/users/1913249/items/YFNF7DZG&quot;],&quot;prefix&quot;:&quot;&quot;,&quot;suffix&quot;:&quot;&quot;,&quot;uris&quot;:[&quot;http://zotero.org/users/1913249/items/YFNF7DZG&quot;]}]} RNDfgqnayjfnk"/>&lt;Do Zotero Refresh: [@hagge_coding_2018]&gt;<text:reference-mark-end text:name="ZOTERO_ITEM CSL_CITATION {&quot;citationID&quot;:&quot;epmvynps&quot;,&quot;schema&quot;:&quot;https://github.com/citation-style-language/schema/raw/master/csl-citation.json&quot;,&quot;properties&quot;:{&quot;noteIndex&quot;:0,&quot;formattedCitation&quot;:&quot;[@hagge_coding_2018]&quot;},&quot;citationItems&quot;:[{&quot;itemData&quot;:{&quot;source&quot;:&quot;Springer Link&quot;,&quot;language&quot;:&quot;en&quot;,&quot;page&quot;:&quot;247-271&quot;,&quot;URL&quot;:&quot;https://doi.org/10.1007/s10758-018-9359-y&quot;,&quot;type&quot;:&quot;article-journal&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title-short&quot;:&quot;Coding to Create&quot;,&quot;issue&quot;:&quot;2&quot;,&quot;author&quot;:[{&quot;given&quot;:&quot;Julia&quot;,&quot;family&quot;:&quot;Hagge&quot;}],&quot;DOI&quot;:&quot;10.1007/s10758-018-9359-y&quot;,&quot;container-title-short&quot;:&quot;Tech Know Learn&quot;,&quot;volume&quot;:&quot;23&quot;,&quot;id&quot;:&quot;hagge_coding_2018&quot;,&quot;title&quot;:&quot;Coding to Create: A Subtext of Decisions as Early Adolescents Design Digital Media&quot;,&quot;issued&quot;:{&quot;date-parts&quot;:[[&quot;2018&quot;,7,1]]},&quot;container-title&quot;:&quot;Technology, Knowledge and Learning&quot;,&quot;accessed&quot;:{&quot;date-parts&quot;:[[&quot;2023&quot;,6,26]]},&quot;ISSN&quot;:&quot;2211-1670&quot;},&quot;id&quot;:8853,&quot;uri&quot;:[&quot;http://zotero.org/users/1913249/items/YFNF7DZG&quot;],&quot;prefix&quot;:&quot;&quot;,&quot;suffix&quot;:&quot;&quot;,&quot;uris&quot;:[&quot;http://zotero.org/users/1913249/items/YFNF7DZG&quot;]}]} RNDfgqnayjfnk"/>.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Text_20_body"><text:span text:style-name="T1">Another example</text:span></text:p>
      <text:p text:style-name="Text_20_body">Also participants can change the genre, See Toby and Dan in Vignette x.</text:p>
      <text:h text:style-name="Heading_20_4" text:outline-level="4"><text:bookmark-start text:name="playgrounds-sandboxes-and-play-spaces"/>Playgrounds, sandboxes and play spaces<text:bookmark-end text:name="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text:p>
      <text:p text:style-name="Text_20_body">Additionally, there are the connotations of a playful, and therefore social space, and the presence of affordances suggesting a particular form of action. For example a roundabout, or climbing frame in a playground invites a certain kind of interaction.</text:p>
      <text:p text:style-name="Text_20_body">Thus in the design of this study</text:p>
      <text:list text:style-name="L31">
        <text:list-item>
          <text:p text:style-name="P36">template affordences,</text:p>
        </text:list-item>
        <text:list-item>
          <text:p text:style-name="P36">GDP menu as affordences</text:p>
        </text:list-item>
      </text:list>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thought of as play areas or equipemtn inviting interaction.</text:p>
      <text:p text:style-name="Text_20_body"><text:span text:style-name="T1">Games and play spaces</text:span></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text:p>
      <text:p text:style-name="Text_20_body">The concepts of affective space and magic circle as a way to encourage participants to improvise from a starting structure are of value to provide guidance to practitioners in the domain of informal digital design.</text:p>
      <text:p text:style-name="Text_20_body">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text:span text:style-name="T1">Freedom to fail</text:span></text:p>
      <text:p text:style-name="Text_20_body">The sandbox metaphor is used extensively in web development to indicate a safety in terms of non-critical space to trial new code and make mistakes.</text:p>
      <text:p text:style-name="Text_20_body"><text:span text:style-name="T1">Freedom to adapt play and games</text:span></text:p>
      <text:p text:style-name="Text_20_body">While the play space evokes protection, there is still space for wilder behaviors to emerge as play is responsive and adaptive. In this study playtesting spaces are important as a means to allow learners to evolve their own processes as a form of authorial and transformational agency, albeit within the suggested limitations.</text:p>
      <text:h text:style-name="Heading_20_3" text:outline-level="3"><text:bookmark-start text:name="a-complex-view-of-agency-and-repertoires-development-within-idiocultures-3rd-spaces"/>A complex view of agency and repertoires development within Idiocultures / 3rd spaces<text:bookmark-end text:name="a-complex-view-of-agency-and-repertoires-development-within-idiocultures-3rd-spaces"/></text:h>
      <text:p text:style-name="First_20_paragraph">In this section, instead of agency as a individualised property, agency is participation in a community.</text:p>
      <text:p text:style-name="Text_20_body">The conception of development of repertoires of practices is key to this interpretation.</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As such, I draw on concrete examples in my research as a contribution to applied research in this promising field.</text:p>
      <text:h text:style-name="Heading_20_4" text:outline-level="4"><text:bookmark-start text:name="the-importance-of-identity-development-in-the-designs"/>The importance of identity development in the designs<text:bookmark-end text:name="the-importance-of-identity-development-in-the-designs"/></text:h>
      <text:p text:style-name="First_20_paragraph">The examples of the previous chapter, particularly in the cultural plane show the value and means of developing participant identities.</text:p>
      <text:p text:style-name="Text_20_body">This aligns with in 5D, Gutierrez, 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h text:style-name="Heading_20_4" text:outline-level="4"><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WHAT IS THE KEY POINT HERE?</text:p>
      <text:p text:style-name="Text_20_body">The use of GDPs helped the goal of x in y ways. One element of the repertoires. Beyond that… social missions? The style of making, the type.</text:p>
      <text:p text:style-name="Text_20_body">Gutierrez and Stone <text:reference-mark-start text:name="ZOTERO_ITEM CSL_CITATION {&quot;citationID&quot;:&quot;hrqlgsif&quot;,&quot;schema&quot;:&quot;https://github.com/citation-style-language/schema/raw/master/csl-citation.json&quot;,&quot;properties&quot;:{&quot;noteIndex&quot;:0,&quot;formattedCitation&quot;:&quot;[@stone_problem_2007-2]&quot;},&quot;citationItems&quot;:[{&quot;itemData&quot;:{&quot;license&quot;:&quot;https://www.elsevier.com/tdm/userlicense/1.0/&quot;,&quot;source&quot;:&quot;DOI.org (Crossref)&quot;,&quot;language&quot;:&quot;en&quot;,&quot;page&quot;:&quot;43-56&quot;,&quot;URL&quot;:&quot;https://linkinghub.elsevier.com/retrieve/pii/S0883035507000596&quot;,&quot;type&quot;:&quot;article-journal&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itle-short&quot;:&quot;Problem articulation and the processes of assistance&quot;,&quot;issue&quot;:&quot;1-2&quot;,&quot;author&quot;:[{&quot;given&quot;:&quot;Lynda D.&quot;,&quot;family&quot;:&quot;Stone&quot;},{&quot;given&quot;:&quot;Kris D.&quot;,&quot;family&quot;:&quot;Gutiérrez&quot;}],&quot;DOI&quot;:&quot;10.1016/j.ijer.2007.07.005&quot;,&quot;container-title-short&quot;:&quot;International Journal of Educational Research&quot;,&quot;volume&quot;:&quot;46&quot;,&quot;title&quot;:&quot;Problem articulation and the processes of assistance: An activity theoretic view of mediation in game play&quot;,&quot;id&quot;:&quot;stone_problem_2007-2&quot;,&quot;issued&quot;:{&quot;date-parts&quot;:[[&quot;2007&quot;,1]]},&quot;container-title&quot;:&quot;International Journal of Educational Research&quot;,&quot;accessed&quot;:{&quot;date-parts&quot;:[[&quot;2025&quot;,1,18]]},&quot;ISSN&quot;:&quot;08830355&quot;},&quot;id&quot;:10053,&quot;uri&quot;:[&quot;http://zotero.org/users/1913249/items/DTTH7LAH&quot;],&quot;prefix&quot;:&quot;&quot;,&quot;suffix&quot;:&quot;&quot;,&quot;uris&quot;:[&quot;http://zotero.org/users/1913249/items/DTTH7LAH&quot;]}]} RNDtgravwpirn"/>&lt;Do Zotero Refresh: [@stone_problem_2007-2]&gt;<text:reference-mark-end text:name="ZOTERO_ITEM CSL_CITATION {&quot;citationID&quot;:&quot;hrqlgsif&quot;,&quot;schema&quot;:&quot;https://github.com/citation-style-language/schema/raw/master/csl-citation.json&quot;,&quot;properties&quot;:{&quot;noteIndex&quot;:0,&quot;formattedCitation&quot;:&quot;[@stone_problem_2007-2]&quot;},&quot;citationItems&quot;:[{&quot;itemData&quot;:{&quot;license&quot;:&quot;https://www.elsevier.com/tdm/userlicense/1.0/&quot;,&quot;source&quot;:&quot;DOI.org (Crossref)&quot;,&quot;language&quot;:&quot;en&quot;,&quot;page&quot;:&quot;43-56&quot;,&quot;URL&quot;:&quot;https://linkinghub.elsevier.com/retrieve/pii/S0883035507000596&quot;,&quot;type&quot;:&quot;article-journal&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itle-short&quot;:&quot;Problem articulation and the processes of assistance&quot;,&quot;issue&quot;:&quot;1-2&quot;,&quot;author&quot;:[{&quot;given&quot;:&quot;Lynda D.&quot;,&quot;family&quot;:&quot;Stone&quot;},{&quot;given&quot;:&quot;Kris D.&quot;,&quot;family&quot;:&quot;Gutiérrez&quot;}],&quot;DOI&quot;:&quot;10.1016/j.ijer.2007.07.005&quot;,&quot;container-title-short&quot;:&quot;International Journal of Educational Research&quot;,&quot;volume&quot;:&quot;46&quot;,&quot;title&quot;:&quot;Problem articulation and the processes of assistance: An activity theoretic view of mediation in game play&quot;,&quot;id&quot;:&quot;stone_problem_2007-2&quot;,&quot;issued&quot;:{&quot;date-parts&quot;:[[&quot;2007&quot;,1]]},&quot;container-title&quot;:&quot;International Journal of Educational Research&quot;,&quot;accessed&quot;:{&quot;date-parts&quot;:[[&quot;2025&quot;,1,18]]},&quot;ISSN&quot;:&quot;08830355&quot;},&quot;id&quot;:10053,&quot;uri&quot;:[&quot;http://zotero.org/users/1913249/items/DTTH7LAH&quot;],&quot;prefix&quot;:&quot;&quot;,&quot;suffix&quot;:&quot;&quot;,&quot;uris&quot;:[&quot;http://zotero.org/users/1913249/items/DTTH7LAH&quot;]}]} RNDtgravwpirn"/> underline the importance of “opportunities to transform learner identities needed for zones of competency” as something that can and should be designed into inclusive learning environments (focusing on goal development).</text:p>
      <text:p text:style-name="Text_20_body">Relational agency in developing expertise is shown in many of the vignettes.</text:p>
      <text:p text:style-name="Text_20_body">Edwards on relational agency via CHAT <text:reference-mark-start text:name="ZOTERO_ITEM CSL_CITATION {&quot;citationID&quot;:&quot;wggbnxpn&quot;,&quot;schema&quot;:&quot;https://github.com/citation-style-language/schema/raw/master/csl-citation.json&quot;,&quot;properties&quot;:{&quot;noteIndex&quot;:0,&quot;formattedCitation&quot;:&quot;[@edwards2009systemic]&quot;},&quot;citationItems&quot;:[{&quot;itemData&quot;:{&quot;citation-key&quot;:&quot;edwards2009systemic&quot;,&quot;title&quot;:&quot;From the systemic to the relational: Relational agency and activity theory&quot;,&quot;type&quot;:&quot;article-journal&quot;,&quot;id&quot;:&quot;edwards2009systemic&quot;,&quot;author&quot;:[{&quot;given&quot;:&quot;Anne&quot;,&quot;family&quot;:&quot;Edwards&quot;}],&quot;container-title&quot;:&quot;Learning and expanding with activity theory&quot;,&quot;issued&quot;:{&quot;date-parts&quot;:[[&quot;2009&quot;]]},&quot;page&quot;:&quot;197–211&quot;},&quot;id&quot;:8802,&quot;uri&quot;:[&quot;http://zotero.org/users/1913249/items/P7UTFAYY&quot;],&quot;prefix&quot;:&quot;&quot;,&quot;suffix&quot;:&quot;&quot;,&quot;uris&quot;:[&quot;http://zotero.org/users/1913249/items/P7UTFAYY&quot;]}]} RNDvytijbaamh"/>&lt;Do Zotero Refresh: [@edwards2009systemic]&gt;<text:reference-mark-end text:name="ZOTERO_ITEM CSL_CITATION {&quot;citationID&quot;:&quot;wggbnxpn&quot;,&quot;schema&quot;:&quot;https://github.com/citation-style-language/schema/raw/master/csl-citation.json&quot;,&quot;properties&quot;:{&quot;noteIndex&quot;:0,&quot;formattedCitation&quot;:&quot;[@edwards2009systemic]&quot;},&quot;citationItems&quot;:[{&quot;itemData&quot;:{&quot;citation-key&quot;:&quot;edwards2009systemic&quot;,&quot;title&quot;:&quot;From the systemic to the relational: Relational agency and activity theory&quot;,&quot;type&quot;:&quot;article-journal&quot;,&quot;id&quot;:&quot;edwards2009systemic&quot;,&quot;author&quot;:[{&quot;given&quot;:&quot;Anne&quot;,&quot;family&quot;:&quot;Edwards&quot;}],&quot;container-title&quot;:&quot;Learning and expanding with activity theory&quot;,&quot;issued&quot;:{&quot;date-parts&quot;:[[&quot;2009&quot;]]},&quot;page&quot;:&quot;197–211&quot;},&quot;id&quot;:8802,&quot;uri&quot;:[&quot;http://zotero.org/users/1913249/items/P7UTFAYY&quot;],&quot;prefix&quot;:&quot;&quot;,&quot;suffix&quot;:&quot;&quot;,&quot;uris&quot;:[&quot;http://zotero.org/users/1913249/items/P7UTFAYY&quot;]}]} RNDvytijbaamh"/></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ext:span text:style-name="T1">Recap on data on / exploration of maker types</text:span> Some approached objectives in a methodical manner, others socially and others embracing a playfully disruptive stance. Some decided to focus extensively on the creation and implementation of graphical assets and level desig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While the use of social missions is not novel,</text:p>
      <text:p text:style-name="Text_20_body">My contribution is that using GDPs as a framework helps this process.</text:p>
      <text:h text:style-name="Heading_20_3" text:outline-level="3"><text:bookmark-start text:name="discussion-on-what-are-we-really-designing-for-here"/>Discussion on what are we really designing for here?<text:bookmark-end text:name="discussion-on-what-are-we-really-designing-for-here"/></text:h>
      <text:p text:style-name="First_20_paragraph">Emerging section.</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First_20_paragraph"><text:span text:style-name="T1">How can we best conceive agency here?</text:span></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5" text:outline-level="5"><text:bookmark-start text:name="examining-complexity-using-identity-formation-and-specialisation"/>Examining complexity using identity formation and specialisation<text:bookmark-end text:name="examining-complexity-using-identity-formation-and-specialisation"/></text:h>
      <text:p text:style-name="First_20_paragraph">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us the specialisation becomes a kind of relational agency for the learning environment as a whole. It exists as a form of identity within an individuals repertoire and for others to draw on as an affordence of the learning system.</text:p>
      <text:h text:style-name="Heading_20_4" text:outline-level="4"><text:bookmark-start text:name="for-transformational-agency-fluidity-of-practice-of-participants-for-characteristics-of-an-emerging-inclusive-ideoculture"/>for Transformational agency, fluidity of practice of participants for characteristics of an emerging inclusive, ideoculture<text:bookmark-end text:name="for-transformational-agency-fluidity-of-practice-of-participants-for-characteristics-of-an-emerging-inclusive-ideoculture"/></text:h>
      <text:p text:style-name="First_20_paragraph">What is the end goal that I have been designing for?</text:p>
      <text:p text:style-name="Text_20_body">Am I designing for agency, varied forms of agency in individuals</text:p>
      <text:p text:style-name="Text_20_body">Or is that missing the point, is the overall environment what should be designed for?</text:p>
      <text:p text:style-name="Text_20_body">What is my contribution to research based on this questions. Are there different things I am suggesting?</text:p>
      <text:p text:style-name="Text_20_body">My end goal is a creative, emerging, inclusive ideoculture, and the use of GDPs here is one means to achieve it. NOT the only one.</text:p>
      <text:p text:style-name="Text_20_body"><text:span text:style-name="T1">Is it Fluency?</text:span></text:p>
      <text:p text:style-name="Text_20_body">Is it jamming? A sense of flow?</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Hence the next section. An attempt a synthesi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2">
        <text:list-item>
          <text:p text:style-name="P37">Synthesis of characteristics; step based / template, Germ cell GDPs, playtesting as medium for develoment of idioculture,</text:p>
        </text:list-item>
        <text:list-item>
          <text:p text:style-name="P37">Final analysis with UMC, UDL, MOE - bring complexity here - perhaps bring the metaphors here instead.</text:p>
        </text:list-item>
        <text:list-item>
          <text:p text:style-name="P37">Celebrate the process of bricolage in this research.</text:p>
        </text:list-item>
      </text:list>
      <text:p text:style-name="First_20_paragraph">TO INTEGRATE?</text:p>
      <text:p text:style-name="Text_20_body">The role of the emerging culture and identity of the idioculture is developed in this chapter in the following ways:</text:p>
      <text:list text:style-name="L33">
        <text:list-item>
          <text:p text:style-name="P38">the impact / if any of the social missions and player types to help the development of learner identities.</text:p>
        </text:list-item>
        <text:list-item>
          <text:p text:style-name="P38">the emergence and nurturing of flexible and complex design behaviours (beyond player types)</text:p>
        </text:list-item>
      </text:list>
      <text:p text:style-name="First_20_paragraph"><text:span text:style-name="T1">Gaps in exising research.</text:span> The work of Resnick is convincing but lacks theoretical foundations as Papert’s ideas were before their time. It is of value to align them with more contemporary socio-cultural conceptions.</text:p>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4">
        <text:list-item>
  </text:list-item>
        <text:list-item>
          <text:p text:style-name="P39">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5">
        <text:list-item>
          <text:p text:style-name="P40">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Text_20_body"><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svnmcemy&quot;,&quot;schema&quot;:&quot;https://github.com/citation-style-language/schema/raw/master/csl-citation.json&quot;,&quot;properties&quot;:{&quot;noteIndex&quot;:0,&quot;formattedCitation&quot;:&quot;[@gutierrez_re-mediating_2009-2]&quot;},&quot;citationItems&quot;:[{&quot;itemData&quot;:{&quot;license&quot;:&quot;https://journals.sagepub.com/page/policies/text-and-data-mining-license&quot;,&quot;source&quot;:&quot;DOI.org (Crossref)&quot;,&quot;language&quot;:&quot;en&quot;,&quot;page&quot;:&quot;212-245&quot;,&quot;URL&quot;:&quot;https://journals.sagepub.com/doi/10.3102/0091732X08328267&quot;,&quot;type&quot;:&quot;article-journal&quot;,&quot;citation-key&quot;:&quot;gutierrez_re-mediating_2009-2&quot;,&quot;container-title&quot;:&quot;Review of Research in Education&quot;,&quot;title-short&quot;:&quot;Re-mediating Literacy&quot;,&quot;issue&quot;:&quot;1&quot;,&quot;author&quot;:[{&quot;given&quot;:&quot;Kris D.&quot;,&quot;family&quot;:&quot;Gutiérrez&quot;},{&quot;given&quot;:&quot;P. Zitlali&quot;,&quot;family&quot;:&quot;Morales&quot;},{&quot;given&quot;:&quot;Danny C.&quot;,&quot;family&quot;:&quot;Martinez&quot;}],&quot;DOI&quot;:&quot;10.3102/0091732X08328267&quot;,&quot;volume&quot;:&quot;33&quot;,&quot;container-title-short&quot;:&quot;Review of Research in Education&quot;,&quot;title&quot;:&quot;Re-mediating Literacy: Culture, Difference, and Learning for Students From Nondominant Communities&quot;,&quot;issued&quot;:{&quot;date-parts&quot;:[[&quot;2009&quot;,3]]},&quot;id&quot;:&quot;gutierrez_re-mediating_2009-2&quot;,&quot;accessed&quot;:{&quot;date-parts&quot;:[[&quot;2025&quot;,1,17]]},&quot;ISSN&quot;:&quot;0091-732X, 1935-1038&quot;},&quot;id&quot;:10035,&quot;uri&quot;:[&quot;http://zotero.org/users/1913249/items/4NABRSUM&quot;],&quot;prefix&quot;:&quot;&quot;,&quot;suffix&quot;:&quot;&quot;,&quot;uris&quot;:[&quot;http://zotero.org/users/1913249/items/4NABRSUM&quot;]}]} RNDbcgspczwem"/>&lt;Do Zotero Refresh: [@gutierrez_re-mediating_2009-2]&gt;<text:reference-mark-end text:name="ZOTERO_ITEM CSL_CITATION {&quot;citationID&quot;:&quot;svnmcemy&quot;,&quot;schema&quot;:&quot;https://github.com/citation-style-language/schema/raw/master/csl-citation.json&quot;,&quot;properties&quot;:{&quot;noteIndex&quot;:0,&quot;formattedCitation&quot;:&quot;[@gutierrez_re-mediating_2009-2]&quot;},&quot;citationItems&quot;:[{&quot;itemData&quot;:{&quot;license&quot;:&quot;https://journals.sagepub.com/page/policies/text-and-data-mining-license&quot;,&quot;source&quot;:&quot;DOI.org (Crossref)&quot;,&quot;language&quot;:&quot;en&quot;,&quot;page&quot;:&quot;212-245&quot;,&quot;URL&quot;:&quot;https://journals.sagepub.com/doi/10.3102/0091732X08328267&quot;,&quot;type&quot;:&quot;article-journal&quot;,&quot;citation-key&quot;:&quot;gutierrez_re-mediating_2009-2&quot;,&quot;container-title&quot;:&quot;Review of Research in Education&quot;,&quot;title-short&quot;:&quot;Re-mediating Literacy&quot;,&quot;issue&quot;:&quot;1&quot;,&quot;author&quot;:[{&quot;given&quot;:&quot;Kris D.&quot;,&quot;family&quot;:&quot;Gutiérrez&quot;},{&quot;given&quot;:&quot;P. Zitlali&quot;,&quot;family&quot;:&quot;Morales&quot;},{&quot;given&quot;:&quot;Danny C.&quot;,&quot;family&quot;:&quot;Martinez&quot;}],&quot;DOI&quot;:&quot;10.3102/0091732X08328267&quot;,&quot;volume&quot;:&quot;33&quot;,&quot;container-title-short&quot;:&quot;Review of Research in Education&quot;,&quot;title&quot;:&quot;Re-mediating Literacy: Culture, Difference, and Learning for Students From Nondominant Communities&quot;,&quot;issued&quot;:{&quot;date-parts&quot;:[[&quot;2009&quot;,3]]},&quot;id&quot;:&quot;gutierrez_re-mediating_2009-2&quot;,&quot;accessed&quot;:{&quot;date-parts&quot;:[[&quot;2025&quot;,1,17]]},&quot;ISSN&quot;:&quot;0091-732X, 1935-1038&quot;},&quot;id&quot;:10035,&quot;uri&quot;:[&quot;http://zotero.org/users/1913249/items/4NABRSUM&quot;],&quot;prefix&quot;:&quot;&quot;,&quot;suffix&quot;:&quot;&quot;,&quot;uris&quot;:[&quot;http://zotero.org/users/1913249/items/4NABRSUM&quot;]}]} RNDbcgspczwem"/><text:span text:style-name="T2"> in </text:span><text:span text:style-name="T2">(</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Text_20_body"><text:span text:style-name="T1">Complexity of the findings and emerging pedagogy</text:span></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First_20_paragraph"><text:span text:style-name="T1">Wrapping up in narrative?</text:span></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uychgvct&quot;,&quot;schema&quot;:&quot;https://github.com/citation-style-language/schema/raw/master/csl-citation.json&quot;,&quot;properties&quot;:{&quot;noteIndex&quot;:0,&quot;formattedCitation&quot;:&quot;[@rogoff_cultural_2003]&quot;},&quot;citationItems&quot;:[{&quot;itemData&quot;:{&quot;number-of-pages&quot;:&quot;434&quot;,&quot;source&quot;:&quot;Library of Congress ISBN&quot;,&quot;author&quot;:[{&quot;given&quot;:&quot;Barbara&quot;,&quot;family&quot;:&quot;Rogoff&quot;}],&quot;language&quot;:&quot;en&quot;,&quot;call-number&quot;:&quot;HM686 .R64 2003&quot;,&quot;type&quot;:&quot;book&quot;,&quot;title&quot;:&quot;The cultural nature of human development&quot;,&quot;publisher-place&quot;:&quot;Oxford [UK] ;a New York&quot;,&quot;ISBN&quot;:&quot;978-0-19-513133-8&quot;,&quot;citation-key&quot;:&quot;rogoff_cultural_2003&quot;,&quot;issued&quot;:{&quot;date-parts&quot;:[[&quot;2003&quot;]]},&quot;event-place&quot;:&quot;Oxford [UK] ;a New York&quot;,&quot;publisher&quot;:&quot;Oxford University Press&quot;,&quot;id&quot;:&quot;rogoff_cultural_2003&quot;},&quot;id&quot;:3023,&quot;uri&quot;:[&quot;http://zotero.org/users/1913249/items/MPJ5DJQJ&quot;],&quot;prefix&quot;:&quot;&quot;,&quot;suffix&quot;:&quot;&quot;,&quot;uris&quot;:[&quot;http://zotero.org/users/1913249/items/MPJ5DJQJ&quot;]}]} RNDheytczvisl"/>&lt;Do Zotero Refresh: [@rogoff_cultural_2003]&gt;<text:reference-mark-end text:name="ZOTERO_ITEM CSL_CITATION {&quot;citationID&quot;:&quot;uychgvct&quot;,&quot;schema&quot;:&quot;https://github.com/citation-style-language/schema/raw/master/csl-citation.json&quot;,&quot;properties&quot;:{&quot;noteIndex&quot;:0,&quot;formattedCitation&quot;:&quot;[@rogoff_cultural_2003]&quot;},&quot;citationItems&quot;:[{&quot;itemData&quot;:{&quot;number-of-pages&quot;:&quot;434&quot;,&quot;source&quot;:&quot;Library of Congress ISBN&quot;,&quot;author&quot;:[{&quot;given&quot;:&quot;Barbara&quot;,&quot;family&quot;:&quot;Rogoff&quot;}],&quot;language&quot;:&quot;en&quot;,&quot;call-number&quot;:&quot;HM686 .R64 2003&quot;,&quot;type&quot;:&quot;book&quot;,&quot;title&quot;:&quot;The cultural nature of human development&quot;,&quot;publisher-place&quot;:&quot;Oxford [UK] ;a New York&quot;,&quot;ISBN&quot;:&quot;978-0-19-513133-8&quot;,&quot;citation-key&quot;:&quot;rogoff_cultural_2003&quot;,&quot;issued&quot;:{&quot;date-parts&quot;:[[&quot;2003&quot;]]},&quot;event-place&quot;:&quot;Oxford [UK] ;a New York&quot;,&quot;publisher&quot;:&quot;Oxford University Press&quot;,&quot;id&quot;:&quot;rogoff_cultural_2003&quot;},&quot;id&quot;:3023,&quot;uri&quot;:[&quot;http://zotero.org/users/1913249/items/MPJ5DJQJ&quot;],&quot;prefix&quot;:&quot;&quot;,&quot;suffix&quot;:&quot;&quot;,&quot;uris&quot;:[&quot;http://zotero.org/users/1913249/items/MPJ5DJQJ&quot;]}]} RNDheytczvisl"/>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lripdcjd&quot;,&quot;schema&quot;:&quot;https://github.com/citation-style-language/schema/raw/master/csl-citation.json&quot;,&quot;properties&quot;:{&quot;noteIndex&quot;:0,&quot;formattedCitation&quot;:&quot;[@pogue_user_2017]&quot;},&quot;citationItems&quot;:[{&quot;itemData&quot;:{&quot;author&quot;:[{&quot;given&quot;:&quot;David&quot;,&quot;family&quot;:&quot;Pogue&quot;}],&quot;language&quot;:&quot;en&quot;,&quot;title&quot;:&quot;User Manuals Are Mostly Gone--Which Is Both Good and Bad&quot;,&quot;container-title&quot;:&quot;Scientific American&quot;,&quot;URL&quot;:&quot;https://www.scientificamerican.com/article/user-manuals-are-mostly-gone-mdash-which-is-both-good-and-bad/&quot;,&quot;type&quot;:&quot;article-magazine&quot;,&quot;citation-key&quot;:&quot;pogue_user_2017&quot;,&quot;issued&quot;:{&quot;date-parts&quot;:[[&quot;2017&quot;,4,1]]},&quot;abstract&quot;:&quot;Google happened, and something important was lost&quot;,&quot;accessed&quot;:{&quot;date-parts&quot;:[[&quot;2024&quot;,1,19]]},&quot;id&quot;:&quot;pogue_user_2017&quot;},&quot;id&quot;:9233,&quot;uri&quot;:[&quot;http://zotero.org/users/1913249/items/GNPB4GNI&quot;],&quot;prefix&quot;:&quot;&quot;,&quot;suffix&quot;:&quot;&quot;,&quot;uris&quot;:[&quot;http://zotero.org/users/1913249/items/GNPB4GNI&quot;]}]} RNDrcwpfrniyt"/>&lt;Do Zotero Refresh: [@pogue_user_2017]&gt;<text:reference-mark-end text:name="ZOTERO_ITEM CSL_CITATION {&quot;citationID&quot;:&quot;lripdcjd&quot;,&quot;schema&quot;:&quot;https://github.com/citation-style-language/schema/raw/master/csl-citation.json&quot;,&quot;properties&quot;:{&quot;noteIndex&quot;:0,&quot;formattedCitation&quot;:&quot;[@pogue_user_2017]&quot;},&quot;citationItems&quot;:[{&quot;itemData&quot;:{&quot;author&quot;:[{&quot;given&quot;:&quot;David&quot;,&quot;family&quot;:&quot;Pogue&quot;}],&quot;language&quot;:&quot;en&quot;,&quot;title&quot;:&quot;User Manuals Are Mostly Gone--Which Is Both Good and Bad&quot;,&quot;container-title&quot;:&quot;Scientific American&quot;,&quot;URL&quot;:&quot;https://www.scientificamerican.com/article/user-manuals-are-mostly-gone-mdash-which-is-both-good-and-bad/&quot;,&quot;type&quot;:&quot;article-magazine&quot;,&quot;citation-key&quot;:&quot;pogue_user_2017&quot;,&quot;issued&quot;:{&quot;date-parts&quot;:[[&quot;2017&quot;,4,1]]},&quot;abstract&quot;:&quot;Google happened, and something important was lost&quot;,&quot;accessed&quot;:{&quot;date-parts&quot;:[[&quot;2024&quot;,1,19]]},&quot;id&quot;:&quot;pogue_user_2017&quot;},&quot;id&quot;:9233,&quot;uri&quot;:[&quot;http://zotero.org/users/1913249/items/GNPB4GNI&quot;],&quot;prefix&quot;:&quot;&quot;,&quot;suffix&quot;:&quot;&quot;,&quot;uris&quot;:[&quot;http://zotero.org/users/1913249/items/GNPB4GNI&quot;]}]} RNDrcwpfrniyt"/>.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05T16:29:06Z</meta:creation-date>
    <dc:date>2025-03-05T16:29:0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